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3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14" style:family="table-cell" style:parent-style-name="Default">
      <style:table-cell-properties fo:background-color="#afd095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45.3" calcext:value-type="float">
            <text:p>45.3</text:p>
          </table:table-cell>
          <table:table-cell office:value-type="float" office:value="41.4" calcext:value-type="float">
            <text:p>41.4</text:p>
          </table:table-cell>
          <table:table-cell office:value-type="float" office:value="57.2" calcext:value-type="float">
            <text:p>57.2</text:p>
          </table:table-cell>
          <table:table-cell office:value-type="float" office:value="55.9" calcext:value-type="float">
            <text:p>55.9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8" calcext:value-type="float">
            <text:p>70.8</text:p>
          </table:table-cell>
          <table:table-cell office:value-type="float" office:value="69.8" calcext:value-type="float">
            <text:p>69.8</text:p>
          </table:table-cell>
          <table:table-cell office:value-type="float" office:value="69.9" calcext:value-type="float">
            <text:p>69.9</text:p>
          </table:table-cell>
          <table:table-cell office:value-type="float" office:value="69.5" calcext:value-type="float">
            <text:p>69.5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office:value-type="float" office:value="68.4" calcext:value-type="float">
            <text:p>68.4</text:p>
          </table:table-cell>
          <table:table-cell office:value-type="float" office:value="65.8" calcext:value-type="float">
            <text:p>65.8</text:p>
          </table:table-cell>
          <table:table-cell office:value-type="float" office:value="66" calcext:value-type="float">
            <text:p>66</text:p>
          </table:table-cell>
          <table:table-cell office:value-type="float" office:value="66.6" calcext:value-type="float">
            <text:p>66.6</text:p>
          </table:table-cell>
          <table:table-cell office:value-type="float" office:value="62" calcext:value-type="float">
            <text:p>62</text:p>
          </table:table-cell>
          <table:table-cell office:value-type="float" office:value="62.1" calcext:value-type="float">
            <text:p>62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-2.90000000000001" calcext:value-type="float">
            <text:p>-2.90000000000001</text:p>
          </table:table-cell>
          <table:table-cell table:style-name="ce38" table:formula="of:=[.F5]-INDEX([.F:.F];LOOKUP(2;1/([.M$1:.M5]=&quot;-&quot;);ROW([.M$1:.M5]))+[.$K5]-1)" office:value-type="float" office:value="-6.59999999999999" calcext:value-type="float">
            <text:p>-6.5999999999999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4.49999999999999" calcext:value-type="float">
            <text:p>-4.49999999999999</text:p>
          </table:table-cell>
          <table:table-cell table:style-name="ce38" table:formula="of:=[.G5]-INDEX([.G:.G];LOOKUP(2;1/([.O$1:.O5]=&quot;-&quot;);ROW([.O$1:.O5]))+[.$K5]-1)" office:value-type="float" office:value="-8.3" calcext:value-type="float">
            <text:p>-8.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0.8" calcext:value-type="float">
            <text:p>70.8</text:p>
          </table:table-cell>
          <table:table-cell office:value-type="float" office:value="69.7" calcext:value-type="float">
            <text:p>69.7</text:p>
          </table:table-cell>
          <table:table-cell office:value-type="float" office:value="71.9" calcext:value-type="float">
            <text:p>71.9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.5</text:p>
          </table:table-cell>
          <table:table-cell office:value-type="float" office:value="74.3" calcext:value-type="float">
            <text:p>74.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6]-INDEX([.E:.E];LOOKUP(2;1/([.L$1:.L6]=&quot;-&quot;);ROW([.L$1:.L6]))+[.$K6]-1)" office:value-type="float" office:value="-1.5" calcext:value-type="float">
            <text:p>-1.5</text:p>
          </table:table-cell>
          <table:table-cell table:style-name="ce38" table:formula="of:=[.F6]-INDEX([.F:.F];LOOKUP(2;1/([.M$1:.M6]=&quot;-&quot;);ROW([.M$1:.M6]))+[.$K6]-1)" office:value-type="float" office:value="0.900000000000006" calcext:value-type="float">
            <text:p>0.900000000000006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8" table:formula="of:=[.G6]-INDEX([.G:.G];LOOKUP(2;1/([.O$1:.O6]=&quot;-&quot;);ROW([.O$1:.O6]))+[.$K6]-1)" office:value-type="float" office:value="3.89999999999999" calcext:value-type="float">
            <text:p>3.8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72.2" calcext:value-type="float">
            <text:p>72.2</text:p>
          </table:table-cell>
          <table:table-cell office:value-type="float" office:value="67.6" calcext:value-type="float">
            <text:p>67.6</text:p>
          </table:table-cell>
          <table:table-cell office:value-type="float" office:value="68.5" calcext:value-type="float">
            <text:p>68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7]-INDEX([.E:.E];LOOKUP(2;1/([.L$1:.L7]=&quot;-&quot;);ROW([.L$1:.L7]))+[.$K7]-1)" office:value-type="float" office:value="2.7" calcext:value-type="float">
            <text:p>2.7</text:p>
          </table:table-cell>
          <table:table-cell table:style-name="ce38" table:formula="of:=[.F7]-INDEX([.F:.F];LOOKUP(2;1/([.M$1:.M7]=&quot;-&quot;);ROW([.M$1:.M7]))+[.$K7]-1)" office:value-type="float" office:value="-1" calcext:value-type="float">
            <text:p>-1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3.7" calcext:value-type="float">
            <text:p>-3.7</text:p>
          </table:table-cell>
          <table:table-cell table:style-name="ce38" table:formula="of:=[.G7]-INDEX([.G:.G];LOOKUP(2;1/([.O$1:.O7]=&quot;-&quot;);ROW([.O$1:.O7]))+[.$K7]-1)" office:value-type="float" office:value="-1.90000000000001" calcext:value-type="float">
            <text:p>-1.9000000000000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4" calcext:value-type="float">
            <text:p>74.4</text:p>
          </table:table-cell>
          <table:table-cell office:value-type="float" office:value="71.5" calcext:value-type="float">
            <text:p>71.5</text:p>
          </table:table-cell>
          <table:table-cell office:value-type="float" office:value="72.8" calcext:value-type="float">
            <text:p>72.8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76.1" calcext:value-type="float">
            <text:p>76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8]-INDEX([.E:.E];LOOKUP(2;1/([.L$1:.L8]=&quot;-&quot;);ROW([.L$1:.L8]))+[.$K8]-1)" office:value-type="float" office:value="1.8" calcext:value-type="float">
            <text:p>1.8</text:p>
          </table:table-cell>
          <table:table-cell table:style-name="ce38" table:formula="of:=[.F8]-INDEX([.F:.F];LOOKUP(2;1/([.M$1:.M8]=&quot;-&quot;);ROW([.M$1:.M8]))+[.$K8]-1)" office:value-type="float" office:value="3.40000000000001" calcext:value-type="float">
            <text:p>3.40000000000001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4.8" calcext:value-type="float">
            <text:p>4.8</text:p>
          </table:table-cell>
          <table:table-cell table:style-name="ce38" table:formula="of:=[.G8]-INDEX([.G:.G];LOOKUP(2;1/([.O$1:.O8]=&quot;-&quot;);ROW([.O$1:.O8]))+[.$K8]-1)" office:value-type="float" office:value="5.69999999999999" calcext:value-type="float">
            <text:p>5.6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8" calcext:value-type="float">
            <text:p>94.8</text:p>
          </table:table-cell>
          <table:table-cell office:value-type="float" office:value="93" calcext:value-type="float">
            <text:p>93</text:p>
          </table:table-cell>
          <table:table-cell office:value-type="float" office:value="93.3" calcext:value-type="float">
            <text:p>93.3</text:p>
          </table:table-cell>
          <table:table-cell office:value-type="float" office:value="95.4" calcext:value-type="float">
            <text:p>95.4</text:p>
          </table:table-cell>
          <table:table-cell office:value-type="float" office:value="93.2" calcext:value-type="float">
            <text:p>93.2</text:p>
          </table:table-cell>
          <table:table-cell office:value-type="float" office:value="93.9" calcext:value-type="float">
            <text:p>93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8" table:formula="of:=[.E9]-INDEX([.E:.E];LOOKUP(2;1/([.L$1:.L9]=&quot;-&quot;);ROW([.L$1:.L9]))+[.$K9]-1)" office:value-type="float" office:value="25.9" calcext:value-type="float">
            <text:p>25.9</text:p>
          </table:table-cell>
          <table:table-cell table:style-name="ce38" table:formula="of:=[.F9]-INDEX([.F:.F];LOOKUP(2;1/([.M$1:.M9]=&quot;-&quot;);ROW([.M$1:.M9]))+[.$K9]-1)" office:value-type="float" office:value="24.6" calcext:value-type="float">
            <text:p>24.6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-1.5" calcext:value-type="float">
            <text:p>-1.5</text:p>
          </table:table-cell>
          <table:table-cell table:style-name="ce38" table:formula="of:=[.G9]-INDEX([.G:.G];LOOKUP(2;1/([.O$1:.O9]=&quot;-&quot;);ROW([.O$1:.O9]))+[.$K9]-1)" office:value-type="float" office:value="23.5" calcext:value-type="float">
            <text:p>23.5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2.5" calcext:value-type="float">
            <text:p>92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0.799999999999997" calcext:value-type="float">
            <text:p>-0.799999999999997</text:p>
          </table:table-cell>
          <table:table-cell table:style-name="ce38" table:formula="of:=[.G10]-INDEX([.G:.G];LOOKUP(2;1/([.O$1:.O10]=&quot;-&quot;);ROW([.O$1:.O10]))+[.$K10]-1)" office:value-type="float" office:value="-1.40000000000001" calcext:value-type="float">
            <text:p>-1.4000000000000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3.3" calcext:value-type="float">
            <text:p>93.3</text:p>
          </table:table-cell>
          <table:table-cell office:value-type="float" office:value="95.6" calcext:value-type="float">
            <text:p>95.6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199999999999989" calcext:value-type="float">
            <text:p>0.199999999999989</text:p>
          </table:table-cell>
          <table:table-cell table:style-name="ce38" table:formula="of:=[.F11]-INDEX([.F:.F];LOOKUP(2;1/([.M$1:.M11]=&quot;-&quot;);ROW([.M$1:.M11]))+[.$K11]-1)" office:value-type="float" office:value="0.399999999999992" calcext:value-type="float">
            <text:p>0.399999999999992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0.199999999999989" calcext:value-type="float">
            <text:p>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0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38" table:formula="of:=[.E12]-INDEX([.E:.E];LOOKUP(2;1/([.L$1:.L12]=&quot;-&quot;);ROW([.L$1:.L12]))+[.$K12]-1)" office:value-type="float" office:value="0.400000000000006" calcext:value-type="float">
            <text:p>0.400000000000006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1.09999999999999" calcext:value-type="float">
            <text:p>1.09999999999999</text:p>
          </table:table-cell>
          <table:table-cell table:style-name="ce38" table:formula="of:=[.G12]-INDEX([.G:.G];LOOKUP(2;1/([.O$1:.O12]=&quot;-&quot;);ROW([.O$1:.O12]))+[.$K12]-1)" office:value-type="float" office:value="1.5" calcext:value-type="float">
            <text:p>1.5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3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1"/>
          <table:table-cell table:number-columns-repeated="11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2" office:value-type="string" calcext:value-type="string">
            <text:p>train</text:p>
          </table:table-cell>
          <table:table-cell table:style-name="ce32" office:value-type="string" calcext:value-type="string">
            <text:p>val</text:p>
          </table:table-cell>
          <table:table-cell table:style-name="ce32" office:value-type="string" calcext:value-type="string">
            <text:p>overfitting</text:p>
          </table:table-cell>
          <table:table-cell table:style-name="ce3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4" table:formula="of:=[.E4]-INDEX([.E:.E];LOOKUP(2;1/([.L$1:.L4]=&quot;-&quot;);ROW([.L$1:.L4]))+[.$K4]-1)" office:value-type="float" office:value="1.30000000000001" calcext:value-type="float">
            <text:p>1.30000000000001</text:p>
          </table:table-cell>
          <table:table-cell table:style-name="ce34" table:formula="of:=[.F4]-INDEX([.F:.F];LOOKUP(2;1/([.M$1:.M4]=&quot;-&quot;);ROW([.M$1:.M4]))+[.$K4]-1)" office:value-type="float" office:value="-0.700000000000003" calcext:value-type="float">
            <text:p>-0.700000000000003</text:p>
          </table:table-cell>
          <table:table-cell table:style-name="ce34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200000000000003" calcext:value-type="float">
            <text:p>-0.200000000000003</text:p>
          </table:table-cell>
          <table:table-cell table:style-name="ce34" table:formula="of:=[.G4]-INDEX([.G:.G];LOOKUP(2;1/([.O$1:.O4]=&quot;-&quot;);ROW([.O$1:.O4]))+[.$K4]-1)" office:value-type="float" office:value="-0.5" calcext:value-type="float">
            <text:p>-0.5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4" table:formula="of:=[.E5]-INDEX([.E:.E];LOOKUP(2;1/([.L$1:.L5]=&quot;-&quot;);ROW([.L$1:.L5]))+[.$K5]-1)" office:value-type="float" office:value="1.10000000000001" calcext:value-type="float">
            <text:p>1.10000000000001</text:p>
          </table:table-cell>
          <table:table-cell table:style-name="ce34" table:formula="of:=[.F5]-INDEX([.F:.F];LOOKUP(2;1/([.M$1:.M5]=&quot;-&quot;);ROW([.M$1:.M5]))+[.$K5]-1)" office:value-type="float" office:value="0.600000000000009" calcext:value-type="float">
            <text:p>0.600000000000009</text:p>
          </table:table-cell>
          <table:table-cell table:style-name="ce34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900000000000006" calcext:value-type="float">
            <text:p>-0.900000000000006</text:p>
          </table:table-cell>
          <table:table-cell table:style-name="ce34" table:formula="of:=[.G5]-INDEX([.G:.G];LOOKUP(2;1/([.O$1:.O5]=&quot;-&quot;);ROW([.O$1:.O5]))+[.$K5]-1)" office:value-type="float" office:value="-1.40000000000001" calcext:value-type="float">
            <text:p>-1.40000000000001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4" table:formula="of:=[.E6]-INDEX([.E:.E];LOOKUP(2;1/([.L$1:.L6]=&quot;-&quot;);ROW([.L$1:.L6]))+[.$K6]-1)" office:value-type="float" office:value="0.800000000000011" calcext:value-type="float">
            <text:p>0.800000000000011</text:p>
          </table:table-cell>
          <table:table-cell table:style-name="ce34" table:formula="of:=[.F6]-INDEX([.F:.F];LOOKUP(2;1/([.M$1:.M6]=&quot;-&quot;);ROW([.M$1:.M6]))+[.$K6]-1)" office:value-type="float" office:value="0.600000000000009" calcext:value-type="float">
            <text:p>0.600000000000009</text:p>
          </table:table-cell>
          <table:table-cell table:style-name="ce3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4" table:formula="of:=[.G6]-INDEX([.G:.G];LOOKUP(2;1/([.O$1:.O6]=&quot;-&quot;);ROW([.O$1:.O6]))+[.$K6]-1)" office:value-type="float" office:value="0.700000000000003" calcext:value-type="float">
            <text:p>0.700000000000003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4" table:formula="of:=[.E7]-INDEX([.E:.E];LOOKUP(2;1/([.L$1:.L7]=&quot;-&quot;);ROW([.L$1:.L7]))+[.$K7]-1)" office:value-type="float" office:value="-0.200000000000003" calcext:value-type="float">
            <text:p>-0.200000000000003</text:p>
          </table:table-cell>
          <table:table-cell table:style-name="ce34" table:formula="of:=[.F7]-INDEX([.F:.F];LOOKUP(2;1/([.M$1:.M7]=&quot;-&quot;);ROW([.M$1:.M7]))+[.$K7]-1)" office:value-type="float" office:value="-0.300000000000011" calcext:value-type="float">
            <text:p>-0.300000000000011</text:p>
          </table:table-cell>
          <table:table-cell table:style-name="ce34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34" table:formula="of:=[.G7]-INDEX([.G:.G];LOOKUP(2;1/([.O$1:.O7]=&quot;-&quot;);ROW([.O$1:.O7]))+[.$K7]-1)" office:value-type="float" office:value="-0.400000000000006" calcext:value-type="float">
            <text:p>-0.400000000000006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4" table:formula="of:=[.E8]-INDEX([.E:.E];LOOKUP(2;1/([.L$1:.L8]=&quot;-&quot;);ROW([.L$1:.L8]))+[.$K8]-1)" office:value-type="float" office:value="1.3" calcext:value-type="float">
            <text:p>1.3</text:p>
          </table:table-cell>
          <table:table-cell table:style-name="ce34" table:formula="of:=[.F8]-INDEX([.F:.F];LOOKUP(2;1/([.M$1:.M8]=&quot;-&quot;);ROW([.M$1:.M8]))+[.$K8]-1)" office:value-type="float" office:value="0.899999999999992" calcext:value-type="float">
            <text:p>0.899999999999992</text:p>
          </table:table-cell>
          <table:table-cell table:style-name="ce34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34" table:formula="of:=[.G8]-INDEX([.G:.G];LOOKUP(2;1/([.O$1:.O8]=&quot;-&quot;);ROW([.O$1:.O8]))+[.$K8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4" table:formula="of:=[.E9]-INDEX([.E:.E];LOOKUP(2;1/([.L$1:.L9]=&quot;-&quot;);ROW([.L$1:.L9]))+[.$K9]-1)" office:value-type="float" office:value="0.599999999999994" calcext:value-type="float">
            <text:p>0.599999999999994</text:p>
          </table:table-cell>
          <table:table-cell table:style-name="ce34" table:formula="of:=[.F9]-INDEX([.F:.F];LOOKUP(2;1/([.M$1:.M9]=&quot;-&quot;);ROW([.M$1:.M9]))+[.$K9]-1)" office:value-type="float" office:value="0.399999999999992" calcext:value-type="float">
            <text:p>0.399999999999992</text:p>
          </table:table-cell>
          <table:table-cell table:style-name="ce34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34" table:formula="of:=[.G9]-INDEX([.G:.G];LOOKUP(2;1/([.O$1:.O9]=&quot;-&quot;);ROW([.O$1:.O9]))+[.$K9]-1)" office:value-type="float" office:value="0" calcext:value-type="float">
            <text:p>0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4" table:formula="of:=[.E10]-INDEX([.E:.E];LOOKUP(2;1/([.L$1:.L10]=&quot;-&quot;);ROW([.L$1:.L10]))+[.$K10]-1)" office:value-type="float" office:value="-0.200000000000003" calcext:value-type="float">
            <text:p>-0.200000000000003</text:p>
          </table:table-cell>
          <table:table-cell table:style-name="ce34" table:formula="of:=[.F10]-INDEX([.F:.F];LOOKUP(2;1/([.M$1:.M10]=&quot;-&quot;);ROW([.M$1:.M10]))+[.$K10]-1)" office:value-type="float" office:value="-0.899999999999992" calcext:value-type="float">
            <text:p>-0.899999999999992</text:p>
          </table:table-cell>
          <table:table-cell table:style-name="ce34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34" table:formula="of:=[.G10]-INDEX([.G:.G];LOOKUP(2;1/([.O$1:.O10]=&quot;-&quot;);ROW([.O$1:.O10]))+[.$K10]-1)" office:value-type="float" office:value="-0.300000000000011" calcext:value-type="float">
            <text:p>-0.300000000000011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4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34" table:formula="of:=[.F11]-INDEX([.F:.F];LOOKUP(2;1/([.M$1:.M11]=&quot;-&quot;);ROW([.M$1:.M11]))+[.$K11]-1)" office:value-type="float" office:value="1.10000000000001" calcext:value-type="float">
            <text:p>1.10000000000001</text:p>
          </table:table-cell>
          <table:table-cell table:style-name="ce3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34" table:formula="of:=[.G11]-INDEX([.G:.G];LOOKUP(2;1/([.O$1:.O11]=&quot;-&quot;);ROW([.O$1:.O11]))+[.$K11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4" table:formula="of:=[.E12]-INDEX([.E:.E];LOOKUP(2;1/([.L$1:.L12]=&quot;-&quot;);ROW([.L$1:.L12]))+[.$K12]-1)" office:value-type="float" office:value="-1.59999999999999" calcext:value-type="float">
            <text:p>-1.59999999999999</text:p>
          </table:table-cell>
          <table:table-cell table:style-name="ce34" table:formula="of:=[.F12]-INDEX([.F:.F];LOOKUP(2;1/([.M$1:.M12]=&quot;-&quot;);ROW([.M$1:.M12]))+[.$K12]-1)" office:value-type="float" office:value="-1.2" calcext:value-type="float">
            <text:p>-1.2</text:p>
          </table:table-cell>
          <table:table-cell table:style-name="ce34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34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4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34" table:formula="of:=[.F13]-INDEX([.F:.F];LOOKUP(2;1/([.M$1:.M13]=&quot;-&quot;);ROW([.M$1:.M13]))+[.$K13]-1)" office:value-type="float" office:value="-1.09999999999999" calcext:value-type="float">
            <text:p>-1.09999999999999</text:p>
          </table:table-cell>
          <table:table-cell table:style-name="ce34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34" table:formula="of:=[.G13]-INDEX([.G:.G];LOOKUP(2;1/([.O$1:.O13]=&quot;-&quot;);ROW([.O$1:.O13]))+[.$K13]-1)" office:value-type="float" office:value="0.899999999999992" calcext:value-type="float">
            <text:p>0.899999999999992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4" table:formula="of:=[.E14]-INDEX([.E:.E];LOOKUP(2;1/([.L$1:.L14]=&quot;-&quot;);ROW([.L$1:.L14]))+[.$K14]-1)" office:value-type="float" office:value="-2.2" calcext:value-type="float">
            <text:p>-2.2</text:p>
          </table:table-cell>
          <table:table-cell table:style-name="ce34" table:formula="of:=[.F14]-INDEX([.F:.F];LOOKUP(2;1/([.M$1:.M14]=&quot;-&quot;);ROW([.M$1:.M14]))+[.$K14]-1)" office:value-type="float" office:value="-1.59999999999999" calcext:value-type="float">
            <text:p>-1.59999999999999</text:p>
          </table:table-cell>
          <table:table-cell table:style-name="ce34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34" table:formula="of:=[.G14]-INDEX([.G:.G];LOOKUP(2;1/([.O$1:.O14]=&quot;-&quot;);ROW([.O$1:.O14]))+[.$K14]-1)" office:value-type="float" office:value="-2.7" calcext:value-type="float">
            <text:p>-2.7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4" table:formula="of:=[.E15]-INDEX([.E:.E];LOOKUP(2;1/([.L$1:.L15]=&quot;-&quot;);ROW([.L$1:.L15]))+[.$K15]-1)" office:value-type="float" office:value="0.899999999999992" calcext:value-type="float">
            <text:p>0.899999999999992</text:p>
          </table:table-cell>
          <table:table-cell table:style-name="ce34" table:formula="of:=[.F15]-INDEX([.F:.F];LOOKUP(2;1/([.M$1:.M15]=&quot;-&quot;);ROW([.M$1:.M15]))+[.$K15]-1)" office:value-type="float" office:value="-4.69999999999999" calcext:value-type="float">
            <text:p>-4.69999999999999</text:p>
          </table:table-cell>
          <table:table-cell table:style-name="ce3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4" table:formula="of:=[.G15]-INDEX([.G:.G];LOOKUP(2;1/([.O$1:.O15]=&quot;-&quot;);ROW([.O$1:.O15]))+[.$K15]-1)" office:value-type="float" office:value="1.40000000000001" calcext:value-type="float">
            <text:p>1.4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4" table:formula="of:=[.E16]-INDEX([.E:.E];LOOKUP(2;1/([.L$1:.L16]=&quot;-&quot;);ROW([.L$1:.L16]))+[.$K16]-1)" office:value-type="float" office:value="1.19999999999999" calcext:value-type="float">
            <text:p>1.19999999999999</text:p>
          </table:table-cell>
          <table:table-cell table:style-name="ce34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4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34" table:formula="of:=[.G16]-INDEX([.G:.G];LOOKUP(2;1/([.O$1:.O16]=&quot;-&quot;);ROW([.O$1:.O16]))+[.$K16]-1)" office:value-type="float" office:value="0.900000000000006" calcext:value-type="float">
            <text:p>0.900000000000006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4" table:formula="of:=[.E17]-INDEX([.E:.E];LOOKUP(2;1/([.L$1:.L17]=&quot;-&quot;);ROW([.L$1:.L17]))+[.$K17]-1)" office:value-type="float" office:value="0.799999999999997" calcext:value-type="float">
            <text:p>0.799999999999997</text:p>
          </table:table-cell>
          <table:table-cell table:style-name="ce34" table:formula="of:=[.F17]-INDEX([.F:.F];LOOKUP(2;1/([.M$1:.M17]=&quot;-&quot;);ROW([.M$1:.M17]))+[.$K17]-1)" office:value-type="float" office:value="-5.5" calcext:value-type="float">
            <text:p>-5.5</text:p>
          </table:table-cell>
          <table:table-cell table:style-name="ce34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34" table:formula="of:=[.G17]-INDEX([.G:.G];LOOKUP(2;1/([.O$1:.O17]=&quot;-&quot;);ROW([.O$1:.O17]))+[.$K17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4" table:formula="of:=[.E18]-INDEX([.E:.E];LOOKUP(2;1/([.L$1:.L18]=&quot;-&quot;);ROW([.L$1:.L18]))+[.$K18]-1)" office:value-type="float" office:value="-0.400000000000006" calcext:value-type="float">
            <text:p>-0.400000000000006</text:p>
          </table:table-cell>
          <table:table-cell table:style-name="ce34" table:formula="of:=[.F18]-INDEX([.F:.F];LOOKUP(2;1/([.M$1:.M18]=&quot;-&quot;);ROW([.M$1:.M18]))+[.$K18]-1)" office:value-type="float" office:value="-0.200000000000003" calcext:value-type="float">
            <text:p>-0.200000000000003</text:p>
          </table:table-cell>
          <table:table-cell table:style-name="ce34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34" table:formula="of:=[.G18]-INDEX([.G:.G];LOOKUP(2;1/([.O$1:.O18]=&quot;-&quot;);ROW([.O$1:.O18]))+[.$K18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4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34" table:formula="of:=[.F19]-INDEX([.F:.F];LOOKUP(2;1/([.M$1:.M19]=&quot;-&quot;);ROW([.M$1:.M19]))+[.$K19]-1)" office:value-type="float" office:value="-1" calcext:value-type="float">
            <text:p>-1</text:p>
          </table:table-cell>
          <table:table-cell table:style-name="ce34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34" table:formula="of:=[.G19]-INDEX([.G:.G];LOOKUP(2;1/([.O$1:.O19]=&quot;-&quot;);ROW([.O$1:.O19]))+[.$K19]-1)" office:value-type="float" office:value="-0.5" calcext:value-type="float">
            <text:p>-0.5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4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34" table:formula="of:=[.F20]-INDEX([.F:.F];LOOKUP(2;1/([.M$1:.M20]=&quot;-&quot;);ROW([.M$1:.M20]))+[.$K20]-1)" office:value-type="float" office:value="0.200000000000003" calcext:value-type="float">
            <text:p>0.200000000000003</text:p>
          </table:table-cell>
          <table:table-cell table:style-name="ce3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299999999999997" calcext:value-type="float">
            <text:p>-0.299999999999997</text:p>
          </table:table-cell>
          <table:table-cell table:style-name="ce34" table:formula="of:=[.G20]-INDEX([.G:.G];LOOKUP(2;1/([.O$1:.O20]=&quot;-&quot;);ROW([.O$1:.O20]))+[.$K20]-1)" office:value-type="float" office:value="-1.5" calcext:value-type="float">
            <text:p>-1.5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4" table:formula="of:=[.E21]-INDEX([.E:.E];LOOKUP(2;1/([.L$1:.L21]=&quot;-&quot;);ROW([.L$1:.L21]))+[.$K21]-1)" office:value-type="float" office:value="0.5" calcext:value-type="float">
            <text:p>0.5</text:p>
          </table:table-cell>
          <table:table-cell table:style-name="ce34" table:formula="of:=[.F21]-INDEX([.F:.F];LOOKUP(2;1/([.M$1:.M21]=&quot;-&quot;);ROW([.M$1:.M21]))+[.$K21]-1)" office:value-type="float" office:value="0.400000000000006" calcext:value-type="float">
            <text:p>0.400000000000006</text:p>
          </table:table-cell>
          <table:table-cell table:style-name="ce34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34" table:formula="of:=[.G21]-INDEX([.G:.G];LOOKUP(2;1/([.O$1:.O21]=&quot;-&quot;);ROW([.O$1:.O21]))+[.$K21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4" table:formula="of:=[.E22]-INDEX([.E:.E];LOOKUP(2;1/([.L$1:.L22]=&quot;-&quot;);ROW([.L$1:.L22]))+[.$K22]-1)" office:value-type="float" office:value="0.0999999999999943" calcext:value-type="float">
            <text:p>0.0999999999999943</text:p>
          </table:table-cell>
          <table:table-cell table:style-name="ce34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34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34" table:formula="of:=[.G22]-INDEX([.G:.G];LOOKUP(2;1/([.O$1:.O22]=&quot;-&quot;);ROW([.O$1:.O22]))+[.$K22]-1)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4" table:formula="of:=[.E23]-INDEX([.E:.E];LOOKUP(2;1/([.L$1:.L23]=&quot;-&quot;);ROW([.L$1:.L23]))+[.$K23]-1)" office:value-type="float" office:value="-0.200000000000003" calcext:value-type="float">
            <text:p>-0.200000000000003</text:p>
          </table:table-cell>
          <table:table-cell table:style-name="ce34" table:formula="of:=[.F23]-INDEX([.F:.F];LOOKUP(2;1/([.M$1:.M23]=&quot;-&quot;);ROW([.M$1:.M23]))+[.$K23]-1)" office:value-type="float" office:value="-0.200000000000003" calcext:value-type="float">
            <text:p>-0.200000000000003</text:p>
          </table:table-cell>
          <table:table-cell table:style-name="ce34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34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2-many_vox-CLR-balance_1000_025</text:p>
          </table:table-cell>
          <table:table-cell office:value-type="float" office:value="96.3" calcext:value-type="float">
            <text:p>96.3</text:p>
          </table:table-cell>
          <table:table-cell office:value-type="float" office:value="96.4" calcext:value-type="float">
            <text:p>96.4</text:p>
          </table:table-cell>
          <table:table-cell office:value-type="float" office:value="96.2" calcext:value-type="float">
            <text:p>96.2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34" table:formula="of:=[.E24]-INDEX([.E:.E];LOOKUP(2;1/([.L$1:.L24]=&quot;-&quot;);ROW([.L$1:.L24]))+[.$K24]-1)" office:value-type="float" office:value="-0.5" calcext:value-type="float">
            <text:p>-0.5</text:p>
          </table:table-cell>
          <table:table-cell table:style-name="ce34" table:formula="of:=[.F24]-INDEX([.F:.F];LOOKUP(2;1/([.M$1:.M24]=&quot;-&quot;);ROW([.M$1:.M24]))+[.$K24]-1)" office:value-type="float" office:value="-0.899999999999992" calcext:value-type="float">
            <text:p>-0.899999999999992</text:p>
          </table:table-cell>
          <table:table-cell table:style-name="ce34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0" calcext:value-type="float">
            <text:p>0</text:p>
          </table:table-cell>
          <table:table-cell table:style-name="ce34" table:formula="of:=[.G24]-INDEX([.G:.G];LOOKUP(2;1/([.O$1:.O24]=&quot;-&quot;);ROW([.O$1:.O24]))+[.$K24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3-many_vox-CLR-balance_1000_050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34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34" table:formula="of:=[.F25]-INDEX([.F:.F];LOOKUP(2;1/([.M$1:.M25]=&quot;-&quot;);ROW([.M$1:.M25]))+[.$K25]-1)" office:value-type="float" office:value="-0.899999999999992" calcext:value-type="float">
            <text:p>-0.899999999999992</text:p>
          </table:table-cell>
          <table:table-cell table:style-name="ce34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-0.599999999999994" calcext:value-type="float">
            <text:p>-0.599999999999994</text:p>
          </table:table-cell>
          <table:table-cell table:style-name="ce34" table:formula="of:=[.G25]-INDEX([.G:.G];LOOKUP(2;1/([.O$1:.O25]=&quot;-&quot;);ROW([.O$1:.O25]))+[.$K25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4-many_vox-CLR-balance_1000_100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96.1" calcext:value-type="float">
            <text:p>96.1</text:p>
          </table:table-cell>
          <table:table-cell office:value-type="float" office:value="92.3" calcext:value-type="float">
            <text:p>92.3</text:p>
          </table:table-cell>
          <table:table-cell office:value-type="float" office:value="93.6" calcext:value-type="float">
            <text:p>93.6</text:p>
          </table:table-cell>
          <table:table-cell office:value-type="float" office:value="92.8" calcext:value-type="float">
            <text:p>92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  <table:table-cell office:value-type="float" office:value="7" calcext:value-type="float">
            <text:p>7</text:p>
          </table:table-cell>
          <table:table-cell table:style-name="ce34" table:formula="of:=[.E26]-INDEX([.E:.E];LOOKUP(2;1/([.L$1:.L26]=&quot;-&quot;);ROW([.L$1:.L26]))+[.$K26]-1)" office:value-type="float" office:value="-1.7" calcext:value-type="float">
            <text:p>-1.7</text:p>
          </table:table-cell>
          <table:table-cell table:style-name="ce34" table:formula="of:=[.F26]-INDEX([.F:.F];LOOKUP(2;1/([.M$1:.M26]=&quot;-&quot;);ROW([.M$1:.M26]))+[.$K26]-1)" office:value-type="float" office:value="-1.7" calcext:value-type="float">
            <text:p>-1.7</text:p>
          </table:table-cell>
          <table:table-cell table:style-name="ce34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4" table:formula="of:=[.G26]-INDEX([.G:.G];LOOKUP(2;1/([.O$1:.O26]=&quot;-&quot;);ROW([.O$1:.O26]))+[.$K26]-1)" office:value-type="float" office:value="-2.10000000000001" calcext:value-type="float">
            <text:p>-2.10000000000001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4" table:formula="of:=[.E28]-INDEX([.E:.E];LOOKUP(2;1/([.L$1:.L28]=&quot;-&quot;);ROW([.L$1:.L28]))+[.$K28]-1)" office:value-type="float" office:value="1.40000000000001" calcext:value-type="float">
            <text:p>1.40000000000001</text:p>
          </table:table-cell>
          <table:table-cell table:style-name="ce34" table:formula="of:=[.F28]-INDEX([.F:.F];LOOKUP(2;1/([.M$1:.M28]=&quot;-&quot;);ROW([.M$1:.M28]))+[.$K28]-1)" office:value-type="float" office:value="0.100000000000009" calcext:value-type="float">
            <text:p>0.100000000000009</text:p>
          </table:table-cell>
          <table:table-cell table:style-name="ce34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2.7" calcext:value-type="float">
            <text:p>-2.7</text:p>
          </table:table-cell>
          <table:table-cell table:style-name="ce34" table:formula="of:=[.G28]-INDEX([.G:.G];LOOKUP(2;1/([.O$1:.O28]=&quot;-&quot;);ROW([.O$1:.O28]))+[.$K28]-1)" office:value-type="float" office:value="-2.39999999999999" calcext:value-type="float">
            <text:p>-2.39999999999999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4" table:formula="of:=[.E29]-INDEX([.E:.E];LOOKUP(2;1/([.L$1:.L29]=&quot;-&quot;);ROW([.L$1:.L29]))+[.$K29]-1)" office:value-type="float" office:value="1.2" calcext:value-type="float">
            <text:p>1.2</text:p>
          </table:table-cell>
          <table:table-cell table:style-name="ce34" table:formula="of:=[.F29]-INDEX([.F:.F];LOOKUP(2;1/([.M$1:.M29]=&quot;-&quot;);ROW([.M$1:.M29]))+[.$K29]-1)" office:value-type="float" office:value="1.40000000000001" calcext:value-type="float">
            <text:p>1.40000000000001</text:p>
          </table:table-cell>
          <table:table-cell table:style-name="ce34" table:formula="of:=IF([.B29]-[.D29]&lt;0;&quot;?&quot;;MAX((INDEX([.E:.E];LOOKUP(2;1/([.N$1:.N29]=&quot;-&quot;);ROW([.N$1:.N29]))+[.$K29]-1)-INDEX([.G:.G];LOOKUP(2;1/([.N$1:.N29]=&quot;-&quot;);ROW([.N$1:.N29]))+[.$K29]-1));0)-([.E29]-[.G29]))" office:value-type="string" office:string-value="?" calcext:value-type="string">
            <text:p>?</text:p>
          </table:table-cell>
          <table:table-cell table:style-name="ce34" table:formula="of:=[.G29]-INDEX([.G:.G];LOOKUP(2;1/([.O$1:.O29]=&quot;-&quot;);ROW([.O$1:.O29]))+[.$K29]-1)" office:value-type="float" office:value="0.200000000000003" calcext:value-type="float">
            <text:p>0.200000000000003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4" table:formula="of:=[.E30]-INDEX([.E:.E];LOOKUP(2;1/([.L$1:.L30]=&quot;-&quot;);ROW([.L$1:.L30]))+[.$K30]-1)" office:value-type="float" office:value="-0.299999999999997" calcext:value-type="float">
            <text:p>-0.299999999999997</text:p>
          </table:table-cell>
          <table:table-cell table:style-name="ce34" table:formula="of:=[.F30]-INDEX([.F:.F];LOOKUP(2;1/([.M$1:.M30]=&quot;-&quot;);ROW([.M$1:.M30]))+[.$K30]-1)" office:value-type="float" office:value="0.299999999999997" calcext:value-type="float">
            <text:p>0.299999999999997</text:p>
          </table:table-cell>
          <table:table-cell table:style-name="ce34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7" calcext:value-type="float">
            <text:p>-1.7</text:p>
          </table:table-cell>
          <table:table-cell table:style-name="ce34" table:formula="of:=[.G30]-INDEX([.G:.G];LOOKUP(2;1/([.O$1:.O30]=&quot;-&quot;);ROW([.O$1:.O30]))+[.$K30]-1)" office:value-type="float" office:value="-2.09999999999999" calcext:value-type="float">
            <text:p>-2.09999999999999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4" table:formula="of:=[.E31]-INDEX([.E:.E];LOOKUP(2;1/([.L$1:.L31]=&quot;-&quot;);ROW([.L$1:.L31]))+[.$K31]-1)" office:value-type="float" office:value="-0.200000000000003" calcext:value-type="float">
            <text:p>-0.200000000000003</text:p>
          </table:table-cell>
          <table:table-cell table:style-name="ce34" table:formula="of:=[.F31]-INDEX([.F:.F];LOOKUP(2;1/([.M$1:.M31]=&quot;-&quot;);ROW([.M$1:.M31]))+[.$K31]-1)" office:value-type="float" office:value="0.200000000000003" calcext:value-type="float">
            <text:p>0.200000000000003</text:p>
          </table:table-cell>
          <table:table-cell table:style-name="ce34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2.3" calcext:value-type="float">
            <text:p>-2.3</text:p>
          </table:table-cell>
          <table:table-cell table:style-name="ce34" table:formula="of:=[.G31]-INDEX([.G:.G];LOOKUP(2;1/([.O$1:.O31]=&quot;-&quot;);ROW([.O$1:.O31]))+[.$K31]-1)" office:value-type="float" office:value="-2.59999999999999" calcext:value-type="float">
            <text:p>-2.59999999999999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4" table:formula="of:=[.E32]-INDEX([.E:.E];LOOKUP(2;1/([.L$1:.L32]=&quot;-&quot;);ROW([.L$1:.L32]))+[.$K32]-1)" office:value-type="float" office:value="-0.100000000000009" calcext:value-type="float">
            <text:p>-0.100000000000009</text:p>
          </table:table-cell>
          <table:table-cell table:style-name="ce34" table:formula="of:=[.F32]-INDEX([.F:.F];LOOKUP(2;1/([.M$1:.M32]=&quot;-&quot;);ROW([.M$1:.M32]))+[.$K32]-1)" office:value-type="float" office:value="0" calcext:value-type="float">
            <text:p>0</text:p>
          </table:table-cell>
          <table:table-cell table:style-name="ce3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0.299999999999997" calcext:value-type="float">
            <text:p>-0.299999999999997</text:p>
          </table:table-cell>
          <table:table-cell table:style-name="ce34" table:formula="of:=[.G32]-INDEX([.G:.G];LOOKUP(2;1/([.O$1:.O32]=&quot;-&quot;);ROW([.O$1:.O32]))+[.$K32]-1)" office:value-type="float" office:value="-0.5" calcext:value-type="float">
            <text:p>-0.5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4" table:formula="of:=[.E33]-INDEX([.E:.E];LOOKUP(2;1/([.L$1:.L33]=&quot;-&quot;);ROW([.L$1:.L33]))+[.$K33]-1)" office:value-type="float" office:value="0.700000000000003" calcext:value-type="float">
            <text:p>0.700000000000003</text:p>
          </table:table-cell>
          <table:table-cell table:style-name="ce34" table:formula="of:=[.F33]-INDEX([.F:.F];LOOKUP(2;1/([.M$1:.M33]=&quot;-&quot;);ROW([.M$1:.M33]))+[.$K33]-1)" office:value-type="float" office:value="-0.100000000000009" calcext:value-type="float">
            <text:p>-0.100000000000009</text:p>
          </table:table-cell>
          <table:table-cell table:style-name="ce34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0.5" calcext:value-type="float">
            <text:p>-0.5</text:p>
          </table:table-cell>
          <table:table-cell table:style-name="ce34" table:formula="of:=[.G33]-INDEX([.G:.G];LOOKUP(2;1/([.O$1:.O33]=&quot;-&quot;);ROW([.O$1:.O33]))+[.$K33]-1)" office:value-type="float" office:value="0.100000000000009" calcext:value-type="float">
            <text:p>0.100000000000009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4" table:formula="of:=[.E34]-INDEX([.E:.E];LOOKUP(2;1/([.L$1:.L34]=&quot;-&quot;);ROW([.L$1:.L34]))+[.$K34]-1)" office:value-type="float" office:value="-0.800000000000011" calcext:value-type="float">
            <text:p>-0.800000000000011</text:p>
          </table:table-cell>
          <table:table-cell table:style-name="ce34" table:formula="of:=[.F34]-INDEX([.F:.F];LOOKUP(2;1/([.M$1:.M34]=&quot;-&quot;);ROW([.M$1:.M34]))+[.$K34]-1)" office:value-type="float" office:value="-1.89999999999999" calcext:value-type="float">
            <text:p>-1.89999999999999</text:p>
          </table:table-cell>
          <table:table-cell table:style-name="ce34" table:formula="of:=IF([.B34]-[.D34]&lt;0;&quot;?&quot;;MAX((INDEX([.E:.E];LOOKUP(2;1/([.N$1:.N34]=&quot;-&quot;);ROW([.N$1:.N34]))+[.$K34]-1)-INDEX([.G:.G];LOOKUP(2;1/([.N$1:.N34]=&quot;-&quot;);ROW([.N$1:.N34]))+[.$K34]-1));0)-([.E34]-[.G34]))" office:value-type="string" office:string-value="?" calcext:value-type="string">
            <text:p>?</text:p>
          </table:table-cell>
          <table:table-cell table:style-name="ce34" table:formula="of:=[.G34]-INDEX([.G:.G];LOOKUP(2;1/([.O$1:.O34]=&quot;-&quot;);ROW([.O$1:.O34]))+[.$K34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4" table:formula="of:=[.E35]-INDEX([.E:.E];LOOKUP(2;1/([.L$1:.L35]=&quot;-&quot;);ROW([.L$1:.L35]))+[.$K35]-1)" office:value-type="float" office:value="0.0999999999999943" calcext:value-type="float">
            <text:p>0.0999999999999943</text:p>
          </table:table-cell>
          <table:table-cell table:style-name="ce34" table:formula="of:=[.F35]-INDEX([.F:.F];LOOKUP(2;1/([.M$1:.M35]=&quot;-&quot;);ROW([.M$1:.M35]))+[.$K35]-1)" office:value-type="float" office:value="1.2" calcext:value-type="float">
            <text:p>1.2</text:p>
          </table:table-cell>
          <table:table-cell table:style-name="ce3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09999999999999" calcext:value-type="float">
            <text:p>-3.09999999999999</text:p>
          </table:table-cell>
          <table:table-cell table:style-name="ce34" table:formula="of:=[.G35]-INDEX([.G:.G];LOOKUP(2;1/([.O$1:.O35]=&quot;-&quot;);ROW([.O$1:.O35]))+[.$K35]-1)" office:value-type="float" office:value="-3" calcext:value-type="float">
            <text:p>-3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4" table:formula="of:=[.E36]-INDEX([.E:.E];LOOKUP(2;1/([.L$1:.L36]=&quot;-&quot;);ROW([.L$1:.L36]))+[.$K36]-1)" office:value-type="float" office:value="-2.7" calcext:value-type="float">
            <text:p>-2.7</text:p>
          </table:table-cell>
          <table:table-cell table:style-name="ce34" table:formula="of:=[.F36]-INDEX([.F:.F];LOOKUP(2;1/([.M$1:.M36]=&quot;-&quot;);ROW([.M$1:.M36]))+[.$K36]-1)" office:value-type="float" office:value="-0.5" calcext:value-type="float">
            <text:p>-0.5</text:p>
          </table:table-cell>
          <table:table-cell table:style-name="ce34" table:formula="of:=IF([.B36]-[.D36]&lt;0;&quot;?&quot;;MAX((INDEX([.E:.E];LOOKUP(2;1/([.N$1:.N36]=&quot;-&quot;);ROW([.N$1:.N36]))+[.$K36]-1)-INDEX([.G:.G];LOOKUP(2;1/([.N$1:.N36]=&quot;-&quot;);ROW([.N$1:.N36]))+[.$K36]-1));0)-([.E36]-[.G36]))" office:value-type="string" office:string-value="?" calcext:value-type="string">
            <text:p>?</text:p>
          </table:table-cell>
          <table:table-cell table:style-name="ce34" table:formula="of:=[.G36]-INDEX([.G:.G];LOOKUP(2;1/([.O$1:.O36]=&quot;-&quot;);ROW([.O$1:.O36]))+[.$K36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4" table:formula="of:=[.E37]-INDEX([.E:.E];LOOKUP(2;1/([.L$1:.L37]=&quot;-&quot;);ROW([.L$1:.L37]))+[.$K37]-1)" office:value-type="float" office:value="-2" calcext:value-type="float">
            <text:p>-2</text:p>
          </table:table-cell>
          <table:table-cell table:style-name="ce34" table:formula="of:=[.F37]-INDEX([.F:.F];LOOKUP(2;1/([.M$1:.M37]=&quot;-&quot;);ROW([.M$1:.M37]))+[.$K37]-1)" office:value-type="float" office:value="-1.09999999999999" calcext:value-type="float">
            <text:p>-1.09999999999999</text:p>
          </table:table-cell>
          <table:table-cell table:style-name="ce34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34" table:formula="of:=[.G37]-INDEX([.G:.G];LOOKUP(2;1/([.O$1:.O37]=&quot;-&quot;);ROW([.O$1:.O37]))+[.$K37]-1)" office:value-type="float" office:value="1.69999999999999" calcext:value-type="float">
            <text:p>1.6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4" table:formula="of:=[.E38]-INDEX([.E:.E];LOOKUP(2;1/([.L$1:.L38]=&quot;-&quot;);ROW([.L$1:.L38]))+[.$K38]-1)" office:value-type="float" office:value="-2.2" calcext:value-type="float">
            <text:p>-2.2</text:p>
          </table:table-cell>
          <table:table-cell table:style-name="ce34" table:formula="of:=[.F38]-INDEX([.F:.F];LOOKUP(2;1/([.M$1:.M38]=&quot;-&quot;);ROW([.M$1:.M38]))+[.$K38]-1)" office:value-type="float" office:value="-0.199999999999989" calcext:value-type="float">
            <text:p>-0.199999999999989</text:p>
          </table:table-cell>
          <table:table-cell table:style-name="ce34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34" table:formula="of:=[.G38]-INDEX([.G:.G];LOOKUP(2;1/([.O$1:.O38]=&quot;-&quot;);ROW([.O$1:.O38]))+[.$K38]-1)" office:value-type="float" office:value="0.199999999999989" calcext:value-type="float">
            <text:p>0.19999999999998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4" table:formula="of:=[.E39]-INDEX([.E:.E];LOOKUP(2;1/([.L$1:.L39]=&quot;-&quot;);ROW([.L$1:.L39]))+[.$K39]-1)" office:value-type="float" office:value="0.5" calcext:value-type="float">
            <text:p>0.5</text:p>
          </table:table-cell>
          <table:table-cell table:style-name="ce34" table:formula="of:=[.F39]-INDEX([.F:.F];LOOKUP(2;1/([.M$1:.M39]=&quot;-&quot;);ROW([.M$1:.M39]))+[.$K39]-1)" office:value-type="float" office:value="-4.09999999999999" calcext:value-type="float">
            <text:p>-4.09999999999999</text:p>
          </table:table-cell>
          <table:table-cell table:style-name="ce34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34" table:formula="of:=[.G39]-INDEX([.G:.G];LOOKUP(2;1/([.O$1:.O39]=&quot;-&quot;);ROW([.O$1:.O39]))+[.$K39]-1)" office:value-type="float" office:value="-2.2" calcext:value-type="float">
            <text:p>-2.2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4" table:formula="of:=[.E40]-INDEX([.E:.E];LOOKUP(2;1/([.L$1:.L40]=&quot;-&quot;);ROW([.L$1:.L40]))+[.$K40]-1)" office:value-type="float" office:value="0.799999999999997" calcext:value-type="float">
            <text:p>0.799999999999997</text:p>
          </table:table-cell>
          <table:table-cell table:style-name="ce34" table:formula="of:=[.F40]-INDEX([.F:.F];LOOKUP(2;1/([.M$1:.M40]=&quot;-&quot;);ROW([.M$1:.M40]))+[.$K40]-1)" office:value-type="float" office:value="-4" calcext:value-type="float">
            <text:p>-4</text:p>
          </table:table-cell>
          <table:table-cell table:style-name="ce34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34" table:formula="of:=[.G40]-INDEX([.G:.G];LOOKUP(2;1/([.O$1:.O40]=&quot;-&quot;);ROW([.O$1:.O40]))+[.$K40]-1)" office:value-type="float" office:value="-2" calcext:value-type="float">
            <text:p>-2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4" table:formula="of:=[.E41]-INDEX([.E:.E];LOOKUP(2;1/([.L$1:.L41]=&quot;-&quot;);ROW([.L$1:.L41]))+[.$K41]-1)" office:value-type="float" office:value="0.599999999999994" calcext:value-type="float">
            <text:p>0.599999999999994</text:p>
          </table:table-cell>
          <table:table-cell table:style-name="ce34" table:formula="of:=[.F41]-INDEX([.F:.F];LOOKUP(2;1/([.M$1:.M41]=&quot;-&quot;);ROW([.M$1:.M41]))+[.$K41]-1)" office:value-type="float" office:value="-5.69999999999999" calcext:value-type="float">
            <text:p>-5.69999999999999</text:p>
          </table:table-cell>
          <table:table-cell table:style-name="ce34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34" table:formula="of:=[.G41]-INDEX([.G:.G];LOOKUP(2;1/([.O$1:.O41]=&quot;-&quot;);ROW([.O$1:.O41]))+[.$K41]-1)" office:value-type="float" office:value="-1.59999999999999" calcext:value-type="float">
            <text:p>-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4" table:formula="of:=[.E42]-INDEX([.E:.E];LOOKUP(2;1/([.L$1:.L42]=&quot;-&quot;);ROW([.L$1:.L42]))+[.$K42]-1)" office:value-type="float" office:value="-1.60000000000001" calcext:value-type="float">
            <text:p>-1.60000000000001</text:p>
          </table:table-cell>
          <table:table-cell table:style-name="ce34" table:formula="of:=[.F42]-INDEX([.F:.F];LOOKUP(2;1/([.M$1:.M42]=&quot;-&quot;);ROW([.M$1:.M42]))+[.$K42]-1)" office:value-type="float" office:value="-0.399999999999992" calcext:value-type="float">
            <text:p>-0.399999999999992</text:p>
          </table:table-cell>
          <table:table-cell table:style-name="ce34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34" table:formula="of:=[.G42]-INDEX([.G:.G];LOOKUP(2;1/([.O$1:.O42]=&quot;-&quot;);ROW([.O$1:.O42]))+[.$K42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4" table:formula="of:=[.E43]-INDEX([.E:.E];LOOKUP(2;1/([.L$1:.L43]=&quot;-&quot;);ROW([.L$1:.L43]))+[.$K43]-1)" office:value-type="float" office:value="-1.90000000000001" calcext:value-type="float">
            <text:p>-1.90000000000001</text:p>
          </table:table-cell>
          <table:table-cell table:style-name="ce34" table:formula="of:=[.F43]-INDEX([.F:.F];LOOKUP(2;1/([.M$1:.M43]=&quot;-&quot;);ROW([.M$1:.M43]))+[.$K43]-1)" office:value-type="float" office:value="-2.3" calcext:value-type="float">
            <text:p>-2.3</text:p>
          </table:table-cell>
          <table:table-cell table:style-name="ce34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34" table:formula="of:=[.G43]-INDEX([.G:.G];LOOKUP(2;1/([.O$1:.O43]=&quot;-&quot;);ROW([.O$1:.O43]))+[.$K43]-1)" office:value-type="float" office:value="1.19999999999999" calcext:value-type="float">
            <text:p>1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4" table:formula="of:=[.E44]-INDEX([.E:.E];LOOKUP(2;1/([.L$1:.L44]=&quot;-&quot;);ROW([.L$1:.L44]))+[.$K44]-1)" office:value-type="float" office:value="-1" calcext:value-type="float">
            <text:p>-1</text:p>
          </table:table-cell>
          <table:table-cell table:style-name="ce34" table:formula="of:=[.F44]-INDEX([.F:.F];LOOKUP(2;1/([.M$1:.M44]=&quot;-&quot;);ROW([.M$1:.M44]))+[.$K44]-1)" office:value-type="float" office:value="1.10000000000001" calcext:value-type="float">
            <text:p>1.10000000000001</text:p>
          </table:table-cell>
          <table:table-cell table:style-name="ce34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34" table:formula="of:=[.G44]-INDEX([.G:.G];LOOKUP(2;1/([.O$1:.O44]=&quot;-&quot;);ROW([.O$1:.O44]))+[.$K44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4" table:formula="of:=[.E45]-INDEX([.E:.E];LOOKUP(2;1/([.L$1:.L45]=&quot;-&quot;);ROW([.L$1:.L45]))+[.$K45]-1)" office:value-type="float" office:value="-0.100000000000009" calcext:value-type="float">
            <text:p>-0.100000000000009</text:p>
          </table:table-cell>
          <table:table-cell table:style-name="ce34" table:formula="of:=[.F45]-INDEX([.F:.F];LOOKUP(2;1/([.M$1:.M45]=&quot;-&quot;);ROW([.M$1:.M45]))+[.$K45]-1)" office:value-type="float" office:value="0.100000000000009" calcext:value-type="float">
            <text:p>0.100000000000009</text:p>
          </table:table-cell>
          <table:table-cell table:style-name="ce34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" calcext:value-type="float">
            <text:p>0</text:p>
          </table:table-cell>
          <table:table-cell table:style-name="ce34" table:formula="of:=[.G45]-INDEX([.G:.G];LOOKUP(2;1/([.O$1:.O45]=&quot;-&quot;);ROW([.O$1:.O45]))+[.$K45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4" table:formula="of:=[.E46]-INDEX([.E:.E];LOOKUP(2;1/([.L$1:.L46]=&quot;-&quot;);ROW([.L$1:.L46]))+[.$K46]-1)" office:value-type="float" office:value="-0.5" calcext:value-type="float">
            <text:p>-0.5</text:p>
          </table:table-cell>
          <table:table-cell table:style-name="ce34" table:formula="of:=[.F46]-INDEX([.F:.F];LOOKUP(2;1/([.M$1:.M46]=&quot;-&quot;);ROW([.M$1:.M46]))+[.$K46]-1)" office:value-type="float" office:value="-0.199999999999989" calcext:value-type="float">
            <text:p>-0.199999999999989</text:p>
          </table:table-cell>
          <table:table-cell table:style-name="ce34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0.399999999999992" calcext:value-type="float">
            <text:p>0.399999999999992</text:p>
          </table:table-cell>
          <table:table-cell table:style-name="ce34" table:formula="of:=[.G46]-INDEX([.G:.G];LOOKUP(2;1/([.O$1:.O46]=&quot;-&quot;);ROW([.O$1:.O46]))+[.$K46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4" table:formula="of:=[.E47]-INDEX([.E:.E];LOOKUP(2;1/([.L$1:.L47]=&quot;-&quot;);ROW([.L$1:.L47]))+[.$K47]-1)" office:value-type="float" office:value="-0.200000000000003" calcext:value-type="float">
            <text:p>-0.200000000000003</text:p>
          </table:table-cell>
          <table:table-cell table:style-name="ce34" table:formula="of:=[.F47]-INDEX([.F:.F];LOOKUP(2;1/([.M$1:.M47]=&quot;-&quot;);ROW([.M$1:.M47]))+[.$K47]-1)" office:value-type="float" office:value="0" calcext:value-type="float">
            <text:p>0</text:p>
          </table:table-cell>
          <table:table-cell table:style-name="ce34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299999999999997" calcext:value-type="float">
            <text:p>0.299999999999997</text:p>
          </table:table-cell>
          <table:table-cell table:style-name="ce34" table:formula="of:=[.G47]-INDEX([.G:.G];LOOKUP(2;1/([.O$1:.O47]=&quot;-&quot;);ROW([.O$1:.O47]))+[.$K4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4" table:formula="of:=[.E49]-INDEX([.E:.E];LOOKUP(2;1/([.L$1:.L49]=&quot;-&quot;);ROW([.L$1:.L49]))+[.$K49]-1)" office:value-type="float" office:value="2.30000000000001" calcext:value-type="float">
            <text:p>2.30000000000001</text:p>
          </table:table-cell>
          <table:table-cell table:style-name="ce34" table:formula="of:=[.F49]-INDEX([.F:.F];LOOKUP(2;1/([.M$1:.M49]=&quot;-&quot;);ROW([.M$1:.M49]))+[.$K49]-1)" office:value-type="float" office:value="1" calcext:value-type="float">
            <text:p>1</text:p>
          </table:table-cell>
          <table:table-cell table:style-name="ce34" table:formula="of:=IF([.B49]-[.D49]&lt;0;&quot;?&quot;;MAX((INDEX([.E:.E];LOOKUP(2;1/([.N$1:.N49]=&quot;-&quot;);ROW([.N$1:.N49]))+[.$K49]-1)-INDEX([.G:.G];LOOKUP(2;1/([.N$1:.N49]=&quot;-&quot;);ROW([.N$1:.N49]))+[.$K49]-1));0)-([.E49]-[.G49]))" office:value-type="string" office:string-value="?" calcext:value-type="string">
            <text:p>?</text:p>
          </table:table-cell>
          <table:table-cell table:style-name="ce34" table:formula="of:=[.G49]-INDEX([.G:.G];LOOKUP(2;1/([.O$1:.O49]=&quot;-&quot;);ROW([.O$1:.O49]))+[.$K49]-1)" office:value-type="float" office:value="2.10000000000001" calcext:value-type="float">
            <text:p>2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4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34" table:formula="of:=[.F50]-INDEX([.F:.F];LOOKUP(2;1/([.M$1:.M50]=&quot;-&quot;);ROW([.M$1:.M50]))+[.$K50]-1)" office:value-type="float" office:value="1.40000000000001" calcext:value-type="float">
            <text:p>1.40000000000001</text:p>
          </table:table-cell>
          <table:table-cell table:style-name="ce3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0.5" calcext:value-type="float">
            <text:p>-0.5</text:p>
          </table:table-cell>
          <table:table-cell table:style-name="ce34" table:formula="of:=[.G50]-INDEX([.G:.G];LOOKUP(2;1/([.O$1:.O50]=&quot;-&quot;);ROW([.O$1:.O50]))+[.$K50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4" table:formula="of:=[.E51]-INDEX([.E:.E];LOOKUP(2;1/([.L$1:.L51]=&quot;-&quot;);ROW([.L$1:.L51]))+[.$K51]-1)" office:value-type="float" office:value="-0.200000000000003" calcext:value-type="float">
            <text:p>-0.200000000000003</text:p>
          </table:table-cell>
          <table:table-cell table:style-name="ce34" table:formula="of:=[.F51]-INDEX([.F:.F];LOOKUP(2;1/([.M$1:.M51]=&quot;-&quot;);ROW([.M$1:.M51]))+[.$K51]-1)" office:value-type="float" office:value="0.600000000000009" calcext:value-type="float">
            <text:p>0.600000000000009</text:p>
          </table:table-cell>
          <table:table-cell table:style-name="ce34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34" table:formula="of:=[.G51]-INDEX([.G:.G];LOOKUP(2;1/([.O$1:.O51]=&quot;-&quot;);ROW([.O$1:.O51]))+[.$K51]-1)" office:value-type="float" office:value="-1.2" calcext:value-type="float">
            <text:p>-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4" table:formula="of:=[.E52]-INDEX([.E:.E];LOOKUP(2;1/([.L$1:.L52]=&quot;-&quot;);ROW([.L$1:.L52]))+[.$K52]-1)" office:value-type="float" office:value="0" calcext:value-type="float">
            <text:p>0</text:p>
          </table:table-cell>
          <table:table-cell table:style-name="ce34" table:formula="of:=[.F52]-INDEX([.F:.F];LOOKUP(2;1/([.M$1:.M52]=&quot;-&quot;);ROW([.M$1:.M52]))+[.$K52]-1)" office:value-type="float" office:value="1.2" calcext:value-type="float">
            <text:p>1.2</text:p>
          </table:table-cell>
          <table:table-cell table:style-name="ce34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34" table:formula="of:=[.G52]-INDEX([.G:.G];LOOKUP(2;1/([.O$1:.O52]=&quot;-&quot;);ROW([.O$1:.O52]))+[.$K52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4" table:formula="of:=[.E53]-INDEX([.E:.E];LOOKUP(2;1/([.L$1:.L53]=&quot;-&quot;);ROW([.L$1:.L53]))+[.$K53]-1)" office:value-type="float" office:value="3.5" calcext:value-type="float">
            <text:p>3.5</text:p>
          </table:table-cell>
          <table:table-cell table:style-name="ce34" table:formula="of:=[.F53]-INDEX([.F:.F];LOOKUP(2;1/([.M$1:.M53]=&quot;-&quot;);ROW([.M$1:.M53]))+[.$K53]-1)" office:value-type="float" office:value="3.40000000000001" calcext:value-type="float">
            <text:p>3.40000000000001</text:p>
          </table:table-cell>
          <table:table-cell table:style-name="ce34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-1" calcext:value-type="float">
            <text:p>-1</text:p>
          </table:table-cell>
          <table:table-cell table:style-name="ce34" table:formula="of:=[.G53]-INDEX([.G:.G];LOOKUP(2;1/([.O$1:.O53]=&quot;-&quot;);ROW([.O$1:.O53]))+[.$K53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4" table:formula="of:=[.E54]-INDEX([.E:.E];LOOKUP(2;1/([.L$1:.L54]=&quot;-&quot;);ROW([.L$1:.L54]))+[.$K54]-1)" office:value-type="float" office:value="0.399999999999992" calcext:value-type="float">
            <text:p>0.399999999999992</text:p>
          </table:table-cell>
          <table:table-cell table:style-name="ce34" table:formula="of:=[.F54]-INDEX([.F:.F];LOOKUP(2;1/([.M$1:.M54]=&quot;-&quot;);ROW([.M$1:.M54]))+[.$K54]-1)" office:value-type="float" office:value="-0.200000000000003" calcext:value-type="float">
            <text:p>-0.200000000000003</text:p>
          </table:table-cell>
          <table:table-cell table:style-name="ce3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299999999999997" calcext:value-type="float">
            <text:p>0.299999999999997</text:p>
          </table:table-cell>
          <table:table-cell table:style-name="ce34" table:formula="of:=[.G54]-INDEX([.G:.G];LOOKUP(2;1/([.O$1:.O54]=&quot;-&quot;);ROW([.O$1:.O54]))+[.$K54]-1)" office:value-type="float" office:value="0.699999999999989" calcext:value-type="float">
            <text:p>0.699999999999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4" table:formula="of:=[.E55]-INDEX([.E:.E];LOOKUP(2;1/([.L$1:.L55]=&quot;-&quot;);ROW([.L$1:.L55]))+[.$K55]-1)" office:value-type="float" office:value="1" calcext:value-type="float">
            <text:p>1</text:p>
          </table:table-cell>
          <table:table-cell table:style-name="ce34" table:formula="of:=[.F55]-INDEX([.F:.F];LOOKUP(2;1/([.M$1:.M55]=&quot;-&quot;);ROW([.M$1:.M55]))+[.$K55]-1)" office:value-type="float" office:value="-0.299999999999997" calcext:value-type="float">
            <text:p>-0.299999999999997</text:p>
          </table:table-cell>
          <table:table-cell table:style-name="ce34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0.100000000000009" calcext:value-type="float">
            <text:p>0.100000000000009</text:p>
          </table:table-cell>
          <table:table-cell table:style-name="ce34" table:formula="of:=[.G55]-INDEX([.G:.G];LOOKUP(2;1/([.O$1:.O55]=&quot;-&quot;);ROW([.O$1:.O55]))+[.$K55]-1)" office:value-type="float" office:value="1.10000000000001" calcext:value-type="float">
            <text:p>1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4" table:formula="of:=[.E56]-INDEX([.E:.E];LOOKUP(2;1/([.L$1:.L56]=&quot;-&quot;);ROW([.L$1:.L56]))+[.$K56]-1)" office:value-type="float" office:value="-3.89999999999999" calcext:value-type="float">
            <text:p>-3.89999999999999</text:p>
          </table:table-cell>
          <table:table-cell table:style-name="ce34" table:formula="of:=[.F56]-INDEX([.F:.F];LOOKUP(2;1/([.M$1:.M56]=&quot;-&quot;);ROW([.M$1:.M56]))+[.$K56]-1)" office:value-type="float" office:value="-0.799999999999997" calcext:value-type="float">
            <text:p>-0.799999999999997</text:p>
          </table:table-cell>
          <table:table-cell table:style-name="ce34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0.0999999999999943" calcext:value-type="float">
            <text:p>0.0999999999999943</text:p>
          </table:table-cell>
          <table:table-cell table:style-name="ce34" table:formula="of:=[.G56]-INDEX([.G:.G];LOOKUP(2;1/([.O$1:.O56]=&quot;-&quot;);ROW([.O$1:.O56]))+[.$K56]-1)" office:value-type="float" office:value="-3.8" calcext:value-type="float">
            <text:p>-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4" table:formula="of:=[.E57]-INDEX([.E:.E];LOOKUP(2;1/([.L$1:.L57]=&quot;-&quot;);ROW([.L$1:.L57]))+[.$K57]-1)" office:value-type="float" office:value="-1.59999999999999" calcext:value-type="float">
            <text:p>-1.59999999999999</text:p>
          </table:table-cell>
          <table:table-cell table:style-name="ce34" table:formula="of:=[.F57]-INDEX([.F:.F];LOOKUP(2;1/([.M$1:.M57]=&quot;-&quot;);ROW([.M$1:.M57]))+[.$K57]-1)" office:value-type="float" office:value="-3.7" calcext:value-type="float">
            <text:p>-3.7</text:p>
          </table:table-cell>
          <table:table-cell table:style-name="ce34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.5" calcext:value-type="float">
            <text:p>-2.5</text:p>
          </table:table-cell>
          <table:table-cell table:style-name="ce34" table:formula="of:=[.G57]-INDEX([.G:.G];LOOKUP(2;1/([.O$1:.O57]=&quot;-&quot;);ROW([.O$1:.O57]))+[.$K57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4" table:formula="of:=[.E58]-INDEX([.E:.E];LOOKUP(2;1/([.L$1:.L58]=&quot;-&quot;);ROW([.L$1:.L58]))+[.$K58]-1)" office:value-type="float" office:value="-0.899999999999992" calcext:value-type="float">
            <text:p>-0.899999999999992</text:p>
          </table:table-cell>
          <table:table-cell table:style-name="ce34" table:formula="of:=[.F58]-INDEX([.F:.F];LOOKUP(2;1/([.M$1:.M58]=&quot;-&quot;);ROW([.M$1:.M58]))+[.$K58]-1)" office:value-type="float" office:value="-2.2" calcext:value-type="float">
            <text:p>-2.2</text:p>
          </table:table-cell>
          <table:table-cell table:style-name="ce34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8" calcext:value-type="float">
            <text:p>-1.8</text:p>
          </table:table-cell>
          <table:table-cell table:style-name="ce34" table:formula="of:=[.G58]-INDEX([.G:.G];LOOKUP(2;1/([.O$1:.O58]=&quot;-&quot;);ROW([.O$1:.O58]))+[.$K58]-1)" office:value-type="float" office:value="-2.69999999999999" calcext:value-type="float">
            <text:p>-2.6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4" table:formula="of:=[.E59]-INDEX([.E:.E];LOOKUP(2;1/([.L$1:.L59]=&quot;-&quot;);ROW([.L$1:.L59]))+[.$K59]-1)" office:value-type="float" office:value="-8.8" calcext:value-type="float">
            <text:p>-8.8</text:p>
          </table:table-cell>
          <table:table-cell table:style-name="ce34" table:formula="of:=[.F59]-INDEX([.F:.F];LOOKUP(2;1/([.M$1:.M59]=&quot;-&quot;);ROW([.M$1:.M59]))+[.$K59]-1)" office:value-type="float" office:value="-11.2" calcext:value-type="float">
            <text:p>-11.2</text:p>
          </table:table-cell>
          <table:table-cell table:style-name="ce34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6.09999999999999" calcext:value-type="float">
            <text:p>-6.09999999999999</text:p>
          </table:table-cell>
          <table:table-cell table:style-name="ce34" table:formula="of:=[.G59]-INDEX([.G:.G];LOOKUP(2;1/([.O$1:.O59]=&quot;-&quot;);ROW([.O$1:.O59]))+[.$K59]-1)" office:value-type="float" office:value="-14.9" calcext:value-type="float">
            <text:p>-14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4" table:formula="of:=[.E60]-INDEX([.E:.E];LOOKUP(2;1/([.L$1:.L60]=&quot;-&quot;);ROW([.L$1:.L60]))+[.$K60]-1)" office:value-type="float" office:value="-1.7" calcext:value-type="float">
            <text:p>-1.7</text:p>
          </table:table-cell>
          <table:table-cell table:style-name="ce34" table:formula="of:=[.F60]-INDEX([.F:.F];LOOKUP(2;1/([.M$1:.M60]=&quot;-&quot;);ROW([.M$1:.M60]))+[.$K60]-1)" office:value-type="float" office:value="0.799999999999997" calcext:value-type="float">
            <text:p>0.799999999999997</text:p>
          </table:table-cell>
          <table:table-cell table:style-name="ce3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9.5" calcext:value-type="float">
            <text:p>-9.5</text:p>
          </table:table-cell>
          <table:table-cell table:style-name="ce34" table:formula="of:=[.G60]-INDEX([.G:.G];LOOKUP(2;1/([.O$1:.O60]=&quot;-&quot;);ROW([.O$1:.O60]))+[.$K60]-1)" office:value-type="float" office:value="-11.2" calcext:value-type="float">
            <text:p>-1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4" table:formula="of:=[.E61]-INDEX([.E:.E];LOOKUP(2;1/([.L$1:.L61]=&quot;-&quot;);ROW([.L$1:.L61]))+[.$K61]-1)" office:value-type="float" office:value="-8.3" calcext:value-type="float">
            <text:p>-8.3</text:p>
          </table:table-cell>
          <table:table-cell table:style-name="ce34" table:formula="of:=[.F61]-INDEX([.F:.F];LOOKUP(2;1/([.M$1:.M61]=&quot;-&quot;);ROW([.M$1:.M61]))+[.$K61]-1)" office:value-type="float" office:value="-1.7" calcext:value-type="float">
            <text:p>-1.7</text:p>
          </table:table-cell>
          <table:table-cell table:style-name="ce3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799999999999997" calcext:value-type="float">
            <text:p>-0.799999999999997</text:p>
          </table:table-cell>
          <table:table-cell table:style-name="ce34" table:formula="of:=[.G61]-INDEX([.G:.G];LOOKUP(2;1/([.O$1:.O61]=&quot;-&quot;);ROW([.O$1:.O61]))+[.$K61]-1)" office:value-type="float" office:value="-9.09999999999999" calcext:value-type="float">
            <text:p>-9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4" table:formula="of:=[.E62]-INDEX([.E:.E];LOOKUP(2;1/([.L$1:.L62]=&quot;-&quot;);ROW([.L$1:.L62]))+[.$K62]-1)" office:value-type="float" office:value="-6.5" calcext:value-type="float">
            <text:p>-6.5</text:p>
          </table:table-cell>
          <table:table-cell table:style-name="ce34" table:formula="of:=[.F62]-INDEX([.F:.F];LOOKUP(2;1/([.M$1:.M62]=&quot;-&quot;);ROW([.M$1:.M62]))+[.$K62]-1)" office:value-type="float" office:value="-5.3" calcext:value-type="float">
            <text:p>-5.3</text:p>
          </table:table-cell>
          <table:table-cell table:style-name="ce3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0.5" calcext:value-type="float">
            <text:p>0.5</text:p>
          </table:table-cell>
          <table:table-cell table:style-name="ce34" table:formula="of:=[.G62]-INDEX([.G:.G];LOOKUP(2;1/([.O$1:.O62]=&quot;-&quot;);ROW([.O$1:.O62]))+[.$K62]-1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4" table:formula="of:=[.E63]-INDEX([.E:.E];LOOKUP(2;1/([.L$1:.L63]=&quot;-&quot;);ROW([.L$1:.L63]))+[.$K63]-1)" office:value-type="float" office:value="-1.8" calcext:value-type="float">
            <text:p>-1.8</text:p>
          </table:table-cell>
          <table:table-cell table:style-name="ce34" table:formula="of:=[.F63]-INDEX([.F:.F];LOOKUP(2;1/([.M$1:.M63]=&quot;-&quot;);ROW([.M$1:.M63]))+[.$K63]-1)" office:value-type="float" office:value="-1.7" calcext:value-type="float">
            <text:p>-1.7</text:p>
          </table:table-cell>
          <table:table-cell table:style-name="ce3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0.299999999999997" calcext:value-type="float">
            <text:p>0.299999999999997</text:p>
          </table:table-cell>
          <table:table-cell table:style-name="ce34" table:formula="of:=[.G63]-INDEX([.G:.G];LOOKUP(2;1/([.O$1:.O63]=&quot;-&quot;);ROW([.O$1:.O63]))+[.$K63]-1)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4" table:formula="of:=[.E64]-INDEX([.E:.E];LOOKUP(2;1/([.L$1:.L64]=&quot;-&quot;);ROW([.L$1:.L64]))+[.$K64]-1)" office:value-type="float" office:value="0.100000000000009" calcext:value-type="float">
            <text:p>0.100000000000009</text:p>
          </table:table-cell>
          <table:table-cell table:style-name="ce34" table:formula="of:=[.F64]-INDEX([.F:.F];LOOKUP(2;1/([.M$1:.M64]=&quot;-&quot;);ROW([.M$1:.M64]))+[.$K64]-1)" office:value-type="float" office:value="-0.5" calcext:value-type="float">
            <text:p>-0.5</text:p>
          </table:table-cell>
          <table:table-cell table:style-name="ce3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0.200000000000003" calcext:value-type="float">
            <text:p>0.200000000000003</text:p>
          </table:table-cell>
          <table:table-cell table:style-name="ce34" table:formula="of:=[.G64]-INDEX([.G:.G];LOOKUP(2;1/([.O$1:.O64]=&quot;-&quot;);ROW([.O$1:.O64]))+[.$K64]-1)" office:value-type="float" office:value="0.300000000000011" calcext:value-type="float">
            <text:p>0.300000000000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4" table:formula="of:=[.E65]-INDEX([.E:.E];LOOKUP(2;1/([.L$1:.L65]=&quot;-&quot;);ROW([.L$1:.L65]))+[.$K65]-1)" office:value-type="float" office:value="-4.8" calcext:value-type="float">
            <text:p>-4.8</text:p>
          </table:table-cell>
          <table:table-cell table:style-name="ce34" table:formula="of:=[.F65]-INDEX([.F:.F];LOOKUP(2;1/([.M$1:.M65]=&quot;-&quot;);ROW([.M$1:.M65]))+[.$K65]-1)" office:value-type="float" office:value="-3.40000000000001" calcext:value-type="float">
            <text:p>-3.40000000000001</text:p>
          </table:table-cell>
          <table:table-cell table:style-name="ce3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0.200000000000003" calcext:value-type="float">
            <text:p>-0.200000000000003</text:p>
          </table:table-cell>
          <table:table-cell table:style-name="ce34" table:formula="of:=[.G65]-INDEX([.G:.G];LOOKUP(2;1/([.O$1:.O65]=&quot;-&quot;);ROW([.O$1:.O65]))+[.$K65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4" table:formula="of:=[.E66]-INDEX([.E:.E];LOOKUP(2;1/([.L$1:.L66]=&quot;-&quot;);ROW([.L$1:.L66]))+[.$K66]-1)" office:value-type="float" office:value="0.100000000000009" calcext:value-type="float">
            <text:p>0.100000000000009</text:p>
          </table:table-cell>
          <table:table-cell table:style-name="ce34" table:formula="of:=[.F66]-INDEX([.F:.F];LOOKUP(2;1/([.M$1:.M66]=&quot;-&quot;);ROW([.M$1:.M66]))+[.$K66]-1)" office:value-type="float" office:value="0.200000000000003" calcext:value-type="float">
            <text:p>0.200000000000003</text:p>
          </table:table-cell>
          <table:table-cell table:style-name="ce3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0.299999999999997" calcext:value-type="float">
            <text:p>0.299999999999997</text:p>
          </table:table-cell>
          <table:table-cell table:style-name="ce34" table:formula="of:=[.G66]-INDEX([.G:.G];LOOKUP(2;1/([.O$1:.O66]=&quot;-&quot;);ROW([.O$1:.O66]))+[.$K66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4" table:formula="of:=[.E67]-INDEX([.E:.E];LOOKUP(2;1/([.L$1:.L67]=&quot;-&quot;);ROW([.L$1:.L67]))+[.$K67]-1)" office:value-type="float" office:value="-0.200000000000003" calcext:value-type="float">
            <text:p>-0.200000000000003</text:p>
          </table:table-cell>
          <table:table-cell table:style-name="ce34" table:formula="of:=[.F67]-INDEX([.F:.F];LOOKUP(2;1/([.M$1:.M67]=&quot;-&quot;);ROW([.M$1:.M67]))+[.$K67]-1)" office:value-type="float" office:value="-0.200000000000003" calcext:value-type="float">
            <text:p>-0.200000000000003</text:p>
          </table:table-cell>
          <table:table-cell table:style-name="ce3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0.0999999999999943" calcext:value-type="float">
            <text:p>-0.0999999999999943</text:p>
          </table:table-cell>
          <table:table-cell table:style-name="ce34" table:formula="of:=[.G67]-INDEX([.G:.G];LOOKUP(2;1/([.O$1:.O67]=&quot;-&quot;);ROW([.O$1:.O67]))+[.$K67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4" table:formula="of:=[.E69]-INDEX([.E:.E];LOOKUP(2;1/([.L$1:.L69]=&quot;-&quot;);ROW([.L$1:.L69]))+[.$K69]-1)" office:value-type="float" office:value="3.5" calcext:value-type="float">
            <text:p>3.5</text:p>
          </table:table-cell>
          <table:table-cell table:style-name="ce34" table:formula="of:=[.F69]-INDEX([.F:.F];LOOKUP(2;1/([.M$1:.M69]=&quot;-&quot;);ROW([.M$1:.M69]))+[.$K69]-1)" office:value-type="float" office:value="1.7" calcext:value-type="float">
            <text:p>1.7</text:p>
          </table:table-cell>
          <table:table-cell table:style-name="ce34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34" table:formula="of:=[.G69]-INDEX([.G:.G];LOOKUP(2;1/([.O$1:.O69]=&quot;-&quot;);ROW([.O$1:.O69]))+[.$K69]-1)" office:value-type="float" office:value="1.89999999999999" calcext:value-type="float">
            <text:p>1.8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4" table:formula="of:=[.E70]-INDEX([.E:.E];LOOKUP(2;1/([.L$1:.L70]=&quot;-&quot;);ROW([.L$1:.L70]))+[.$K70]-1)" office:value-type="float" office:value="0.200000000000003" calcext:value-type="float">
            <text:p>0.200000000000003</text:p>
          </table:table-cell>
          <table:table-cell table:style-name="ce34" table:formula="of:=[.F70]-INDEX([.F:.F];LOOKUP(2;1/([.M$1:.M70]=&quot;-&quot;);ROW([.M$1:.M70]))+[.$K70]-1)" office:value-type="float" office:value="0.100000000000009" calcext:value-type="float">
            <text:p>0.100000000000009</text:p>
          </table:table-cell>
          <table:table-cell table:style-name="ce3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1" calcext:value-type="float">
            <text:p>1</text:p>
          </table:table-cell>
          <table:table-cell table:style-name="ce34" table:formula="of:=[.G70]-INDEX([.G:.G];LOOKUP(2;1/([.O$1:.O70]=&quot;-&quot;);ROW([.O$1:.O70]))+[.$K70]-1)" office:value-type="float" office:value="-0.899999999999992" calcext:value-type="float">
            <text:p>-0.8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4" table:formula="of:=[.E71]-INDEX([.E:.E];LOOKUP(2;1/([.L$1:.L71]=&quot;-&quot;);ROW([.L$1:.L71]))+[.$K71]-1)" office:value-type="float" office:value="0.700000000000003" calcext:value-type="float">
            <text:p>0.700000000000003</text:p>
          </table:table-cell>
          <table:table-cell table:style-name="ce34" table:formula="of:=[.F71]-INDEX([.F:.F];LOOKUP(2;1/([.M$1:.M71]=&quot;-&quot;);ROW([.M$1:.M71]))+[.$K71]-1)" office:value-type="float" office:value="0.299999999999997" calcext:value-type="float">
            <text:p>0.299999999999997</text:p>
          </table:table-cell>
          <table:table-cell table:style-name="ce34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34" table:formula="of:=[.G71]-INDEX([.G:.G];LOOKUP(2;1/([.O$1:.O71]=&quot;-&quot;);ROW([.O$1:.O71]))+[.$K71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4" table:formula="of:=[.E72]-INDEX([.E:.E];LOOKUP(2;1/([.L$1:.L72]=&quot;-&quot;);ROW([.L$1:.L72]))+[.$K72]-1)" office:value-type="float" office:value="-0.400000000000006" calcext:value-type="float">
            <text:p>-0.400000000000006</text:p>
          </table:table-cell>
          <table:table-cell table:style-name="ce34" table:formula="of:=[.F72]-INDEX([.F:.F];LOOKUP(2;1/([.M$1:.M72]=&quot;-&quot;);ROW([.M$1:.M72]))+[.$K72]-1)" office:value-type="float" office:value="0" calcext:value-type="float">
            <text:p>0</text:p>
          </table:table-cell>
          <table:table-cell table:style-name="ce34" table:formula="of:=IF([.B72]-[.D72]&lt;0;&quot;?&quot;;MAX((INDEX([.E:.E];LOOKUP(2;1/([.N$1:.N72]=&quot;-&quot;);ROW([.N$1:.N72]))+[.$K72]-1)-INDEX([.G:.G];LOOKUP(2;1/([.N$1:.N72]=&quot;-&quot;);ROW([.N$1:.N72]))+[.$K72]-1));0)-([.E72]-[.G72]))" office:value-type="string" office:string-value="?" calcext:value-type="string">
            <text:p>?</text:p>
          </table:table-cell>
          <table:table-cell table:style-name="ce34" table:formula="of:=[.G72]-INDEX([.G:.G];LOOKUP(2;1/([.O$1:.O72]=&quot;-&quot;);ROW([.O$1:.O72]))+[.$K72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4" table:formula="of:=[.E73]-INDEX([.E:.E];LOOKUP(2;1/([.L$1:.L73]=&quot;-&quot;);ROW([.L$1:.L73]))+[.$K73]-1)" office:value-type="float" office:value="2.90000000000001" calcext:value-type="float">
            <text:p>2.90000000000001</text:p>
          </table:table-cell>
          <table:table-cell table:style-name="ce34" table:formula="of:=[.F73]-INDEX([.F:.F];LOOKUP(2;1/([.M$1:.M73]=&quot;-&quot;);ROW([.M$1:.M73]))+[.$K73]-1)" office:value-type="float" office:value="2.10000000000001" calcext:value-type="float">
            <text:p>2.10000000000001</text:p>
          </table:table-cell>
          <table:table-cell table:style-name="ce34" table:formula="of:=IF([.B73]-[.D73]&lt;0;&quot;?&quot;;MAX((INDEX([.E:.E];LOOKUP(2;1/([.N$1:.N73]=&quot;-&quot;);ROW([.N$1:.N73]))+[.$K73]-1)-INDEX([.G:.G];LOOKUP(2;1/([.N$1:.N73]=&quot;-&quot;);ROW([.N$1:.N73]))+[.$K73]-1));0)-([.E73]-[.G73]))" office:value-type="string" office:string-value="?" calcext:value-type="string">
            <text:p>?</text:p>
          </table:table-cell>
          <table:table-cell table:style-name="ce34" table:formula="of:=[.G73]-INDEX([.G:.G];LOOKUP(2;1/([.O$1:.O73]=&quot;-&quot;);ROW([.O$1:.O73]))+[.$K73]-1)" office:value-type="float" office:value="1.59999999999999" calcext:value-type="float">
            <text:p>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4" table:formula="of:=[.E74]-INDEX([.E:.E];LOOKUP(2;1/([.L$1:.L74]=&quot;-&quot;);ROW([.L$1:.L74]))+[.$K74]-1)" office:value-type="float" office:value="-1.10000000000001" calcext:value-type="float">
            <text:p>-1.10000000000001</text:p>
          </table:table-cell>
          <table:table-cell table:style-name="ce34" table:formula="of:=[.F74]-INDEX([.F:.F];LOOKUP(2;1/([.M$1:.M74]=&quot;-&quot;);ROW([.M$1:.M74]))+[.$K74]-1)" office:value-type="float" office:value="-2.5" calcext:value-type="float">
            <text:p>-2.5</text:p>
          </table:table-cell>
          <table:table-cell table:style-name="ce34" table:formula="of:=IF([.B74]-[.D74]&lt;0;&quot;?&quot;;MAX((INDEX([.E:.E];LOOKUP(2;1/([.N$1:.N74]=&quot;-&quot;);ROW([.N$1:.N74]))+[.$K74]-1)-INDEX([.G:.G];LOOKUP(2;1/([.N$1:.N74]=&quot;-&quot;);ROW([.N$1:.N74]))+[.$K74]-1));0)-([.E74]-[.G74]))" office:value-type="string" office:string-value="?" calcext:value-type="string">
            <text:p>?</text:p>
          </table:table-cell>
          <table:table-cell table:style-name="ce34" table:formula="of:=[.G74]-INDEX([.G:.G];LOOKUP(2;1/([.O$1:.O74]=&quot;-&quot;);ROW([.O$1:.O74]))+[.$K74]-1)" office:value-type="float" office:value="-0.799999999999997" calcext:value-type="float">
            <text:p>-0.7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4" table:formula="of:=[.E75]-INDEX([.E:.E];LOOKUP(2;1/([.L$1:.L75]=&quot;-&quot;);ROW([.L$1:.L75]))+[.$K75]-1)" office:value-type="float" office:value="-0.899999999999992" calcext:value-type="float">
            <text:p>-0.899999999999992</text:p>
          </table:table-cell>
          <table:table-cell table:style-name="ce34" table:formula="of:=[.F75]-INDEX([.F:.F];LOOKUP(2;1/([.M$1:.M75]=&quot;-&quot;);ROW([.M$1:.M75]))+[.$K75]-1)" office:value-type="float" office:value="0.399999999999992" calcext:value-type="float">
            <text:p>0.399999999999992</text:p>
          </table:table-cell>
          <table:table-cell table:style-name="ce34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34" table:formula="of:=[.G75]-INDEX([.G:.G];LOOKUP(2;1/([.O$1:.O75]=&quot;-&quot;);ROW([.O$1:.O75]))+[.$K75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4" table:formula="of:=[.E76]-INDEX([.E:.E];LOOKUP(2;1/([.L$1:.L76]=&quot;-&quot;);ROW([.L$1:.L76]))+[.$K76]-1)" office:value-type="float" office:value="-3.39999999999999" calcext:value-type="float">
            <text:p>-3.39999999999999</text:p>
          </table:table-cell>
          <table:table-cell table:style-name="ce34" table:formula="of:=[.F76]-INDEX([.F:.F];LOOKUP(2;1/([.M$1:.M76]=&quot;-&quot;);ROW([.M$1:.M76]))+[.$K76]-1)" office:value-type="float" office:value="-0.5" calcext:value-type="float">
            <text:p>-0.5</text:p>
          </table:table-cell>
          <table:table-cell table:style-name="ce34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34" table:formula="of:=[.G76]-INDEX([.G:.G];LOOKUP(2;1/([.O$1:.O76]=&quot;-&quot;);ROW([.O$1:.O76]))+[.$K76]-1)" office:value-type="float" office:value="-3.2" calcext:value-type="float">
            <text:p>-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4" table:formula="of:=[.E77]-INDEX([.E:.E];LOOKUP(2;1/([.L$1:.L77]=&quot;-&quot;);ROW([.L$1:.L77]))+[.$K77]-1)" office:value-type="float" office:value="-2.09999999999999" calcext:value-type="float">
            <text:p>-2.09999999999999</text:p>
          </table:table-cell>
          <table:table-cell table:style-name="ce34" table:formula="of:=[.F77]-INDEX([.F:.F];LOOKUP(2;1/([.M$1:.M77]=&quot;-&quot;);ROW([.M$1:.M77]))+[.$K77]-1)" office:value-type="float" office:value="-5.5" calcext:value-type="float">
            <text:p>-5.5</text:p>
          </table:table-cell>
          <table:table-cell table:style-name="ce3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0.700000000000003" calcext:value-type="float">
            <text:p>0.700000000000003</text:p>
          </table:table-cell>
          <table:table-cell table:style-name="ce34" table:formula="of:=[.G77]-INDEX([.G:.G];LOOKUP(2;1/([.O$1:.O77]=&quot;-&quot;);ROW([.O$1:.O77]))+[.$K77]-1)" office:value-type="float" office:value="-3.09999999999999" calcext:value-type="float">
            <text:p>-3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4" table:formula="of:=[.E78]-INDEX([.E:.E];LOOKUP(2;1/([.L$1:.L78]=&quot;-&quot;);ROW([.L$1:.L78]))+[.$K78]-1)" office:value-type="float" office:value="-1" calcext:value-type="float">
            <text:p>-1</text:p>
          </table:table-cell>
          <table:table-cell table:style-name="ce34" table:formula="of:=[.F78]-INDEX([.F:.F];LOOKUP(2;1/([.M$1:.M78]=&quot;-&quot;);ROW([.M$1:.M78]))+[.$K78]-1)" office:value-type="float" office:value="-3.90000000000001" calcext:value-type="float">
            <text:p>-3.90000000000001</text:p>
          </table:table-cell>
          <table:table-cell table:style-name="ce34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4" table:formula="of:=[.G78]-INDEX([.G:.G];LOOKUP(2;1/([.O$1:.O78]=&quot;-&quot;);ROW([.O$1:.O78]))+[.$K78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4" table:formula="of:=[.E79]-INDEX([.E:.E];LOOKUP(2;1/([.L$1:.L79]=&quot;-&quot;);ROW([.L$1:.L79]))+[.$K79]-1)" office:value-type="float" office:value="-9.09999999999999" calcext:value-type="float">
            <text:p>-9.09999999999999</text:p>
          </table:table-cell>
          <table:table-cell table:style-name="ce34" table:formula="of:=[.F79]-INDEX([.F:.F];LOOKUP(2;1/([.M$1:.M79]=&quot;-&quot;);ROW([.M$1:.M79]))+[.$K79]-1)" office:value-type="float" office:value="-12.7" calcext:value-type="float">
            <text:p>-12.7</text:p>
          </table:table-cell>
          <table:table-cell table:style-name="ce3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.09999999999999" calcext:value-type="float">
            <text:p>1.09999999999999</text:p>
          </table:table-cell>
          <table:table-cell table:style-name="ce34" table:formula="of:=[.G79]-INDEX([.G:.G];LOOKUP(2;1/([.O$1:.O79]=&quot;-&quot;);ROW([.O$1:.O79]))+[.$K79]-1)" office:value-type="float" office:value="-9.7" calcext:value-type="float">
            <text:p>-9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4" table:formula="of:=[.E80]-INDEX([.E:.E];LOOKUP(2;1/([.L$1:.L80]=&quot;-&quot;);ROW([.L$1:.L80]))+[.$K80]-1)" office:value-type="float" office:value="-2.3" calcext:value-type="float">
            <text:p>-2.3</text:p>
          </table:table-cell>
          <table:table-cell table:style-name="ce34" table:formula="of:=[.F80]-INDEX([.F:.F];LOOKUP(2;1/([.M$1:.M80]=&quot;-&quot;);ROW([.M$1:.M80]))+[.$K80]-1)" office:value-type="float" office:value="6" calcext:value-type="float">
            <text:p>6</text:p>
          </table:table-cell>
          <table:table-cell table:style-name="ce34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2" calcext:value-type="float">
            <text:p>-2</text:p>
          </table:table-cell>
          <table:table-cell table:style-name="ce34" table:formula="of:=[.G80]-INDEX([.G:.G];LOOKUP(2;1/([.O$1:.O80]=&quot;-&quot;);ROW([.O$1:.O80]))+[.$K80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4" table:formula="of:=[.E81]-INDEX([.E:.E];LOOKUP(2;1/([.L$1:.L81]=&quot;-&quot;);ROW([.L$1:.L81]))+[.$K81]-1)" office:value-type="float" office:value="-6" calcext:value-type="float">
            <text:p>-6</text:p>
          </table:table-cell>
          <table:table-cell table:style-name="ce34" table:formula="of:=[.F81]-INDEX([.F:.F];LOOKUP(2;1/([.M$1:.M81]=&quot;-&quot;);ROW([.M$1:.M81]))+[.$K81]-1)" office:value-type="float" office:value="3.89999999999999" calcext:value-type="float">
            <text:p>3.89999999999999</text:p>
          </table:table-cell>
          <table:table-cell table:style-name="ce3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5.09999999999999" calcext:value-type="float">
            <text:p>-5.09999999999999</text:p>
          </table:table-cell>
          <table:table-cell table:style-name="ce34" table:formula="of:=[.G81]-INDEX([.G:.G];LOOKUP(2;1/([.O$1:.O81]=&quot;-&quot;);ROW([.O$1:.O81]))+[.$K81]-1)" office:value-type="float" office:value="-11.8" calcext:value-type="float">
            <text:p>-1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4" table:formula="of:=[.E82]-INDEX([.E:.E];LOOKUP(2;1/([.L$1:.L82]=&quot;-&quot;);ROW([.L$1:.L82]))+[.$K82]-1)" office:value-type="float" office:value="-1.5" calcext:value-type="float">
            <text:p>-1.5</text:p>
          </table:table-cell>
          <table:table-cell table:style-name="ce34" table:formula="of:=[.F82]-INDEX([.F:.F];LOOKUP(2;1/([.M$1:.M82]=&quot;-&quot;);ROW([.M$1:.M82]))+[.$K82]-1)" office:value-type="float" office:value="4.39999999999999" calcext:value-type="float">
            <text:p>4.39999999999999</text:p>
          </table:table-cell>
          <table:table-cell table:style-name="ce34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6.40000000000001" calcext:value-type="float">
            <text:p>-6.40000000000001</text:p>
          </table:table-cell>
          <table:table-cell table:style-name="ce34" table:formula="of:=[.G82]-INDEX([.G:.G];LOOKUP(2;1/([.O$1:.O82]=&quot;-&quot;);ROW([.O$1:.O82]))+[.$K82]-1)" office:value-type="float" office:value="-8.60000000000001" calcext:value-type="float">
            <text:p>-8.6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4" table:formula="of:=[.E83]-INDEX([.E:.E];LOOKUP(2;1/([.L$1:.L83]=&quot;-&quot;);ROW([.L$1:.L83]))+[.$K83]-1)" office:value-type="float" office:value="-0.299999999999997" calcext:value-type="float">
            <text:p>-0.299999999999997</text:p>
          </table:table-cell>
          <table:table-cell table:style-name="ce34" table:formula="of:=[.F83]-INDEX([.F:.F];LOOKUP(2;1/([.M$1:.M83]=&quot;-&quot;);ROW([.M$1:.M83]))+[.$K83]-1)" office:value-type="float" office:value="-1.7" calcext:value-type="float">
            <text:p>-1.7</text:p>
          </table:table-cell>
          <table:table-cell table:style-name="ce34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0999999999999943" calcext:value-type="float">
            <text:p>-0.0999999999999943</text:p>
          </table:table-cell>
          <table:table-cell table:style-name="ce34" table:formula="of:=[.G83]-INDEX([.G:.G];LOOKUP(2;1/([.O$1:.O83]=&quot;-&quot;);ROW([.O$1:.O83]))+[.$K83]-1)" office:value-type="float" office:value="-2.09999999999999" calcext:value-type="float">
            <text:p>-2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4" table:formula="of:=[.E84]-INDEX([.E:.E];LOOKUP(2;1/([.L$1:.L84]=&quot;-&quot;);ROW([.L$1:.L84]))+[.$K84]-1)" office:value-type="float" office:value="0.400000000000006" calcext:value-type="float">
            <text:p>0.400000000000006</text:p>
          </table:table-cell>
          <table:table-cell table:style-name="ce34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3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0.599999999999994" calcext:value-type="float">
            <text:p>0.599999999999994</text:p>
          </table:table-cell>
          <table:table-cell table:style-name="ce34" table:formula="of:=[.G84]-INDEX([.G:.G];LOOKUP(2;1/([.O$1:.O84]=&quot;-&quot;);ROW([.O$1:.O84]))+[.$K84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4" table:formula="of:=[.E85]-INDEX([.E:.E];LOOKUP(2;1/([.L$1:.L85]=&quot;-&quot;);ROW([.L$1:.L85]))+[.$K85]-1)" office:value-type="float" office:value="-3.89999999999999" calcext:value-type="float">
            <text:p>-3.89999999999999</text:p>
          </table:table-cell>
          <table:table-cell table:style-name="ce34" table:formula="of:=[.F85]-INDEX([.F:.F];LOOKUP(2;1/([.M$1:.M85]=&quot;-&quot;);ROW([.M$1:.M85]))+[.$K85]-1)" office:value-type="float" office:value="-4.3" calcext:value-type="float">
            <text:p>-4.3</text:p>
          </table:table-cell>
          <table:table-cell table:style-name="ce34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0.5" calcext:value-type="float">
            <text:p>-0.5</text:p>
          </table:table-cell>
          <table:table-cell table:style-name="ce34" table:formula="of:=[.G85]-INDEX([.G:.G];LOOKUP(2;1/([.O$1:.O85]=&quot;-&quot;);ROW([.O$1:.O85]))+[.$K85]-1)" office:value-type="float" office:value="-6.09999999999999" calcext:value-type="float">
            <text:p>-6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4" table:formula="of:=[.E86]-INDEX([.E:.E];LOOKUP(2;1/([.L$1:.L86]=&quot;-&quot;);ROW([.L$1:.L86]))+[.$K86]-1)" office:value-type="float" office:value="0.900000000000006" calcext:value-type="float">
            <text:p>0.900000000000006</text:p>
          </table:table-cell>
          <table:table-cell table:style-name="ce34" table:formula="of:=[.F86]-INDEX([.F:.F];LOOKUP(2;1/([.M$1:.M86]=&quot;-&quot;);ROW([.M$1:.M86]))+[.$K86]-1)" office:value-type="float" office:value="0" calcext:value-type="float">
            <text:p>0</text:p>
          </table:table-cell>
          <table:table-cell table:style-name="ce34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34" table:formula="of:=[.G86]-INDEX([.G:.G];LOOKUP(2;1/([.O$1:.O86]=&quot;-&quot;);ROW([.O$1:.O86]))+[.$K86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4" table:formula="of:=[.E87]-INDEX([.E:.E];LOOKUP(2;1/([.L$1:.L87]=&quot;-&quot;);ROW([.L$1:.L87]))+[.$K87]-1)" office:value-type="float" office:value="0.200000000000003" calcext:value-type="float">
            <text:p>0.200000000000003</text:p>
          </table:table-cell>
          <table:table-cell table:style-name="ce34" table:formula="of:=[.F87]-INDEX([.F:.F];LOOKUP(2;1/([.M$1:.M87]=&quot;-&quot;);ROW([.M$1:.M87]))+[.$K87]-1)" office:value-type="float" office:value="0.200000000000003" calcext:value-type="float">
            <text:p>0.200000000000003</text:p>
          </table:table-cell>
          <table:table-cell table:style-name="ce34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4" table:formula="of:=[.G87]-INDEX([.G:.G];LOOKUP(2;1/([.O$1:.O87]=&quot;-&quot;);ROW([.O$1:.O87]))+[.$K87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4" table:formula="of:=[.E89]-INDEX([.E:.E];LOOKUP(2;1/([.L$1:.L89]=&quot;-&quot;);ROW([.L$1:.L89]))+[.$K89]-1)" office:value-type="float" office:value="0" calcext:value-type="float">
            <text:p>0</text:p>
          </table:table-cell>
          <table:table-cell table:style-name="ce34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34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34" table:formula="of:=[.G89]-INDEX([.G:.G];LOOKUP(2;1/([.O$1:.O89]=&quot;-&quot;);ROW([.O$1:.O89]))+[.$K89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4" table:formula="of:=[.E90]-INDEX([.E:.E];LOOKUP(2;1/([.L$1:.L90]=&quot;-&quot;);ROW([.L$1:.L90]))+[.$K90]-1)" office:value-type="float" office:value="0" calcext:value-type="float">
            <text:p>0</text:p>
          </table:table-cell>
          <table:table-cell table:style-name="ce34" table:formula="of:=[.F90]-INDEX([.F:.F];LOOKUP(2;1/([.M$1:.M90]=&quot;-&quot;);ROW([.M$1:.M90]))+[.$K90]-1)" office:value-type="float" office:value="0" calcext:value-type="float">
            <text:p>0</text:p>
          </table:table-cell>
          <table:table-cell table:style-name="ce34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34" table:formula="of:=[.G90]-INDEX([.G:.G];LOOKUP(2;1/([.O$1:.O90]=&quot;-&quot;);ROW([.O$1:.O90]))+[.$K90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4" table:formula="of:=[.E91]-INDEX([.E:.E];LOOKUP(2;1/([.L$1:.L91]=&quot;-&quot;);ROW([.L$1:.L91]))+[.$K91]-1)" office:value-type="float" office:value="0.599999999999994" calcext:value-type="float">
            <text:p>0.599999999999994</text:p>
          </table:table-cell>
          <table:table-cell table:style-name="ce34" table:formula="of:=[.F91]-INDEX([.F:.F];LOOKUP(2;1/([.M$1:.M91]=&quot;-&quot;);ROW([.M$1:.M91]))+[.$K91]-1)" office:value-type="float" office:value="0.299999999999997" calcext:value-type="float">
            <text:p>0.299999999999997</text:p>
          </table:table-cell>
          <table:table-cell table:style-name="ce3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0.399999999999992" calcext:value-type="float">
            <text:p>-0.399999999999992</text:p>
          </table:table-cell>
          <table:table-cell table:style-name="ce34" table:formula="of:=[.G91]-INDEX([.G:.G];LOOKUP(2;1/([.O$1:.O91]=&quot;-&quot;);ROW([.O$1:.O91]))+[.$K91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4" table:formula="of:=[.E92]-INDEX([.E:.E];LOOKUP(2;1/([.L$1:.L92]=&quot;-&quot;);ROW([.L$1:.L92]))+[.$K92]-1)" office:value-type="float" office:value="0" calcext:value-type="float">
            <text:p>0</text:p>
          </table:table-cell>
          <table:table-cell table:style-name="ce34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34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34" table:formula="of:=[.G92]-INDEX([.G:.G];LOOKUP(2;1/([.O$1:.O92]=&quot;-&quot;);ROW([.O$1:.O92]))+[.$K9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4" table:formula="of:=[.E93]-INDEX([.E:.E];LOOKUP(2;1/([.L$1:.L93]=&quot;-&quot;);ROW([.L$1:.L93]))+[.$K93]-1)" office:value-type="float" office:value="-0.200000000000003" calcext:value-type="float">
            <text:p>-0.200000000000003</text:p>
          </table:table-cell>
          <table:table-cell table:style-name="ce34" table:formula="of:=[.F93]-INDEX([.F:.F];LOOKUP(2;1/([.M$1:.M93]=&quot;-&quot;);ROW([.M$1:.M93]))+[.$K93]-1)" office:value-type="float" office:value="-0.100000000000009" calcext:value-type="float">
            <text:p>-0.100000000000009</text:p>
          </table:table-cell>
          <table:table-cell table:style-name="ce34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34" table:formula="of:=[.G93]-INDEX([.G:.G];LOOKUP(2;1/([.O$1:.O93]=&quot;-&quot;);ROW([.O$1:.O93]))+[.$K93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4" table:formula="of:=[.E94]-INDEX([.E:.E];LOOKUP(2;1/([.L$1:.L94]=&quot;-&quot;);ROW([.L$1:.L94]))+[.$K94]-1)" office:value-type="float" office:value="0.400000000000006" calcext:value-type="float">
            <text:p>0.400000000000006</text:p>
          </table:table-cell>
          <table:table-cell table:style-name="ce34" table:formula="of:=[.F94]-INDEX([.F:.F];LOOKUP(2;1/([.M$1:.M94]=&quot;-&quot;);ROW([.M$1:.M94]))+[.$K94]-1)" office:value-type="float" office:value="0.0999999999999943" calcext:value-type="float">
            <text:p>0.0999999999999943</text:p>
          </table:table-cell>
          <table:table-cell table:style-name="ce3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0.300000000000011" calcext:value-type="float">
            <text:p>-0.300000000000011</text:p>
          </table:table-cell>
          <table:table-cell table:style-name="ce34" table:formula="of:=[.G94]-INDEX([.G:.G];LOOKUP(2;1/([.O$1:.O94]=&quot;-&quot;);ROW([.O$1:.O94]))+[.$K94]-1)" office:value-type="float" office:value="-0.400000000000006" calcext:value-type="float">
            <text:p>-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4" table:formula="of:=[.E95]-INDEX([.E:.E];LOOKUP(2;1/([.L$1:.L95]=&quot;-&quot;);ROW([.L$1:.L95]))+[.$K95]-1)" office:value-type="float" office:value="-110.4" calcext:value-type="float">
            <text:p>-110.4</text:p>
          </table:table-cell>
          <table:table-cell table:style-name="ce34" table:formula="of:=[.F95]-INDEX([.F:.F];LOOKUP(2;1/([.M$1:.M95]=&quot;-&quot;);ROW([.M$1:.M95]))+[.$K95]-1)" office:value-type="float" office:value="-117.1" calcext:value-type="float">
            <text:p>-117.1</text:p>
          </table:table-cell>
          <table:table-cell table:style-name="ce3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0.799999999999999" calcext:value-type="float">
            <text:p>-0.799999999999999</text:p>
          </table:table-cell>
          <table:table-cell table:style-name="ce34" table:formula="of:=[.G95]-INDEX([.G:.G];LOOKUP(2;1/([.O$1:.O95]=&quot;-&quot;);ROW([.O$1:.O95]))+[.$K95]-1)" office:value-type="float" office:value="-111.7" calcext:value-type="float">
            <text:p>-111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4" table:formula="of:=[.E96]-INDEX([.E:.E];LOOKUP(2;1/([.L$1:.L96]=&quot;-&quot;);ROW([.L$1:.L96]))+[.$K96]-1)" office:value-type="float" office:value="-0.5" calcext:value-type="float">
            <text:p>-0.5</text:p>
          </table:table-cell>
          <table:table-cell table:style-name="ce34" table:formula="of:=[.F96]-INDEX([.F:.F];LOOKUP(2;1/([.M$1:.M96]=&quot;-&quot;);ROW([.M$1:.M96]))+[.$K96]-1)" office:value-type="float" office:value="-0.5" calcext:value-type="float">
            <text:p>-0.5</text:p>
          </table:table-cell>
          <table:table-cell table:style-name="ce34" table:formula="of:=IF([.B96]-[.D96]&lt;0;&quot;?&quot;;MAX((INDEX([.E:.E];LOOKUP(2;1/([.N$1:.N96]=&quot;-&quot;);ROW([.N$1:.N96]))+[.$K96]-1)-INDEX([.G:.G];LOOKUP(2;1/([.N$1:.N96]=&quot;-&quot;);ROW([.N$1:.N96]))+[.$K96]-1));0)-([.E96]-[.G96]))" office:value-type="string" office:string-value="?" calcext:value-type="string">
            <text:p>?</text:p>
          </table:table-cell>
          <table:table-cell table:style-name="ce34" table:formula="of:=[.G96]-INDEX([.G:.G];LOOKUP(2;1/([.O$1:.O96]=&quot;-&quot;);ROW([.O$1:.O96]))+[.$K96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4" table:formula="of:=[.E97]-INDEX([.E:.E];LOOKUP(2;1/([.L$1:.L97]=&quot;-&quot;);ROW([.L$1:.L97]))+[.$K97]-1)" office:value-type="float" office:value="0" calcext:value-type="float">
            <text:p>0</text:p>
          </table:table-cell>
          <table:table-cell table:style-name="ce34" table:formula="of:=[.F97]-INDEX([.F:.F];LOOKUP(2;1/([.M$1:.M97]=&quot;-&quot;);ROW([.M$1:.M97]))+[.$K97]-1)" office:value-type="float" office:value="0" calcext:value-type="float">
            <text:p>0</text:p>
          </table:table-cell>
          <table:table-cell table:style-name="ce34" table:formula="of:=IF([.B97]-[.D97]&lt;0;&quot;?&quot;;MAX((INDEX([.E:.E];LOOKUP(2;1/([.N$1:.N97]=&quot;-&quot;);ROW([.N$1:.N97]))+[.$K97]-1)-INDEX([.G:.G];LOOKUP(2;1/([.N$1:.N97]=&quot;-&quot;);ROW([.N$1:.N97]))+[.$K97]-1));0)-([.E97]-[.G97]))" office:value-type="string" office:string-value="?" calcext:value-type="string">
            <text:p>?</text:p>
          </table:table-cell>
          <table:table-cell table:style-name="ce34" table:formula="of:=[.G97]-INDEX([.G:.G];LOOKUP(2;1/([.O$1:.O97]=&quot;-&quot;);ROW([.O$1:.O97]))+[.$K97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4" table:formula="of:=[.E98]-INDEX([.E:.E];LOOKUP(2;1/([.L$1:.L98]=&quot;-&quot;);ROW([.L$1:.L98]))+[.$K98]-1)" office:value-type="float" office:value="0.599999999999994" calcext:value-type="float">
            <text:p>0.599999999999994</text:p>
          </table:table-cell>
          <table:table-cell table:style-name="ce34" table:formula="of:=[.F98]-INDEX([.F:.F];LOOKUP(2;1/([.M$1:.M98]=&quot;-&quot;);ROW([.M$1:.M98]))+[.$K98]-1)" office:value-type="float" office:value="0.200000000000003" calcext:value-type="float">
            <text:p>0.200000000000003</text:p>
          </table:table-cell>
          <table:table-cell table:style-name="ce3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199999999999989" calcext:value-type="float">
            <text:p>-0.199999999999989</text:p>
          </table:table-cell>
          <table:table-cell table:style-name="ce34" table:formula="of:=[.G98]-INDEX([.G:.G];LOOKUP(2;1/([.O$1:.O98]=&quot;-&quot;);ROW([.O$1:.O98]))+[.$K98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4" table:formula="of:=[.E99]-INDEX([.E:.E];LOOKUP(2;1/([.L$1:.L99]=&quot;-&quot;);ROW([.L$1:.L99]))+[.$K99]-1)" office:value-type="float" office:value="1" calcext:value-type="float">
            <text:p>1</text:p>
          </table:table-cell>
          <table:table-cell table:style-name="ce34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3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0.799999999999997" calcext:value-type="float">
            <text:p>-0.799999999999997</text:p>
          </table:table-cell>
          <table:table-cell table:style-name="ce34" table:formula="of:=[.G99]-INDEX([.G:.G];LOOKUP(2;1/([.O$1:.O99]=&quot;-&quot;);ROW([.O$1:.O99]))+[.$K99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4" table:formula="of:=[.E100]-INDEX([.E:.E];LOOKUP(2;1/([.L$1:.L100]=&quot;-&quot;);ROW([.L$1:.L100]))+[.$K100]-1)" office:value-type="float" office:value="0" calcext:value-type="float">
            <text:p>0</text:p>
          </table:table-cell>
          <table:table-cell table:style-name="ce34" table:formula="of:=[.F100]-INDEX([.F:.F];LOOKUP(2;1/([.M$1:.M100]=&quot;-&quot;);ROW([.M$1:.M100]))+[.$K100]-1)" office:value-type="float" office:value="0" calcext:value-type="float">
            <text:p>0</text:p>
          </table:table-cell>
          <table:table-cell table:style-name="ce34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0" calcext:value-type="float">
            <text:p>0</text:p>
          </table:table-cell>
          <table:table-cell table:style-name="ce34" table:formula="of:=[.G100]-INDEX([.G:.G];LOOKUP(2;1/([.O$1:.O100]=&quot;-&quot;);ROW([.O$1:.O100]))+[.$K100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4" table:formula="of:=[.E101]-INDEX([.E:.E];LOOKUP(2;1/([.L$1:.L101]=&quot;-&quot;);ROW([.L$1:.L101]))+[.$K101]-1)" office:value-type="float" office:value="0.600000000000009" calcext:value-type="float">
            <text:p>0.600000000000009</text:p>
          </table:table-cell>
          <table:table-cell table:style-name="ce34" table:formula="of:=[.F101]-INDEX([.F:.F];LOOKUP(2;1/([.M$1:.M101]=&quot;-&quot;);ROW([.M$1:.M101]))+[.$K101]-1)" office:value-type="float" office:value="-0.100000000000009" calcext:value-type="float">
            <text:p>-0.100000000000009</text:p>
          </table:table-cell>
          <table:table-cell table:style-name="ce34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0.800000000000011" calcext:value-type="float">
            <text:p>-0.800000000000011</text:p>
          </table:table-cell>
          <table:table-cell table:style-name="ce34" table:formula="of:=[.G101]-INDEX([.G:.G];LOOKUP(2;1/([.O$1:.O101]=&quot;-&quot;);ROW([.O$1:.O101]))+[.$K101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4" table:formula="of:=[.E102]-INDEX([.E:.E];LOOKUP(2;1/([.L$1:.L102]=&quot;-&quot;);ROW([.L$1:.L102]))+[.$K102]-1)" office:value-type="float" office:value="0.100000000000009" calcext:value-type="float">
            <text:p>0.100000000000009</text:p>
          </table:table-cell>
          <table:table-cell table:style-name="ce34" table:formula="of:=[.F102]-INDEX([.F:.F];LOOKUP(2;1/([.M$1:.M102]=&quot;-&quot;);ROW([.M$1:.M102]))+[.$K102]-1)" office:value-type="float" office:value="0.0999999999999943" calcext:value-type="float">
            <text:p>0.0999999999999943</text:p>
          </table:table-cell>
          <table:table-cell table:style-name="ce34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0.100000000000009" calcext:value-type="float">
            <text:p>-0.100000000000009</text:p>
          </table:table-cell>
          <table:table-cell table:style-name="ce34" table:formula="of:=[.G102]-INDEX([.G:.G];LOOKUP(2;1/([.O$1:.O102]=&quot;-&quot;);ROW([.O$1:.O102]))+[.$K10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4" table:formula="of:=[.E103]-INDEX([.E:.E];LOOKUP(2;1/([.L$1:.L103]=&quot;-&quot;);ROW([.L$1:.L103]))+[.$K103]-1)" office:value-type="float" office:value="-0.199999999999989" calcext:value-type="float">
            <text:p>-0.199999999999989</text:p>
          </table:table-cell>
          <table:table-cell table:style-name="ce34" table:formula="of:=[.F103]-INDEX([.F:.F];LOOKUP(2;1/([.M$1:.M103]=&quot;-&quot;);ROW([.M$1:.M103]))+[.$K103]-1)" office:value-type="float" office:value="0.0999999999999943" calcext:value-type="float">
            <text:p>0.0999999999999943</text:p>
          </table:table-cell>
          <table:table-cell table:style-name="ce34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0.000000000000014210854715202" calcext:value-type="float">
            <text:p>-1.4210854715202E-14</text:p>
          </table:table-cell>
          <table:table-cell table:style-name="ce34" table:formula="of:=[.G103]-INDEX([.G:.G];LOOKUP(2;1/([.O$1:.O103]=&quot;-&quot;);ROW([.O$1:.O103]))+[.$K103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4" table:formula="of:=[.E104]-INDEX([.E:.E];LOOKUP(2;1/([.L$1:.L104]=&quot;-&quot;);ROW([.L$1:.L104]))+[.$K104]-1)" office:value-type="float" office:value="0.100000000000009" calcext:value-type="float">
            <text:p>0.100000000000009</text:p>
          </table:table-cell>
          <table:table-cell table:style-name="ce34" table:formula="of:=[.F104]-INDEX([.F:.F];LOOKUP(2;1/([.M$1:.M104]=&quot;-&quot;);ROW([.M$1:.M104]))+[.$K104]-1)" office:value-type="float" office:value="0.0999999999999943" calcext:value-type="float">
            <text:p>0.0999999999999943</text:p>
          </table:table-cell>
          <table:table-cell table:style-name="ce34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0.100000000000009" calcext:value-type="float">
            <text:p>-0.100000000000009</text:p>
          </table:table-cell>
          <table:table-cell table:style-name="ce34" table:formula="of:=[.G104]-INDEX([.G:.G];LOOKUP(2;1/([.O$1:.O104]=&quot;-&quot;);ROW([.O$1:.O104]))+[.$K104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4" table:formula="of:=[.E105]-INDEX([.E:.E];LOOKUP(2;1/([.L$1:.L105]=&quot;-&quot;);ROW([.L$1:.L105]))+[.$K105]-1)" office:value-type="float" office:value="-0.200000000000003" calcext:value-type="float">
            <text:p>-0.200000000000003</text:p>
          </table:table-cell>
          <table:table-cell table:style-name="ce34" table:formula="of:=[.F105]-INDEX([.F:.F];LOOKUP(2;1/([.M$1:.M105]=&quot;-&quot;);ROW([.M$1:.M105]))+[.$K105]-1)" office:value-type="float" office:value="-0.200000000000003" calcext:value-type="float">
            <text:p>-0.200000000000003</text:p>
          </table:table-cell>
          <table:table-cell table:style-name="ce34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4" table:formula="of:=[.G105]-INDEX([.G:.G];LOOKUP(2;1/([.O$1:.O105]=&quot;-&quot;);ROW([.O$1:.O105]))+[.$K105]-1)" office:value-type="float" office:value="0.399999999999992" calcext:value-type="float">
            <text:p>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4" table:formula="of:=[.E106]-INDEX([.E:.E];LOOKUP(2;1/([.L$1:.L106]=&quot;-&quot;);ROW([.L$1:.L106]))+[.$K106]-1)" office:value-type="float" office:value="0" calcext:value-type="float">
            <text:p>0</text:p>
          </table:table-cell>
          <table:table-cell table:style-name="ce34" table:formula="of:=[.F106]-INDEX([.F:.F];LOOKUP(2;1/([.M$1:.M106]=&quot;-&quot;);ROW([.M$1:.M106]))+[.$K106]-1)" office:value-type="float" office:value="0" calcext:value-type="float">
            <text:p>0</text:p>
          </table:table-cell>
          <table:table-cell table:style-name="ce3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0" calcext:value-type="float">
            <text:p>0</text:p>
          </table:table-cell>
          <table:table-cell table:style-name="ce34" table:formula="of:=[.G106]-INDEX([.G:.G];LOOKUP(2;1/([.O$1:.O106]=&quot;-&quot;);ROW([.O$1:.O106]))+[.$K106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4" table:formula="of:=[.E107]-INDEX([.E:.E];LOOKUP(2;1/([.L$1:.L107]=&quot;-&quot;);ROW([.L$1:.L107]))+[.$K107]-1)" office:value-type="float" office:value="0.0999999999999943" calcext:value-type="float">
            <text:p>0.0999999999999943</text:p>
          </table:table-cell>
          <table:table-cell table:style-name="ce34" table:formula="of:=[.F107]-INDEX([.F:.F];LOOKUP(2;1/([.M$1:.M107]=&quot;-&quot;);ROW([.M$1:.M107]))+[.$K107]-1)" office:value-type="float" office:value="0" calcext:value-type="float">
            <text:p>0</text:p>
          </table:table-cell>
          <table:table-cell table:style-name="ce34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" calcext:value-type="float">
            <text:p>0</text:p>
          </table:table-cell>
          <table:table-cell table:style-name="ce34" table:formula="of:=[.G107]-INDEX([.G:.G];LOOKUP(2;1/([.O$1:.O107]=&quot;-&quot;);ROW([.O$1:.O107]))+[.$K10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4" table:formula="of:=[.E108]-INDEX([.E:.E];LOOKUP(2;1/([.L$1:.L108]=&quot;-&quot;);ROW([.L$1:.L108]))+[.$K108]-1)" office:value-type="float" office:value="-0.700000000000003" calcext:value-type="float">
            <text:p>-0.700000000000003</text:p>
          </table:table-cell>
          <table:table-cell table:style-name="ce34" table:formula="of:=[.F108]-INDEX([.F:.F];LOOKUP(2;1/([.M$1:.M108]=&quot;-&quot;);ROW([.M$1:.M108]))+[.$K108]-1)" office:value-type="float" office:value="-0.700000000000003" calcext:value-type="float">
            <text:p>-0.700000000000003</text:p>
          </table:table-cell>
          <table:table-cell table:style-name="ce34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34" table:formula="of:=[.G108]-INDEX([.G:.G];LOOKUP(2;1/([.O$1:.O108]=&quot;-&quot;);ROW([.O$1:.O108]))+[.$K108]-1)" office:value-type="float" office:value="0.299999999999997" calcext:value-type="float">
            <text:p>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4" table:formula="of:=[.E109]-INDEX([.E:.E];LOOKUP(2;1/([.L$1:.L109]=&quot;-&quot;);ROW([.L$1:.L109]))+[.$K109]-1)" office:value-type="float" office:value="0" calcext:value-type="float">
            <text:p>0</text:p>
          </table:table-cell>
          <table:table-cell table:style-name="ce34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34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0" calcext:value-type="float">
            <text:p>0</text:p>
          </table:table-cell>
          <table:table-cell table:style-name="ce34" table:formula="of:=[.G109]-INDEX([.G:.G];LOOKUP(2;1/([.O$1:.O109]=&quot;-&quot;);ROW([.O$1:.O109]))+[.$K109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4" table:formula="of:=[.E110]-INDEX([.E:.E];LOOKUP(2;1/([.L$1:.L110]=&quot;-&quot;);ROW([.L$1:.L110]))+[.$K110]-1)" office:value-type="float" office:value="-94.9" calcext:value-type="float">
            <text:p>-94.9</text:p>
          </table:table-cell>
          <table:table-cell table:style-name="ce34" table:formula="of:=[.F110]-INDEX([.F:.F];LOOKUP(2;1/([.M$1:.M110]=&quot;-&quot;);ROW([.M$1:.M110]))+[.$K110]-1)" office:value-type="float" office:value="-96" calcext:value-type="float">
            <text:p>-96</text:p>
          </table:table-cell>
          <table:table-cell table:style-name="ce34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0.200000000000003" calcext:value-type="float">
            <text:p>0.200000000000003</text:p>
          </table:table-cell>
          <table:table-cell table:style-name="ce34" table:formula="of:=[.G110]-INDEX([.G:.G];LOOKUP(2;1/([.O$1:.O110]=&quot;-&quot;);ROW([.O$1:.O110]))+[.$K110]-1)" office:value-type="float" office:value="-94.7" calcext:value-type="float">
            <text:p>-94.7</text:p>
          </table:table-cell>
          <table:table-cell table:number-columns-repeated="11"/>
        </table:table-row>
        <table:table-row table:style-name="ro1" table:number-rows-repeated="11">
          <table:table-cell table:number-columns-repeated="11"/>
          <table:table-cell table:style-name="ce34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4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DIFFUSION_MD.O89:DIFFUSION_MD.O1048576 DIFFUSION_MD.L1:DIFFUSION_MD.O88 DIFFUSION_MD.N89:DIFFUSION_MD.N1048576 DIFFUSION_MD.M89:DIFFUSION_MD.M1048576 DIFFUSION_MD.L89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tra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ative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0"/>
          <table:table-cell table:number-columns-repeated="11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overfitting</text:p>
          </table:table-cell>
          <table:table-cell table:style-name="ce4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4]-INDEX([.E:.E];LOOKUP(2;1/([.L$1:.L4]=&quot;-&quot;);ROW([.L$1:.L4]))+[.$K4]-1)" office:value-type="float" office:value="7.8" calcext:value-type="float">
            <text:p>7.8</text:p>
          </table:table-cell>
          <table:table-cell table:style-name="ce43" table:formula="of:=[.F4]-INDEX([.F:.F];LOOKUP(2;1/([.M$1:.M4]=&quot;-&quot;);ROW([.M$1:.M4]))+[.$K4]-1)" office:value-type="float" office:value="2.19999999999999" calcext:value-type="float">
            <text:p>2.19999999999999</text:p>
          </table:table-cell>
          <table:table-cell table:style-name="ce43" table:formula="of:=IF([.B4]-[.D4]&lt;0;&quot;?&quot;;MAX((INDEX([.E:.E];LOOKUP(2;1/([.N$1:.N4]=&quot;-&quot;);ROW([.N$1:.N4]))+[.$K4]-1)-INDEX([.G:.G];LOOKUP(2;1/([.N$1:.N4]=&quot;-&quot;);ROW([.N$1:.N4]))+[.$K4]-1));0)-([.E4]-[.G4]))" office:value-type="float" office:value="-4.7" calcext:value-type="float">
            <text:p>-4.7</text:p>
          </table:table-cell>
          <table:table-cell table:style-name="ce43" table:formula="of:=[.G4]-INDEX([.G:.G];LOOKUP(2;1/([.O$1:.O4]=&quot;-&quot;);ROW([.O$1:.O4]))+[.$K4]-1)" office:value-type="float" office:value="1.7" calcext:value-type="float">
            <text:p>1.7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5]-INDEX([.E:.E];LOOKUP(2;1/([.L$1:.L5]=&quot;-&quot;);ROW([.L$1:.L5]))+[.$K5]-1)" office:value-type="float" office:value="-3.99999999999999" calcext:value-type="float">
            <text:p>-3.99999999999999</text:p>
          </table:table-cell>
          <table:table-cell table:style-name="ce43" table:formula="of:=[.F5]-INDEX([.F:.F];LOOKUP(2;1/([.M$1:.M5]=&quot;-&quot;);ROW([.M$1:.M5]))+[.$K5]-1)" office:value-type="float" office:value="-1.69999999999999" calcext:value-type="float">
            <text:p>-1.69999999999999</text:p>
          </table:table-cell>
          <table:table-cell table:style-name="ce43" table:formula="of:=IF([.B5]-[.D5]&lt;0;&quot;?&quot;;MAX((INDEX([.E:.E];LOOKUP(2;1/([.N$1:.N5]=&quot;-&quot;);ROW([.N$1:.N5]))+[.$K5]-1)-INDEX([.G:.G];LOOKUP(2;1/([.N$1:.N5]=&quot;-&quot;);ROW([.N$1:.N5]))+[.$K5]-1));0)-([.E5]-[.G5]))" office:value-type="float" office:value="0.799999999999997" calcext:value-type="float">
            <text:p>0.799999999999997</text:p>
          </table:table-cell>
          <table:table-cell table:style-name="ce43" table:formula="of:=[.G5]-INDEX([.G:.G];LOOKUP(2;1/([.O$1:.O5]=&quot;-&quot;);ROW([.O$1:.O5]))+[.$K5]-1)" office:value-type="float" office:value="-3.2" calcext:value-type="float">
            <text:p>-3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6]-INDEX([.E:.E];LOOKUP(2;1/([.L$1:.L6]=&quot;-&quot;);ROW([.L$1:.L6]))+[.$K6]-1)" office:value-type="float" office:value="0" calcext:value-type="float">
            <text:p>0</text:p>
          </table:table-cell>
          <table:table-cell table:style-name="ce43" table:formula="of:=[.F6]-INDEX([.F:.F];LOOKUP(2;1/([.M$1:.M6]=&quot;-&quot;);ROW([.M$1:.M6]))+[.$K6]-1)" office:value-type="float" office:value="-0.199999999999989" calcext:value-type="float">
            <text:p>-0.199999999999989</text:p>
          </table:table-cell>
          <table:table-cell table:style-name="ce43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3" table:formula="of:=[.G6]-INDEX([.G:.G];LOOKUP(2;1/([.O$1:.O6]=&quot;-&quot;);ROW([.O$1:.O6]))+[.$K6]-1)" office:value-type="float" office:value="4.9" calcext:value-type="float">
            <text:p>4.9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7]-INDEX([.E:.E];LOOKUP(2;1/([.L$1:.L7]=&quot;-&quot;);ROW([.L$1:.L7]))+[.$K7]-1)" office:value-type="float" office:value="-1.3" calcext:value-type="float">
            <text:p>-1.3</text:p>
          </table:table-cell>
          <table:table-cell table:style-name="ce43" table:formula="of:=[.F7]-INDEX([.F:.F];LOOKUP(2;1/([.M$1:.M7]=&quot;-&quot;);ROW([.M$1:.M7]))+[.$K7]-1)" office:value-type="float" office:value="-0.399999999999992" calcext:value-type="float">
            <text:p>-0.399999999999992</text:p>
          </table:table-cell>
          <table:table-cell table:style-name="ce43" table:formula="of:=IF([.B7]-[.D7]&lt;0;&quot;?&quot;;MAX((INDEX([.E:.E];LOOKUP(2;1/([.N$1:.N7]=&quot;-&quot;);ROW([.N$1:.N7]))+[.$K7]-1)-INDEX([.G:.G];LOOKUP(2;1/([.N$1:.N7]=&quot;-&quot;);ROW([.N$1:.N7]))+[.$K7]-1));0)-([.E7]-[.G7]))" office:value-type="float" office:value="3.6" calcext:value-type="float">
            <text:p>3.6</text:p>
          </table:table-cell>
          <table:table-cell table:style-name="ce43" table:formula="of:=[.G7]-INDEX([.G:.G];LOOKUP(2;1/([.O$1:.O7]=&quot;-&quot;);ROW([.O$1:.O7]))+[.$K7]-1)" office:value-type="float" office:value="2.3" calcext:value-type="float">
            <text:p>2.3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8]-INDEX([.E:.E];LOOKUP(2;1/([.L$1:.L8]=&quot;-&quot;);ROW([.L$1:.L8]))+[.$K8]-1)" office:value-type="float" office:value="12.5" calcext:value-type="float">
            <text:p>12.5</text:p>
          </table:table-cell>
          <table:table-cell table:style-name="ce43" table:formula="of:=[.F8]-INDEX([.F:.F];LOOKUP(2;1/([.M$1:.M8]=&quot;-&quot;);ROW([.M$1:.M8]))+[.$K8]-1)" office:value-type="float" office:value="10.6" calcext:value-type="float">
            <text:p>10.6</text:p>
          </table:table-cell>
          <table:table-cell table:style-name="ce43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50000000000001" calcext:value-type="float">
            <text:p>3.50000000000001</text:p>
          </table:table-cell>
          <table:table-cell table:style-name="ce43" table:formula="of:=[.G8]-INDEX([.G:.G];LOOKUP(2;1/([.O$1:.O8]=&quot;-&quot;);ROW([.O$1:.O8]))+[.$K8]-1)" office:value-type="float" office:value="16" calcext:value-type="float">
            <text:p>16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9]-INDEX([.E:.E];LOOKUP(2;1/([.L$1:.L9]=&quot;-&quot;);ROW([.L$1:.L9]))+[.$K9]-1)" office:value-type="float" office:value="1.60000000000001" calcext:value-type="float">
            <text:p>1.60000000000001</text:p>
          </table:table-cell>
          <table:table-cell table:style-name="ce43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3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299999999999983" calcext:value-type="float">
            <text:p>0.299999999999983</text:p>
          </table:table-cell>
          <table:table-cell table:style-name="ce43" table:formula="of:=[.G9]-INDEX([.G:.G];LOOKUP(2;1/([.O$1:.O9]=&quot;-&quot;);ROW([.O$1:.O9]))+[.$K9]-1)" office:value-type="float" office:value="1.89999999999999" calcext:value-type="float">
            <text:p>1.89999999999999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43" table:formula="of:=[.F10]-INDEX([.F:.F];LOOKUP(2;1/([.M$1:.M10]=&quot;-&quot;);ROW([.M$1:.M10]))+[.$K10]-1)" office:value-type="float" office:value="0.200000000000003" calcext:value-type="float">
            <text:p>0.200000000000003</text:p>
          </table:table-cell>
          <table:table-cell table:style-name="ce43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43" table:formula="of:=[.G10]-INDEX([.G:.G];LOOKUP(2;1/([.O$1:.O10]=&quot;-&quot;);ROW([.O$1:.O10]))+[.$K10]-1)" office:value-type="float" office:value="-2.7" calcext:value-type="float">
            <text:p>-2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43" table:formula="of:=[.E11]-INDEX([.E:.E];LOOKUP(2;1/([.L$1:.L11]=&quot;-&quot;);ROW([.L$1:.L11]))+[.$K11]-1)" office:value-type="float" office:value="1.7" calcext:value-type="float">
            <text:p>1.7</text:p>
          </table:table-cell>
          <table:table-cell table:style-name="ce43" table:formula="of:=[.F11]-INDEX([.F:.F];LOOKUP(2;1/([.M$1:.M11]=&quot;-&quot;);ROW([.M$1:.M11]))+[.$K11]-1)" office:value-type="float" office:value="3" calcext:value-type="float">
            <text:p>3</text:p>
          </table:table-cell>
          <table:table-cell table:style-name="ce43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2" calcext:value-type="float">
            <text:p>-1.2</text:p>
          </table:table-cell>
          <table:table-cell table:style-name="ce43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43" table:formula="of:=[.E12]-INDEX([.E:.E];LOOKUP(2;1/([.L$1:.L12]=&quot;-&quot;);ROW([.L$1:.L12]))+[.$K12]-1)" office:value-type="float" office:value="-2" calcext:value-type="float">
            <text:p>-2</text:p>
          </table:table-cell>
          <table:table-cell table:style-name="ce43" table:formula="of:=[.F12]-INDEX([.F:.F];LOOKUP(2;1/([.M$1:.M12]=&quot;-&quot;);ROW([.M$1:.M12]))+[.$K12]-1)" office:value-type="float" office:value="-0.200000000000003" calcext:value-type="float">
            <text:p>-0.200000000000003</text:p>
          </table:table-cell>
          <table:table-cell table:style-name="ce43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2.7" calcext:value-type="float">
            <text:p>-2.7</text:p>
          </table:table-cell>
          <table:table-cell table:style-name="ce43" table:formula="of:=[.G12]-INDEX([.G:.G];LOOKUP(2;1/([.O$1:.O12]=&quot;-&quot;);ROW([.O$1:.O12]))+[.$K12]-1)" office:value-type="float" office:value="-4.7" calcext:value-type="float">
            <text:p>-4.7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43" table:formula="of:=[.E13]-INDEX([.E:.E];LOOKUP(2;1/([.L$1:.L13]=&quot;-&quot;);ROW([.L$1:.L13]))+[.$K13]-1)" office:value-type="float" office:value="-3.5" calcext:value-type="float">
            <text:p>-3.5</text:p>
          </table:table-cell>
          <table:table-cell table:style-name="ce43" table:formula="of:=[.F13]-INDEX([.F:.F];LOOKUP(2;1/([.M$1:.M13]=&quot;-&quot;);ROW([.M$1:.M13]))+[.$K13]-1)" office:value-type="float" office:value="-5.3" calcext:value-type="float">
            <text:p>-5.3</text:p>
          </table:table-cell>
          <table:table-cell table:style-name="ce43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2.59999999999999" calcext:value-type="float">
            <text:p>-2.59999999999999</text:p>
          </table:table-cell>
          <table:table-cell table:style-name="ce43" table:formula="of:=[.G13]-INDEX([.G:.G];LOOKUP(2;1/([.O$1:.O13]=&quot;-&quot;);ROW([.O$1:.O13]))+[.$K13]-1)" office:value-type="float" office:value="-6.09999999999999" calcext:value-type="float">
            <text:p>-6.09999999999999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43" table:formula="of:=[.E14]-INDEX([.E:.E];LOOKUP(2;1/([.L$1:.L14]=&quot;-&quot;);ROW([.L$1:.L14]))+[.$K14]-1)" office:value-type="float" office:value="-0.900000000000006" calcext:value-type="float">
            <text:p>-0.900000000000006</text:p>
          </table:table-cell>
          <table:table-cell table:style-name="ce43" table:formula="of:=[.F14]-INDEX([.F:.F];LOOKUP(2;1/([.M$1:.M14]=&quot;-&quot;);ROW([.M$1:.M14]))+[.$K14]-1)" office:value-type="float" office:value="1.7" calcext:value-type="float">
            <text:p>1.7</text:p>
          </table:table-cell>
          <table:table-cell table:style-name="ce43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4.69999999999999" calcext:value-type="float">
            <text:p>-4.69999999999999</text:p>
          </table:table-cell>
          <table:table-cell table:style-name="ce43" table:formula="of:=[.G14]-INDEX([.G:.G];LOOKUP(2;1/([.O$1:.O14]=&quot;-&quot;);ROW([.O$1:.O14]))+[.$K14]-1)" office:value-type="float" office:value="-5.59999999999999" calcext:value-type="float">
            <text:p>-5.59999999999999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43" table:formula="of:=[.E15]-INDEX([.E:.E];LOOKUP(2;1/([.L$1:.L15]=&quot;-&quot;);ROW([.L$1:.L15]))+[.$K15]-1)" office:value-type="float" office:value="2.5" calcext:value-type="float">
            <text:p>2.5</text:p>
          </table:table-cell>
          <table:table-cell table:style-name="ce43" table:formula="of:=[.F15]-INDEX([.F:.F];LOOKUP(2;1/([.M$1:.M15]=&quot;-&quot;);ROW([.M$1:.M15]))+[.$K15]-1)" office:value-type="float" office:value="-2.59999999999999" calcext:value-type="float">
            <text:p>-2.59999999999999</text:p>
          </table:table-cell>
          <table:table-cell table:style-name="ce43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3" table:formula="of:=[.G15]-INDEX([.G:.G];LOOKUP(2;1/([.O$1:.O15]=&quot;-&quot;);ROW([.O$1:.O15]))+[.$K15]-1)" office:value-type="float" office:value="6.40000000000001" calcext:value-type="float">
            <text:p>6.4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43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43" table:formula="of:=[.F16]-INDEX([.F:.F];LOOKUP(2;1/([.M$1:.M16]=&quot;-&quot;);ROW([.M$1:.M16]))+[.$K16]-1)" office:value-type="float" office:value="-5.7" calcext:value-type="float">
            <text:p>-5.7</text:p>
          </table:table-cell>
          <table:table-cell table:style-name="ce43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3.40000000000001" calcext:value-type="float">
            <text:p>3.40000000000001</text:p>
          </table:table-cell>
          <table:table-cell table:style-name="ce43" table:formula="of:=[.G16]-INDEX([.G:.G];LOOKUP(2;1/([.O$1:.O16]=&quot;-&quot;);ROW([.O$1:.O16]))+[.$K16]-1)" office:value-type="float" office:value="2" calcext:value-type="float">
            <text:p>2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43" table:formula="of:=[.E17]-INDEX([.E:.E];LOOKUP(2;1/([.L$1:.L17]=&quot;-&quot;);ROW([.L$1:.L17]))+[.$K17]-1)" office:value-type="float" office:value="-3.2" calcext:value-type="float">
            <text:p>-3.2</text:p>
          </table:table-cell>
          <table:table-cell table:style-name="ce43" table:formula="of:=[.F17]-INDEX([.F:.F];LOOKUP(2;1/([.M$1:.M17]=&quot;-&quot;);ROW([.M$1:.M17]))+[.$K17]-1)" office:value-type="float" office:value="-12.3" calcext:value-type="float">
            <text:p>-12.3</text:p>
          </table:table-cell>
          <table:table-cell table:style-name="ce43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1.50000000000001" calcext:value-type="float">
            <text:p>1.50000000000001</text:p>
          </table:table-cell>
          <table:table-cell table:style-name="ce43" table:formula="of:=[.G17]-INDEX([.G:.G];LOOKUP(2;1/([.O$1:.O17]=&quot;-&quot;);ROW([.O$1:.O17]))+[.$K17]-1)" office:value-type="float" office:value="-1.69999999999999" calcext:value-type="float">
            <text:p>-1.69999999999999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3" table:formula="of:=[.E18]-INDEX([.E:.E];LOOKUP(2;1/([.L$1:.L18]=&quot;-&quot;);ROW([.L$1:.L18]))+[.$K18]-1)" office:value-type="float" office:value="-0.900000000000006" calcext:value-type="float">
            <text:p>-0.900000000000006</text:p>
          </table:table-cell>
          <table:table-cell table:style-name="ce43" table:formula="of:=[.F18]-INDEX([.F:.F];LOOKUP(2;1/([.M$1:.M18]=&quot;-&quot;);ROW([.M$1:.M18]))+[.$K18]-1)" office:value-type="float" office:value="1.3" calcext:value-type="float">
            <text:p>1.3</text:p>
          </table:table-cell>
          <table:table-cell table:style-name="ce43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100000000000009" calcext:value-type="float">
            <text:p>0.100000000000009</text:p>
          </table:table-cell>
          <table:table-cell table:style-name="ce43" table:formula="of:=[.G18]-INDEX([.G:.G];LOOKUP(2;1/([.O$1:.O18]=&quot;-&quot;);ROW([.O$1:.O18]))+[.$K18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43" table:formula="of:=[.E19]-INDEX([.E:.E];LOOKUP(2;1/([.L$1:.L19]=&quot;-&quot;);ROW([.L$1:.L19]))+[.$K19]-1)" office:value-type="float" office:value="-2.7" calcext:value-type="float">
            <text:p>-2.7</text:p>
          </table:table-cell>
          <table:table-cell table:style-name="ce43" table:formula="of:=[.F19]-INDEX([.F:.F];LOOKUP(2;1/([.M$1:.M19]=&quot;-&quot;);ROW([.M$1:.M19]))+[.$K19]-1)" office:value-type="float" office:value="-1.8" calcext:value-type="float">
            <text:p>-1.8</text:p>
          </table:table-cell>
          <table:table-cell table:style-name="ce43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2.3" calcext:value-type="float">
            <text:p>-2.3</text:p>
          </table:table-cell>
          <table:table-cell table:style-name="ce43" table:formula="of:=[.G19]-INDEX([.G:.G];LOOKUP(2;1/([.O$1:.O19]=&quot;-&quot;);ROW([.O$1:.O19]))+[.$K19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43" table:formula="of:=[.E20]-INDEX([.E:.E];LOOKUP(2;1/([.L$1:.L20]=&quot;-&quot;);ROW([.L$1:.L20]))+[.$K20]-1)" office:value-type="float" office:value="1" calcext:value-type="float">
            <text:p>1</text:p>
          </table:table-cell>
          <table:table-cell table:style-name="ce43" table:formula="of:=[.F20]-INDEX([.F:.F];LOOKUP(2;1/([.M$1:.M20]=&quot;-&quot;);ROW([.M$1:.M20]))+[.$K20]-1)" office:value-type="float" office:value="3.5" calcext:value-type="float">
            <text:p>3.5</text:p>
          </table:table-cell>
          <table:table-cell table:style-name="ce43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399999999999992" calcext:value-type="float">
            <text:p>-0.399999999999992</text:p>
          </table:table-cell>
          <table:table-cell table:style-name="ce43" table:formula="of:=[.G20]-INDEX([.G:.G];LOOKUP(2;1/([.O$1:.O20]=&quot;-&quot;);ROW([.O$1:.O20]))+[.$K20]-1)" office:value-type="float" office:value="0.600000000000009" calcext:value-type="float">
            <text:p>0.600000000000009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3" table:formula="of:=[.E21]-INDEX([.E:.E];LOOKUP(2;1/([.L$1:.L21]=&quot;-&quot;);ROW([.L$1:.L21]))+[.$K21]-1)" office:value-type="float" office:value="-0.700000000000003" calcext:value-type="float">
            <text:p>-0.700000000000003</text:p>
          </table:table-cell>
          <table:table-cell table:style-name="ce43" table:formula="of:=[.F21]-INDEX([.F:.F];LOOKUP(2;1/([.M$1:.M21]=&quot;-&quot;);ROW([.M$1:.M21]))+[.$K21]-1)" office:value-type="float" office:value="0.0999999999999943" calcext:value-type="float">
            <text:p>0.0999999999999943</text:p>
          </table:table-cell>
          <table:table-cell table:style-name="ce43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400000000000006" calcext:value-type="float">
            <text:p>0.400000000000006</text:p>
          </table:table-cell>
          <table:table-cell table:style-name="ce43" table:formula="of:=[.G21]-INDEX([.G:.G];LOOKUP(2;1/([.O$1:.O21]=&quot;-&quot;);ROW([.O$1:.O21]))+[.$K21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3" table:formula="of:=[.E22]-INDEX([.E:.E];LOOKUP(2;1/([.L$1:.L22]=&quot;-&quot;);ROW([.L$1:.L22]))+[.$K22]-1)" office:value-type="float" office:value="-0.600000000000009" calcext:value-type="float">
            <text:p>-0.600000000000009</text:p>
          </table:table-cell>
          <table:table-cell table:style-name="ce43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43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0.200000000000017" calcext:value-type="float">
            <text:p>0.200000000000017</text:p>
          </table:table-cell>
          <table:table-cell table:style-name="ce43" table:formula="of:=[.G22]-INDEX([.G:.G];LOOKUP(2;1/([.O$1:.O22]=&quot;-&quot;);ROW([.O$1:.O22]))+[.$K22]-1)" office:value-type="float" office:value="-0.399999999999992" calcext:value-type="float">
            <text:p>-0.399999999999992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43" table:formula="of:=[.E23]-INDEX([.E:.E];LOOKUP(2;1/([.L$1:.L23]=&quot;-&quot;);ROW([.L$1:.L23]))+[.$K23]-1)" office:value-type="float" office:value="-0.100000000000009" calcext:value-type="float">
            <text:p>-0.100000000000009</text:p>
          </table:table-cell>
          <table:table-cell table:style-name="ce43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3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39999999999999" calcext:value-type="float">
            <text:p>-1.39999999999999</text:p>
          </table:table-cell>
          <table:table-cell table:style-name="ce43" table:formula="of:=[.G23]-INDEX([.G:.G];LOOKUP(2;1/([.O$1:.O23]=&quot;-&quot;);ROW([.O$1:.O23]))+[.$K23]-1)" office:value-type="float" office:value="-1.5" calcext:value-type="float">
            <text:p>-1.5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2-many_vox-CLR-balance_1000_025</text:p>
          </table:table-cell>
          <table:table-cell office:value-type="float" office:value="84.2" calcext:value-type="float">
            <text:p>84.2</text:p>
          </table:table-cell>
          <table:table-cell office:value-type="float" office:value="83" calcext:value-type="float">
            <text:p>83</text:p>
          </table:table-cell>
          <table:table-cell office:value-type="float" office:value="83.3" calcext:value-type="float">
            <text:p>83.3</text:p>
          </table:table-cell>
          <table:table-cell office:value-type="float" office:value="77.5" calcext:value-type="float">
            <text:p>77.5</text:p>
          </table:table-cell>
          <table:table-cell office:value-type="float" office:value="75.2" calcext:value-type="float">
            <text:p>75.2</text:p>
          </table:table-cell>
          <table:table-cell office:value-type="float" office:value="76.1" calcext:value-type="float">
            <text:p>76.1</text:p>
          </table:table-cell>
          <table:table-cell office:value-type="float" office:value="78" calcext:value-type="float">
            <text:p>78</text:p>
          </table:table-cell>
          <table:table-cell office:value-type="float" office:value="75.4" calcext:value-type="float">
            <text:p>75.4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43" table:formula="of:=[.E24]-INDEX([.E:.E];LOOKUP(2;1/([.L$1:.L24]=&quot;-&quot;);ROW([.L$1:.L24]))+[.$K24]-1)" office:value-type="float" office:value="-2.7" calcext:value-type="float">
            <text:p>-2.7</text:p>
          </table:table-cell>
          <table:table-cell table:style-name="ce43" table:formula="of:=[.F24]-INDEX([.F:.F];LOOKUP(2;1/([.M$1:.M24]=&quot;-&quot;);ROW([.M$1:.M24]))+[.$K24]-1)" office:value-type="float" office:value="-4" calcext:value-type="float">
            <text:p>-4</text:p>
          </table:table-cell>
          <table:table-cell table:style-name="ce43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0.5" calcext:value-type="float">
            <text:p>-0.5</text:p>
          </table:table-cell>
          <table:table-cell table:style-name="ce43" table:formula="of:=[.G24]-INDEX([.G:.G];LOOKUP(2;1/([.O$1:.O24]=&quot;-&quot;);ROW([.O$1:.O24]))+[.$K24]-1)" office:value-type="float" office:value="-3.2" calcext:value-type="float">
            <text:p>-3.2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3-many_vox-CLR-balance_1000_050</text:p>
          </table:table-cell>
          <table:table-cell office:value-type="float" office:value="84.7" calcext:value-type="float">
            <text:p>84.7</text:p>
          </table:table-cell>
          <table:table-cell office:value-type="float" office:value="83.4" calcext:value-type="float">
            <text:p>83.4</text:p>
          </table:table-cell>
          <table:table-cell office:value-type="float" office:value="83.5" calcext:value-type="float">
            <text:p>83.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4.8" calcext:value-type="float">
            <text:p>74.8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9" calcext:value-type="float">
            <text:p>75.9</text:p>
          </table:table-cell>
          <table:table-cell office:value-type="float" office:value="7" calcext:value-type="float">
            <text:p>7</text:p>
          </table:table-cell>
          <table:table-cell table:style-name="ce43" table:formula="of:=[.E25]-INDEX([.E:.E];LOOKUP(2;1/([.L$1:.L25]=&quot;-&quot;);ROW([.L$1:.L25]))+[.$K25]-1)" office:value-type="float" office:value="-4.2" calcext:value-type="float">
            <text:p>-4.2</text:p>
          </table:table-cell>
          <table:table-cell table:style-name="ce43" table:formula="of:=[.F25]-INDEX([.F:.F];LOOKUP(2;1/([.M$1:.M25]=&quot;-&quot;);ROW([.M$1:.M25]))+[.$K25]-1)" office:value-type="float" office:value="-5.2" calcext:value-type="float">
            <text:p>-5.2</text:p>
          </table:table-cell>
          <table:table-cell table:style-name="ce43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-0.299999999999997" calcext:value-type="float">
            <text:p>-0.299999999999997</text:p>
          </table:table-cell>
          <table:table-cell table:style-name="ce43" table:formula="of:=[.G25]-INDEX([.G:.G];LOOKUP(2;1/([.O$1:.O25]=&quot;-&quot;);ROW([.O$1:.O25]))+[.$K25]-1)" office:value-type="float" office:value="-4.5" calcext:value-type="float">
            <text:p>-4.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4-many_vox-CLR-balance_1000_100</text:p>
          </table:table-cell>
          <table:table-cell office:value-type="float" office:value="84.9" calcext:value-type="float">
            <text:p>84.9</text:p>
          </table:table-cell>
          <table:table-cell table:number-columns-repeated="2" office:value-type="float" office:value="83.4" calcext:value-type="float">
            <text:p>83.4</text:p>
          </table:table-cell>
          <table:table-cell office:value-type="float" office:value="74.8" calcext:value-type="float">
            <text:p>74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5.3" calcext:value-type="float">
            <text:p>75.3</text:p>
          </table:table-cell>
          <table:table-cell office:value-type="float" office:value="73.3" calcext:value-type="float">
            <text:p>73.3</text:p>
          </table:table-cell>
          <table:table-cell office:value-type="float" office:value="74.7" calcext:value-type="float">
            <text:p>74.7</text:p>
          </table:table-cell>
          <table:table-cell office:value-type="float" office:value="7" calcext:value-type="float">
            <text:p>7</text:p>
          </table:table-cell>
          <table:table-cell table:style-name="ce43" table:formula="of:=[.E26]-INDEX([.E:.E];LOOKUP(2;1/([.L$1:.L26]=&quot;-&quot;);ROW([.L$1:.L26]))+[.$K26]-1)" office:value-type="float" office:value="-5.40000000000001" calcext:value-type="float">
            <text:p>-5.40000000000001</text:p>
          </table:table-cell>
          <table:table-cell table:style-name="ce43" table:formula="of:=[.F26]-INDEX([.F:.F];LOOKUP(2;1/([.M$1:.M26]=&quot;-&quot;);ROW([.M$1:.M26]))+[.$K26]-1)" office:value-type="float" office:value="-6.10000000000001" calcext:value-type="float">
            <text:p>-6.10000000000001</text:p>
          </table:table-cell>
          <table:table-cell table:style-name="ce43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399999999999992" calcext:value-type="float">
            <text:p>-0.399999999999992</text:p>
          </table:table-cell>
          <table:table-cell table:style-name="ce43" table:formula="of:=[.G26]-INDEX([.G:.G];LOOKUP(2;1/([.O$1:.O26]=&quot;-&quot;);ROW([.O$1:.O26]))+[.$K26]-1)" office:value-type="float" office:value="-5.8" calcext:value-type="float">
            <text:p>-5.8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28]-INDEX([.E:.E];LOOKUP(2;1/([.L$1:.L28]=&quot;-&quot;);ROW([.L$1:.L28]))+[.$K28]-1)" office:value-type="float" office:value="7.49999999999999" calcext:value-type="float">
            <text:p>7.49999999999999</text:p>
          </table:table-cell>
          <table:table-cell table:style-name="ce43" table:formula="of:=[.F28]-INDEX([.F:.F];LOOKUP(2;1/([.M$1:.M28]=&quot;-&quot;);ROW([.M$1:.M28]))+[.$K28]-1)" office:value-type="float" office:value="1.10000000000001" calcext:value-type="float">
            <text:p>1.10000000000001</text:p>
          </table:table-cell>
          <table:table-cell table:style-name="ce43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5.4" calcext:value-type="float">
            <text:p>-5.4</text:p>
          </table:table-cell>
          <table:table-cell table:style-name="ce43" table:formula="of:=[.G28]-INDEX([.G:.G];LOOKUP(2;1/([.O$1:.O28]=&quot;-&quot;);ROW([.O$1:.O28]))+[.$K28]-1)" office:value-type="float" office:value="2.09999999999999" calcext:value-type="float">
            <text:p>2.09999999999999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29]-INDEX([.E:.E];LOOKUP(2;1/([.L$1:.L29]=&quot;-&quot;);ROW([.L$1:.L29]))+[.$K29]-1)" office:value-type="float" office:value="-3.5" calcext:value-type="float">
            <text:p>-3.5</text:p>
          </table:table-cell>
          <table:table-cell table:style-name="ce43" table:formula="of:=[.F29]-INDEX([.F:.F];LOOKUP(2;1/([.M$1:.M29]=&quot;-&quot;);ROW([.M$1:.M29]))+[.$K29]-1)" office:value-type="float" office:value="-2.2" calcext:value-type="float">
            <text:p>-2.2</text:p>
          </table:table-cell>
          <table:table-cell table:style-name="ce43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4.7" calcext:value-type="float">
            <text:p>4.7</text:p>
          </table:table-cell>
          <table:table-cell table:style-name="ce43" table:formula="of:=[.G29]-INDEX([.G:.G];LOOKUP(2;1/([.O$1:.O29]=&quot;-&quot;);ROW([.O$1:.O29]))+[.$K29]-1)" office:value-type="float" office:value="1.2" calcext:value-type="float">
            <text:p>1.2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0]-INDEX([.E:.E];LOOKUP(2;1/([.L$1:.L30]=&quot;-&quot;);ROW([.L$1:.L30]))+[.$K30]-1)" office:value-type="float" office:value="-3.5" calcext:value-type="float">
            <text:p>-3.5</text:p>
          </table:table-cell>
          <table:table-cell table:style-name="ce43" table:formula="of:=[.F30]-INDEX([.F:.F];LOOKUP(2;1/([.M$1:.M30]=&quot;-&quot;);ROW([.M$1:.M30]))+[.$K30]-1)" office:value-type="float" office:value="-0.600000000000009" calcext:value-type="float">
            <text:p>-0.600000000000009</text:p>
          </table:table-cell>
          <table:table-cell table:style-name="ce43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3.8" calcext:value-type="float">
            <text:p>3.8</text:p>
          </table:table-cell>
          <table:table-cell table:style-name="ce43" table:formula="of:=[.G30]-INDEX([.G:.G];LOOKUP(2;1/([.O$1:.O30]=&quot;-&quot;);ROW([.O$1:.O30]))+[.$K30]-1)" office:value-type="float" office:value="0.299999999999997" calcext:value-type="float">
            <text:p>0.299999999999997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1]-INDEX([.E:.E];LOOKUP(2;1/([.L$1:.L31]=&quot;-&quot;);ROW([.L$1:.L31]))+[.$K31]-1)" office:value-type="float" office:value="-3" calcext:value-type="float">
            <text:p>-3</text:p>
          </table:table-cell>
          <table:table-cell table:style-name="ce43" table:formula="of:=[.F31]-INDEX([.F:.F];LOOKUP(2;1/([.M$1:.M31]=&quot;-&quot;);ROW([.M$1:.M31]))+[.$K31]-1)" office:value-type="float" office:value="-0.900000000000006" calcext:value-type="float">
            <text:p>-0.900000000000006</text:p>
          </table:table-cell>
          <table:table-cell table:style-name="ce43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5.2" calcext:value-type="float">
            <text:p>5.2</text:p>
          </table:table-cell>
          <table:table-cell table:style-name="ce43" table:formula="of:=[.G31]-INDEX([.G:.G];LOOKUP(2;1/([.O$1:.O31]=&quot;-&quot;);ROW([.O$1:.O31]))+[.$K31]-1)" office:value-type="float" office:value="2.2" calcext:value-type="float">
            <text:p>2.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43" table:formula="of:=[.E32]-INDEX([.E:.E];LOOKUP(2;1/([.L$1:.L32]=&quot;-&quot;);ROW([.L$1:.L32]))+[.$K32]-1)" office:value-type="float" office:value="10.4" calcext:value-type="float">
            <text:p>10.4</text:p>
          </table:table-cell>
          <table:table-cell table:style-name="ce43" table:formula="of:=[.F32]-INDEX([.F:.F];LOOKUP(2;1/([.M$1:.M32]=&quot;-&quot;);ROW([.M$1:.M32]))+[.$K32]-1)" office:value-type="float" office:value="9.5" calcext:value-type="float">
            <text:p>9.5</text:p>
          </table:table-cell>
          <table:table-cell table:style-name="ce43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4.09999999999999" calcext:value-type="float">
            <text:p>4.09999999999999</text:p>
          </table:table-cell>
          <table:table-cell table:style-name="ce43" table:formula="of:=[.G32]-INDEX([.G:.G];LOOKUP(2;1/([.O$1:.O32]=&quot;-&quot;);ROW([.O$1:.O32]))+[.$K32]-1)" office:value-type="float" office:value="14.5" calcext:value-type="float">
            <text:p>14.5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33]-INDEX([.E:.E];LOOKUP(2;1/([.L$1:.L33]=&quot;-&quot;);ROW([.L$1:.L33]))+[.$K33]-1)" office:value-type="float" office:value="-0.900000000000006" calcext:value-type="float">
            <text:p>-0.900000000000006</text:p>
          </table:table-cell>
          <table:table-cell table:style-name="ce43" table:formula="of:=[.F33]-INDEX([.F:.F];LOOKUP(2;1/([.M$1:.M33]=&quot;-&quot;);ROW([.M$1:.M33]))+[.$K33]-1)" office:value-type="float" office:value="-1" calcext:value-type="float">
            <text:p>-1</text:p>
          </table:table-cell>
          <table:table-cell table:style-name="ce43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1.59999999999999" calcext:value-type="float">
            <text:p>-1.59999999999999</text:p>
          </table:table-cell>
          <table:table-cell table:style-name="ce43" table:formula="of:=[.G33]-INDEX([.G:.G];LOOKUP(2;1/([.O$1:.O33]=&quot;-&quot;);ROW([.O$1:.O33]))+[.$K33]-1)" office:value-type="float" office:value="-2.5" calcext:value-type="float">
            <text:p>-2.5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34]-INDEX([.E:.E];LOOKUP(2;1/([.L$1:.L34]=&quot;-&quot;);ROW([.L$1:.L34]))+[.$K34]-1)" office:value-type="float" office:value="-2.89999999999999" calcext:value-type="float">
            <text:p>-2.89999999999999</text:p>
          </table:table-cell>
          <table:table-cell table:style-name="ce43" table:formula="of:=[.F34]-INDEX([.F:.F];LOOKUP(2;1/([.M$1:.M34]=&quot;-&quot;);ROW([.M$1:.M34]))+[.$K34]-1)" office:value-type="float" office:value="-1.60000000000001" calcext:value-type="float">
            <text:p>-1.60000000000001</text:p>
          </table:table-cell>
          <table:table-cell table:style-name="ce43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0.900000000000006" calcext:value-type="float">
            <text:p>-0.900000000000006</text:p>
          </table:table-cell>
          <table:table-cell table:style-name="ce43" table:formula="of:=[.G34]-INDEX([.G:.G];LOOKUP(2;1/([.O$1:.O34]=&quot;-&quot;);ROW([.O$1:.O34]))+[.$K34]-1)" office:value-type="float" office:value="-3.8" calcext:value-type="float">
            <text:p>-3.8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43" table:formula="of:=[.E35]-INDEX([.E:.E];LOOKUP(2;1/([.L$1:.L35]=&quot;-&quot;);ROW([.L$1:.L35]))+[.$K35]-1)" office:value-type="float" office:value="-0.199999999999989" calcext:value-type="float">
            <text:p>-0.199999999999989</text:p>
          </table:table-cell>
          <table:table-cell table:style-name="ce43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3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1.09999999999999" calcext:value-type="float">
            <text:p>1.09999999999999</text:p>
          </table:table-cell>
          <table:table-cell table:style-name="ce43" table:formula="of:=[.G35]-INDEX([.G:.G];LOOKUP(2;1/([.O$1:.O35]=&quot;-&quot;);ROW([.O$1:.O35]))+[.$K35]-1)" office:value-type="float" office:value="0.900000000000006" calcext:value-type="float">
            <text:p>0.900000000000006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3" table:formula="of:=[.E36]-INDEX([.E:.E];LOOKUP(2;1/([.L$1:.L36]=&quot;-&quot;);ROW([.L$1:.L36]))+[.$K36]-1)" office:value-type="float" office:value="-0.199999999999989" calcext:value-type="float">
            <text:p>-0.199999999999989</text:p>
          </table:table-cell>
          <table:table-cell table:style-name="ce43" table:formula="of:=[.F36]-INDEX([.F:.F];LOOKUP(2;1/([.M$1:.M36]=&quot;-&quot;);ROW([.M$1:.M36]))+[.$K36]-1)" office:value-type="float" office:value="-5.40000000000001" calcext:value-type="float">
            <text:p>-5.40000000000001</text:p>
          </table:table-cell>
          <table:table-cell table:style-name="ce43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2.49999999999999" calcext:value-type="float">
            <text:p>2.49999999999999</text:p>
          </table:table-cell>
          <table:table-cell table:style-name="ce43" table:formula="of:=[.G36]-INDEX([.G:.G];LOOKUP(2;1/([.O$1:.O36]=&quot;-&quot;);ROW([.O$1:.O36]))+[.$K36]-1)" office:value-type="float" office:value="2.3" calcext:value-type="float">
            <text:p>2.3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43" table:formula="of:=[.E37]-INDEX([.E:.E];LOOKUP(2;1/([.L$1:.L37]=&quot;-&quot;);ROW([.L$1:.L37]))+[.$K37]-1)" office:value-type="float" office:value="-8" calcext:value-type="float">
            <text:p>-8</text:p>
          </table:table-cell>
          <table:table-cell table:style-name="ce43" table:formula="of:=[.F37]-INDEX([.F:.F];LOOKUP(2;1/([.M$1:.M37]=&quot;-&quot;);ROW([.M$1:.M37]))+[.$K37]-1)" office:value-type="float" office:value="-20.8" calcext:value-type="float">
            <text:p>-20.8</text:p>
          </table:table-cell>
          <table:table-cell table:style-name="ce43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3.10000000000001" calcext:value-type="float">
            <text:p>3.10000000000001</text:p>
          </table:table-cell>
          <table:table-cell table:style-name="ce43" table:formula="of:=[.G37]-INDEX([.G:.G];LOOKUP(2;1/([.O$1:.O37]=&quot;-&quot;);ROW([.O$1:.O37]))+[.$K37]-1)" office:value-type="float" office:value="-4.89999999999999" calcext:value-type="float">
            <text:p>-4.89999999999999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43" table:formula="of:=[.E38]-INDEX([.E:.E];LOOKUP(2;1/([.L$1:.L38]=&quot;-&quot;);ROW([.L$1:.L38]))+[.$K38]-1)" office:value-type="float" office:value="-4.5" calcext:value-type="float">
            <text:p>-4.5</text:p>
          </table:table-cell>
          <table:table-cell table:style-name="ce43" table:formula="of:=[.F38]-INDEX([.F:.F];LOOKUP(2;1/([.M$1:.M38]=&quot;-&quot;);ROW([.M$1:.M38]))+[.$K38]-1)" office:value-type="float" office:value="-4" calcext:value-type="float">
            <text:p>-4</text:p>
          </table:table-cell>
          <table:table-cell table:style-name="ce43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3.10000000000001" calcext:value-type="float">
            <text:p>3.10000000000001</text:p>
          </table:table-cell>
          <table:table-cell table:style-name="ce43" table:formula="of:=[.G38]-INDEX([.G:.G];LOOKUP(2;1/([.O$1:.O38]=&quot;-&quot;);ROW([.O$1:.O38]))+[.$K38]-1)" office:value-type="float" office:value="-1.39999999999999" calcext:value-type="float">
            <text:p>-1.39999999999999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43" table:formula="of:=[.E39]-INDEX([.E:.E];LOOKUP(2;1/([.L$1:.L39]=&quot;-&quot;);ROW([.L$1:.L39]))+[.$K39]-1)" office:value-type="float" office:value="-4.80000000000001" calcext:value-type="float">
            <text:p>-4.80000000000001</text:p>
          </table:table-cell>
          <table:table-cell table:style-name="ce43" table:formula="of:=[.F39]-INDEX([.F:.F];LOOKUP(2;1/([.M$1:.M39]=&quot;-&quot;);ROW([.M$1:.M39]))+[.$K39]-1)" office:value-type="float" office:value="0.900000000000006" calcext:value-type="float">
            <text:p>0.900000000000006</text:p>
          </table:table-cell>
          <table:table-cell table:style-name="ce43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-1.29999999999998" calcext:value-type="float">
            <text:p>-1.29999999999998</text:p>
          </table:table-cell>
          <table:table-cell table:style-name="ce43" table:formula="of:=[.G39]-INDEX([.G:.G];LOOKUP(2;1/([.O$1:.O39]=&quot;-&quot;);ROW([.O$1:.O39]))+[.$K39]-1)" office:value-type="float" office:value="-6.09999999999999" calcext:value-type="float">
            <text:p>-6.09999999999999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43" table:formula="of:=[.E40]-INDEX([.E:.E];LOOKUP(2;1/([.L$1:.L40]=&quot;-&quot;);ROW([.L$1:.L40]))+[.$K40]-1)" office:value-type="float" office:value="0.299999999999997" calcext:value-type="float">
            <text:p>0.299999999999997</text:p>
          </table:table-cell>
          <table:table-cell table:style-name="ce43" table:formula="of:=[.F40]-INDEX([.F:.F];LOOKUP(2;1/([.M$1:.M40]=&quot;-&quot;);ROW([.M$1:.M40]))+[.$K40]-1)" office:value-type="float" office:value="3.10000000000001" calcext:value-type="float">
            <text:p>3.10000000000001</text:p>
          </table:table-cell>
          <table:table-cell table:style-name="ce43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99999999999989" calcext:value-type="float">
            <text:p>-0.699999999999989</text:p>
          </table:table-cell>
          <table:table-cell table:style-name="ce43" table:formula="of:=[.G40]-INDEX([.G:.G];LOOKUP(2;1/([.O$1:.O40]=&quot;-&quot;);ROW([.O$1:.O40]))+[.$K40]-1)" office:value-type="float" office:value="-0.399999999999992" calcext:value-type="float">
            <text:p>-0.399999999999992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43" table:formula="of:=[.E41]-INDEX([.E:.E];LOOKUP(2;1/([.L$1:.L41]=&quot;-&quot;);ROW([.L$1:.L41]))+[.$K41]-1)" office:value-type="float" office:value="-3.7" calcext:value-type="float">
            <text:p>-3.7</text:p>
          </table:table-cell>
          <table:table-cell table:style-name="ce43" table:formula="of:=[.F41]-INDEX([.F:.F];LOOKUP(2;1/([.M$1:.M41]=&quot;-&quot;);ROW([.M$1:.M41]))+[.$K41]-1)" office:value-type="float" office:value="-3.8" calcext:value-type="float">
            <text:p>-3.8</text:p>
          </table:table-cell>
          <table:table-cell table:style-name="ce43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3.39999999999999" calcext:value-type="float">
            <text:p>-3.39999999999999</text:p>
          </table:table-cell>
          <table:table-cell table:style-name="ce43" table:formula="of:=[.G41]-INDEX([.G:.G];LOOKUP(2;1/([.O$1:.O41]=&quot;-&quot;);ROW([.O$1:.O41]))+[.$K41]-1)" office:value-type="float" office:value="-7.09999999999999" calcext:value-type="float">
            <text:p>-7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43" table:formula="of:=[.E42]-INDEX([.E:.E];LOOKUP(2;1/([.L$1:.L42]=&quot;-&quot;);ROW([.L$1:.L42]))+[.$K42]-1)" office:value-type="float" office:value="-4.3" calcext:value-type="float">
            <text:p>-4.3</text:p>
          </table:table-cell>
          <table:table-cell table:style-name="ce43" table:formula="of:=[.F42]-INDEX([.F:.F];LOOKUP(2;1/([.M$1:.M42]=&quot;-&quot;);ROW([.M$1:.M42]))+[.$K42]-1)" office:value-type="float" office:value="-5.3" calcext:value-type="float">
            <text:p>-5.3</text:p>
          </table:table-cell>
          <table:table-cell table:style-name="ce43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0.599999999999994" calcext:value-type="float">
            <text:p>0.599999999999994</text:p>
          </table:table-cell>
          <table:table-cell table:style-name="ce43" table:formula="of:=[.G42]-INDEX([.G:.G];LOOKUP(2;1/([.O$1:.O42]=&quot;-&quot;);ROW([.O$1:.O42]))+[.$K42]-1)" office:value-type="float" office:value="-3.7" calcext:value-type="float">
            <text:p>-3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43" table:formula="of:=[.E43]-INDEX([.E:.E];LOOKUP(2;1/([.L$1:.L43]=&quot;-&quot;);ROW([.L$1:.L43]))+[.$K43]-1)" office:value-type="float" office:value="-2.69999999999999" calcext:value-type="float">
            <text:p>-2.69999999999999</text:p>
          </table:table-cell>
          <table:table-cell table:style-name="ce43" table:formula="of:=[.F43]-INDEX([.F:.F];LOOKUP(2;1/([.M$1:.M43]=&quot;-&quot;);ROW([.M$1:.M43]))+[.$K43]-1)" office:value-type="float" office:value="-7.60000000000001" calcext:value-type="float">
            <text:p>-7.60000000000001</text:p>
          </table:table-cell>
          <table:table-cell table:style-name="ce43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00000000000001" calcext:value-type="float">
            <text:p>-1.00000000000001</text:p>
          </table:table-cell>
          <table:table-cell table:style-name="ce43" table:formula="of:=[.G43]-INDEX([.G:.G];LOOKUP(2;1/([.O$1:.O43]=&quot;-&quot;);ROW([.O$1:.O43]))+[.$K43]-1)" office:value-type="float" office:value="-3.7" calcext:value-type="float">
            <text:p>-3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43" table:formula="of:=[.E44]-INDEX([.E:.E];LOOKUP(2;1/([.L$1:.L44]=&quot;-&quot;);ROW([.L$1:.L44]))+[.$K44]-1)" office:value-type="float" office:value="-4.59999999999999" calcext:value-type="float">
            <text:p>-4.59999999999999</text:p>
          </table:table-cell>
          <table:table-cell table:style-name="ce43" table:formula="of:=[.F44]-INDEX([.F:.F];LOOKUP(2;1/([.M$1:.M44]=&quot;-&quot;);ROW([.M$1:.M44]))+[.$K44]-1)" office:value-type="float" office:value="-4.10000000000001" calcext:value-type="float">
            <text:p>-4.10000000000001</text:p>
          </table:table-cell>
          <table:table-cell table:style-name="ce43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1.39999999999999" calcext:value-type="float">
            <text:p>1.39999999999999</text:p>
          </table:table-cell>
          <table:table-cell table:style-name="ce43" table:formula="of:=[.G44]-INDEX([.G:.G];LOOKUP(2;1/([.O$1:.O44]=&quot;-&quot;);ROW([.O$1:.O44]))+[.$K44]-1)" office:value-type="float" office:value="-3.2" calcext:value-type="float">
            <text:p>-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3" table:formula="of:=[.E45]-INDEX([.E:.E];LOOKUP(2;1/([.L$1:.L45]=&quot;-&quot;);ROW([.L$1:.L45]))+[.$K45]-1)" office:value-type="float" office:value="0.100000000000009" calcext:value-type="float">
            <text:p>0.100000000000009</text:p>
          </table:table-cell>
          <table:table-cell table:style-name="ce43" table:formula="of:=[.F45]-INDEX([.F:.F];LOOKUP(2;1/([.M$1:.M45]=&quot;-&quot;);ROW([.M$1:.M45]))+[.$K45]-1)" office:value-type="float" office:value="0.5" calcext:value-type="float">
            <text:p>0.5</text:p>
          </table:table-cell>
          <table:table-cell table:style-name="ce43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1" calcext:value-type="float">
            <text:p>1</text:p>
          </table:table-cell>
          <table:table-cell table:style-name="ce43" table:formula="of:=[.G45]-INDEX([.G:.G];LOOKUP(2;1/([.O$1:.O45]=&quot;-&quot;);ROW([.O$1:.O45]))+[.$K45]-1)" office:value-type="float" office:value="1.10000000000001" calcext:value-type="float">
            <text:p>1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43" table:formula="of:=[.E46]-INDEX([.E:.E];LOOKUP(2;1/([.L$1:.L46]=&quot;-&quot;);ROW([.L$1:.L46]))+[.$K46]-1)" office:value-type="float" office:value="0.700000000000003" calcext:value-type="float">
            <text:p>0.700000000000003</text:p>
          </table:table-cell>
          <table:table-cell table:style-name="ce43" table:formula="of:=[.F46]-INDEX([.F:.F];LOOKUP(2;1/([.M$1:.M46]=&quot;-&quot;);ROW([.M$1:.M46]))+[.$K46]-1)" office:value-type="float" office:value="0.599999999999994" calcext:value-type="float">
            <text:p>0.599999999999994</text:p>
          </table:table-cell>
          <table:table-cell table:style-name="ce43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09999999999999" calcext:value-type="float">
            <text:p>-1.09999999999999</text:p>
          </table:table-cell>
          <table:table-cell table:style-name="ce43" table:formula="of:=[.G46]-INDEX([.G:.G];LOOKUP(2;1/([.O$1:.O46]=&quot;-&quot;);ROW([.O$1:.O46]))+[.$K46]-1)" office:value-type="float" office:value="-0.399999999999992" calcext:value-type="float">
            <text:p>-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43" table:formula="of:=[.E47]-INDEX([.E:.E];LOOKUP(2;1/([.L$1:.L47]=&quot;-&quot;);ROW([.L$1:.L47]))+[.$K47]-1)" office:value-type="float" office:value="-0.299999999999997" calcext:value-type="float">
            <text:p>-0.299999999999997</text:p>
          </table:table-cell>
          <table:table-cell table:style-name="ce43" table:formula="of:=[.F47]-INDEX([.F:.F];LOOKUP(2;1/([.M$1:.M47]=&quot;-&quot;);ROW([.M$1:.M47]))+[.$K47]-1)" office:value-type="float" office:value="0.899999999999992" calcext:value-type="float">
            <text:p>0.899999999999992</text:p>
          </table:table-cell>
          <table:table-cell table:style-name="ce43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-1.09999999999999" calcext:value-type="float">
            <text:p>-1.09999999999999</text:p>
          </table:table-cell>
          <table:table-cell table:style-name="ce43" table:formula="of:=[.G47]-INDEX([.G:.G];LOOKUP(2;1/([.O$1:.O47]=&quot;-&quot;);ROW([.O$1:.O47]))+[.$K47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43" table:formula="of:=[.E48]-INDEX([.E:.E];LOOKUP(2;1/([.L$1:.L48]=&quot;-&quot;);ROW([.L$1:.L48]))+[.$K48]-1)" office:value-type="float" office:value="1.5" calcext:value-type="float">
            <text:p>1.5</text:p>
          </table:table-cell>
          <table:table-cell table:style-name="ce43" table:formula="of:=[.F48]-INDEX([.F:.F];LOOKUP(2;1/([.M$1:.M48]=&quot;-&quot;);ROW([.M$1:.M48]))+[.$K48]-1)" office:value-type="float" office:value="1.2" calcext:value-type="float">
            <text:p>1.2</text:p>
          </table:table-cell>
          <table:table-cell table:style-name="ce43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0.799999999999997" calcext:value-type="float">
            <text:p>-0.799999999999997</text:p>
          </table:table-cell>
          <table:table-cell table:style-name="ce43" table:formula="of:=[.G48]-INDEX([.G:.G];LOOKUP(2;1/([.O$1:.O48]=&quot;-&quot;);ROW([.O$1:.O48]))+[.$K48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50]-INDEX([.E:.E];LOOKUP(2;1/([.L$1:.L50]=&quot;-&quot;);ROW([.L$1:.L50]))+[.$K50]-1)" office:value-type="float" office:value="7.6" calcext:value-type="float">
            <text:p>7.6</text:p>
          </table:table-cell>
          <table:table-cell table:style-name="ce43" table:formula="of:=[.F50]-INDEX([.F:.F];LOOKUP(2;1/([.M$1:.M50]=&quot;-&quot;);ROW([.M$1:.M50]))+[.$K50]-1)" office:value-type="float" office:value="-3.5" calcext:value-type="float">
            <text:p>-3.5</text:p>
          </table:table-cell>
          <table:table-cell table:style-name="ce43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0.100000000000001" calcext:value-type="float">
            <text:p>-0.100000000000001</text:p>
          </table:table-cell>
          <table:table-cell table:style-name="ce43" table:formula="of:=[.G50]-INDEX([.G:.G];LOOKUP(2;1/([.O$1:.O50]=&quot;-&quot;);ROW([.O$1:.O50]))+[.$K50]-1)" office:value-type="float" office:value="5.1" calcext:value-type="float">
            <text:p>5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43" table:formula="of:=[.E51]-INDEX([.E:.E];LOOKUP(2;1/([.L$1:.L51]=&quot;-&quot;);ROW([.L$1:.L51]))+[.$K51]-1)" office:value-type="float" office:value="12.7" calcext:value-type="float">
            <text:p>12.7</text:p>
          </table:table-cell>
          <table:table-cell table:style-name="ce43" table:formula="of:=[.F51]-INDEX([.F:.F];LOOKUP(2;1/([.M$1:.M51]=&quot;-&quot;);ROW([.M$1:.M51]))+[.$K51]-1)" office:value-type="float" office:value="7.6" calcext:value-type="float">
            <text:p>7.6</text:p>
          </table:table-cell>
          <table:table-cell table:style-name="ce43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0.999999999999993" calcext:value-type="float">
            <text:p>-0.999999999999993</text:p>
          </table:table-cell>
          <table:table-cell table:style-name="ce43" table:formula="of:=[.G51]-INDEX([.G:.G];LOOKUP(2;1/([.O$1:.O51]=&quot;-&quot;);ROW([.O$1:.O51]))+[.$K51]-1)" office:value-type="float" office:value="9.3" calcext:value-type="float">
            <text:p>9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2]-INDEX([.E:.E];LOOKUP(2;1/([.L$1:.L52]=&quot;-&quot;);ROW([.L$1:.L52]))+[.$K52]-1)" office:value-type="float" office:value="0.100000000000009" calcext:value-type="float">
            <text:p>0.100000000000009</text:p>
          </table:table-cell>
          <table:table-cell table:style-name="ce43" table:formula="of:=[.F52]-INDEX([.F:.F];LOOKUP(2;1/([.M$1:.M52]=&quot;-&quot;);ROW([.M$1:.M52]))+[.$K52]-1)" office:value-type="float" office:value="-0.5" calcext:value-type="float">
            <text:p>-0.5</text:p>
          </table:table-cell>
          <table:table-cell table:style-name="ce43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43" table:formula="of:=[.G52]-INDEX([.G:.G];LOOKUP(2;1/([.O$1:.O52]=&quot;-&quot;);ROW([.O$1:.O52]))+[.$K52]-1)" office:value-type="float" office:value="2.2" calcext:value-type="float">
            <text:p>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3]-INDEX([.E:.E];LOOKUP(2;1/([.L$1:.L53]=&quot;-&quot;);ROW([.L$1:.L53]))+[.$K53]-1)" office:value-type="float" office:value="-4.59999999999999" calcext:value-type="float">
            <text:p>-4.59999999999999</text:p>
          </table:table-cell>
          <table:table-cell table:style-name="ce43" table:formula="of:=[.F53]-INDEX([.F:.F];LOOKUP(2;1/([.M$1:.M53]=&quot;-&quot;);ROW([.M$1:.M53]))+[.$K53]-1)" office:value-type="float" office:value="-3.6" calcext:value-type="float">
            <text:p>-3.6</text:p>
          </table:table-cell>
          <table:table-cell table:style-name="ce43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3" table:formula="of:=[.G53]-INDEX([.G:.G];LOOKUP(2;1/([.O$1:.O53]=&quot;-&quot;);ROW([.O$1:.O53]))+[.$K53]-1)" office:value-type="float" office:value="-1.3" calcext:value-type="float">
            <text:p>-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43" table:formula="of:=[.E54]-INDEX([.E:.E];LOOKUP(2;1/([.L$1:.L54]=&quot;-&quot;);ROW([.L$1:.L54]))+[.$K54]-1)" office:value-type="float" office:value="17" calcext:value-type="float">
            <text:p>17</text:p>
          </table:table-cell>
          <table:table-cell table:style-name="ce43" table:formula="of:=[.F54]-INDEX([.F:.F];LOOKUP(2;1/([.M$1:.M54]=&quot;-&quot;);ROW([.M$1:.M54]))+[.$K54]-1)" office:value-type="float" office:value="15.6" calcext:value-type="float">
            <text:p>15.6</text:p>
          </table:table-cell>
          <table:table-cell table:style-name="ce43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0.300000000000004" calcext:value-type="float">
            <text:p>-0.300000000000004</text:p>
          </table:table-cell>
          <table:table-cell table:style-name="ce43" table:formula="of:=[.G54]-INDEX([.G:.G];LOOKUP(2;1/([.O$1:.O54]=&quot;-&quot;);ROW([.O$1:.O54]))+[.$K54]-1)" office:value-type="float" office:value="16.7" calcext:value-type="float">
            <text:p>16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43" table:formula="of:=[.E55]-INDEX([.E:.E];LOOKUP(2;1/([.L$1:.L55]=&quot;-&quot;);ROW([.L$1:.L55]))+[.$K55]-1)" office:value-type="float" office:value="0.400000000000006" calcext:value-type="float">
            <text:p>0.400000000000006</text:p>
          </table:table-cell>
          <table:table-cell table:style-name="ce43" table:formula="of:=[.F55]-INDEX([.F:.F];LOOKUP(2;1/([.M$1:.M55]=&quot;-&quot;);ROW([.M$1:.M55]))+[.$K55]-1)" office:value-type="float" office:value="0" calcext:value-type="float">
            <text:p>0</text:p>
          </table:table-cell>
          <table:table-cell table:style-name="ce43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0.200000000000003" calcext:value-type="float">
            <text:p>-0.200000000000003</text:p>
          </table:table-cell>
          <table:table-cell table:style-name="ce43" table:formula="of:=[.G55]-INDEX([.G:.G];LOOKUP(2;1/([.O$1:.O55]=&quot;-&quot;);ROW([.O$1:.O55]))+[.$K55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43" table:formula="of:=[.E56]-INDEX([.E:.E];LOOKUP(2;1/([.L$1:.L56]=&quot;-&quot;);ROW([.L$1:.L56]))+[.$K56]-1)" office:value-type="float" office:value="0.299999999999997" calcext:value-type="float">
            <text:p>0.299999999999997</text:p>
          </table:table-cell>
          <table:table-cell table:style-name="ce43" table:formula="of:=[.F56]-INDEX([.F:.F];LOOKUP(2;1/([.M$1:.M56]=&quot;-&quot;);ROW([.M$1:.M56]))+[.$K56]-1)" office:value-type="float" office:value="-0.5" calcext:value-type="float">
            <text:p>-0.5</text:p>
          </table:table-cell>
          <table:table-cell table:style-name="ce43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0.5" calcext:value-type="float">
            <text:p>0.5</text:p>
          </table:table-cell>
          <table:table-cell table:style-name="ce43" table:formula="of:=[.G56]-INDEX([.G:.G];LOOKUP(2;1/([.O$1:.O56]=&quot;-&quot;);ROW([.O$1:.O56]))+[.$K56]-1)" office:value-type="float" office:value="0.799999999999997" calcext:value-type="float">
            <text:p>0.7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43" table:formula="of:=[.E57]-INDEX([.E:.E];LOOKUP(2;1/([.L$1:.L57]=&quot;-&quot;);ROW([.L$1:.L57]))+[.$K57]-1)" office:value-type="float" office:value="0.5" calcext:value-type="float">
            <text:p>0.5</text:p>
          </table:table-cell>
          <table:table-cell table:style-name="ce43" table:formula="of:=[.F57]-INDEX([.F:.F];LOOKUP(2;1/([.M$1:.M57]=&quot;-&quot;);ROW([.M$1:.M57]))+[.$K57]-1)" office:value-type="float" office:value="0.800000000000011" calcext:value-type="float">
            <text:p>0.800000000000011</text:p>
          </table:table-cell>
          <table:table-cell table:style-name="ce43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0.200000000000003" calcext:value-type="float">
            <text:p>0.200000000000003</text:p>
          </table:table-cell>
          <table:table-cell table:style-name="ce43" table:formula="of:=[.G57]-INDEX([.G:.G];LOOKUP(2;1/([.O$1:.O57]=&quot;-&quot;);ROW([.O$1:.O57]))+[.$K57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43" table:formula="of:=[.E58]-INDEX([.E:.E];LOOKUP(2;1/([.L$1:.L58]=&quot;-&quot;);ROW([.L$1:.L58]))+[.$K58]-1)" office:value-type="float" office:value="-5.2" calcext:value-type="float">
            <text:p>-5.2</text:p>
          </table:table-cell>
          <table:table-cell table:style-name="ce43" table:formula="of:=[.F58]-INDEX([.F:.F];LOOKUP(2;1/([.M$1:.M58]=&quot;-&quot;);ROW([.M$1:.M58]))+[.$K58]-1)" office:value-type="float" office:value="-8.69999999999999" calcext:value-type="float">
            <text:p>-8.69999999999999</text:p>
          </table:table-cell>
          <table:table-cell table:style-name="ce43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9.7" calcext:value-type="float">
            <text:p>-9.7</text:p>
          </table:table-cell>
          <table:table-cell table:style-name="ce43" table:formula="of:=[.G58]-INDEX([.G:.G];LOOKUP(2;1/([.O$1:.O58]=&quot;-&quot;);ROW([.O$1:.O58]))+[.$K58]-1)" office:value-type="float" office:value="-14.9" calcext:value-type="float">
            <text:p>-14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3" table:formula="of:=[.E59]-INDEX([.E:.E];LOOKUP(2;1/([.L$1:.L59]=&quot;-&quot;);ROW([.L$1:.L59]))+[.$K59]-1)" office:value-type="float" office:value="-3.09999999999999" calcext:value-type="float">
            <text:p>-3.09999999999999</text:p>
          </table:table-cell>
          <table:table-cell table:style-name="ce43" table:formula="of:=[.F59]-INDEX([.F:.F];LOOKUP(2;1/([.M$1:.M59]=&quot;-&quot;);ROW([.M$1:.M59]))+[.$K59]-1)" office:value-type="float" office:value="-7.3" calcext:value-type="float">
            <text:p>-7.3</text:p>
          </table:table-cell>
          <table:table-cell table:style-name="ce43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7.7" calcext:value-type="float">
            <text:p>-7.7</text:p>
          </table:table-cell>
          <table:table-cell table:style-name="ce43" table:formula="of:=[.G59]-INDEX([.G:.G];LOOKUP(2;1/([.O$1:.O59]=&quot;-&quot;);ROW([.O$1:.O59]))+[.$K59]-1)" office:value-type="float" office:value="-10.8" calcext:value-type="float">
            <text:p>-1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43" table:formula="of:=[.E60]-INDEX([.E:.E];LOOKUP(2;1/([.L$1:.L60]=&quot;-&quot;);ROW([.L$1:.L60]))+[.$K60]-1)" office:value-type="float" office:value="-8.40000000000001" calcext:value-type="float">
            <text:p>-8.40000000000001</text:p>
          </table:table-cell>
          <table:table-cell table:style-name="ce43" table:formula="of:=[.F60]-INDEX([.F:.F];LOOKUP(2;1/([.M$1:.M60]=&quot;-&quot;);ROW([.M$1:.M60]))+[.$K60]-1)" office:value-type="float" office:value="-10.4" calcext:value-type="float">
            <text:p>-10.4</text:p>
          </table:table-cell>
          <table:table-cell table:style-name="ce43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13.5" calcext:value-type="float">
            <text:p>-13.5</text:p>
          </table:table-cell>
          <table:table-cell table:style-name="ce43" table:formula="of:=[.G60]-INDEX([.G:.G];LOOKUP(2;1/([.O$1:.O60]=&quot;-&quot;);ROW([.O$1:.O60]))+[.$K60]-1)" office:value-type="float" office:value="-21.9" calcext:value-type="float">
            <text:p>-21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43" table:formula="of:=[.E61]-INDEX([.E:.E];LOOKUP(2;1/([.L$1:.L61]=&quot;-&quot;);ROW([.L$1:.L61]))+[.$K61]-1)" office:value-type="float" office:value="1.10000000000001" calcext:value-type="float">
            <text:p>1.10000000000001</text:p>
          </table:table-cell>
          <table:table-cell table:style-name="ce43" table:formula="of:=[.F61]-INDEX([.F:.F];LOOKUP(2;1/([.M$1:.M61]=&quot;-&quot;);ROW([.M$1:.M61]))+[.$K61]-1)" office:value-type="float" office:value="5" calcext:value-type="float">
            <text:p>5</text:p>
          </table:table-cell>
          <table:table-cell table:style-name="ce43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1.8" calcext:value-type="float">
            <text:p>-1.8</text:p>
          </table:table-cell>
          <table:table-cell table:style-name="ce43" table:formula="of:=[.G61]-INDEX([.G:.G];LOOKUP(2;1/([.O$1:.O61]=&quot;-&quot;);ROW([.O$1:.O61]))+[.$K61]-1)" office:value-type="float" office:value="-0.699999999999989" calcext:value-type="float">
            <text:p>-0.699999999999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43" table:formula="of:=[.E62]-INDEX([.E:.E];LOOKUP(2;1/([.L$1:.L62]=&quot;-&quot;);ROW([.L$1:.L62]))+[.$K62]-1)" office:value-type="float" office:value="-0.399999999999992" calcext:value-type="float">
            <text:p>-0.399999999999992</text:p>
          </table:table-cell>
          <table:table-cell table:style-name="ce43" table:formula="of:=[.F62]-INDEX([.F:.F];LOOKUP(2;1/([.M$1:.M62]=&quot;-&quot;);ROW([.M$1:.M62]))+[.$K62]-1)" office:value-type="float" office:value="3.3" calcext:value-type="float">
            <text:p>3.3</text:p>
          </table:table-cell>
          <table:table-cell table:style-name="ce43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1.40000000000001" calcext:value-type="float">
            <text:p>-1.40000000000001</text:p>
          </table:table-cell>
          <table:table-cell table:style-name="ce43" table:formula="of:=[.G62]-INDEX([.G:.G];LOOKUP(2;1/([.O$1:.O62]=&quot;-&quot;);ROW([.O$1:.O62]))+[.$K62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43" table:formula="of:=[.E63]-INDEX([.E:.E];LOOKUP(2;1/([.L$1:.L63]=&quot;-&quot;);ROW([.L$1:.L63]))+[.$K63]-1)" office:value-type="float" office:value="-4.09999999999999" calcext:value-type="float">
            <text:p>-4.09999999999999</text:p>
          </table:table-cell>
          <table:table-cell table:style-name="ce43" table:formula="of:=[.F63]-INDEX([.F:.F];LOOKUP(2;1/([.M$1:.M63]=&quot;-&quot;);ROW([.M$1:.M63]))+[.$K63]-1)" office:value-type="float" office:value="-2.60000000000001" calcext:value-type="float">
            <text:p>-2.60000000000001</text:p>
          </table:table-cell>
          <table:table-cell table:style-name="ce43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4.3" calcext:value-type="float">
            <text:p>4.3</text:p>
          </table:table-cell>
          <table:table-cell table:style-name="ce43" table:formula="of:=[.G63]-INDEX([.G:.G];LOOKUP(2;1/([.O$1:.O63]=&quot;-&quot;);ROW([.O$1:.O63]))+[.$K63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43" table:formula="of:=[.E64]-INDEX([.E:.E];LOOKUP(2;1/([.L$1:.L64]=&quot;-&quot;);ROW([.L$1:.L64]))+[.$K64]-1)" office:value-type="float" office:value="-1.2" calcext:value-type="float">
            <text:p>-1.2</text:p>
          </table:table-cell>
          <table:table-cell table:style-name="ce43" table:formula="of:=[.F64]-INDEX([.F:.F];LOOKUP(2;1/([.M$1:.M64]=&quot;-&quot;);ROW([.M$1:.M64]))+[.$K64]-1)" office:value-type="float" office:value="-2" calcext:value-type="float">
            <text:p>-2</text:p>
          </table:table-cell>
          <table:table-cell table:style-name="ce43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2.89999999999999" calcext:value-type="float">
            <text:p>-2.89999999999999</text:p>
          </table:table-cell>
          <table:table-cell table:style-name="ce43" table:formula="of:=[.G64]-INDEX([.G:.G];LOOKUP(2;1/([.O$1:.O64]=&quot;-&quot;);ROW([.O$1:.O64]))+[.$K64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43" table:formula="of:=[.E65]-INDEX([.E:.E];LOOKUP(2;1/([.L$1:.L65]=&quot;-&quot;);ROW([.L$1:.L65]))+[.$K65]-1)" office:value-type="float" office:value="-0.900000000000006" calcext:value-type="float">
            <text:p>-0.900000000000006</text:p>
          </table:table-cell>
          <table:table-cell table:style-name="ce43" table:formula="of:=[.F65]-INDEX([.F:.F];LOOKUP(2;1/([.M$1:.M65]=&quot;-&quot;);ROW([.M$1:.M65]))+[.$K65]-1)" office:value-type="float" office:value="-2.89999999999999" calcext:value-type="float">
            <text:p>-2.89999999999999</text:p>
          </table:table-cell>
          <table:table-cell table:style-name="ce43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3.19999999999999" calcext:value-type="float">
            <text:p>-3.19999999999999</text:p>
          </table:table-cell>
          <table:table-cell table:style-name="ce43" table:formula="of:=[.G65]-INDEX([.G:.G];LOOKUP(2;1/([.O$1:.O65]=&quot;-&quot;);ROW([.O$1:.O65]))+[.$K65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43" table:formula="of:=[.E66]-INDEX([.E:.E];LOOKUP(2;1/([.L$1:.L66]=&quot;-&quot;);ROW([.L$1:.L66]))+[.$K66]-1)" office:value-type="float" office:value="-1.40000000000001" calcext:value-type="float">
            <text:p>-1.40000000000001</text:p>
          </table:table-cell>
          <table:table-cell table:style-name="ce43" table:formula="of:=[.F66]-INDEX([.F:.F];LOOKUP(2;1/([.M$1:.M66]=&quot;-&quot;);ROW([.M$1:.M66]))+[.$K66]-1)" office:value-type="float" office:value="-1" calcext:value-type="float">
            <text:p>-1</text:p>
          </table:table-cell>
          <table:table-cell table:style-name="ce43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2.69999999999999" calcext:value-type="float">
            <text:p>-2.69999999999999</text:p>
          </table:table-cell>
          <table:table-cell table:style-name="ce43" table:formula="of:=[.G66]-INDEX([.G:.G];LOOKUP(2;1/([.O$1:.O66]=&quot;-&quot;);ROW([.O$1:.O66]))+[.$K66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43" table:formula="of:=[.E67]-INDEX([.E:.E];LOOKUP(2;1/([.L$1:.L67]=&quot;-&quot;);ROW([.L$1:.L67]))+[.$K67]-1)" office:value-type="float" office:value="-0.599999999999994" calcext:value-type="float">
            <text:p>-0.599999999999994</text:p>
          </table:table-cell>
          <table:table-cell table:style-name="ce43" table:formula="of:=[.F67]-INDEX([.F:.F];LOOKUP(2;1/([.M$1:.M67]=&quot;-&quot;);ROW([.M$1:.M67]))+[.$K67]-1)" office:value-type="float" office:value="-0.399999999999992" calcext:value-type="float">
            <text:p>-0.399999999999992</text:p>
          </table:table-cell>
          <table:table-cell table:style-name="ce43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0.699999999999989" calcext:value-type="float">
            <text:p>0.699999999999989</text:p>
          </table:table-cell>
          <table:table-cell table:style-name="ce43" table:formula="of:=[.G67]-INDEX([.G:.G];LOOKUP(2;1/([.O$1:.O67]=&quot;-&quot;);ROW([.O$1:.O67]))+[.$K67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43" table:formula="of:=[.E68]-INDEX([.E:.E];LOOKUP(2;1/([.L$1:.L68]=&quot;-&quot;);ROW([.L$1:.L68]))+[.$K68]-1)" office:value-type="float" office:value="2" calcext:value-type="float">
            <text:p>2</text:p>
          </table:table-cell>
          <table:table-cell table:style-name="ce43" table:formula="of:=[.F68]-INDEX([.F:.F];LOOKUP(2;1/([.M$1:.M68]=&quot;-&quot;);ROW([.M$1:.M68]))+[.$K68]-1)" office:value-type="float" office:value="0.800000000000011" calcext:value-type="float">
            <text:p>0.800000000000011</text:p>
          </table:table-cell>
          <table:table-cell table:style-name="ce43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0.700000000000003" calcext:value-type="float">
            <text:p>-0.700000000000003</text:p>
          </table:table-cell>
          <table:table-cell table:style-name="ce43" table:formula="of:=[.G68]-INDEX([.G:.G];LOOKUP(2;1/([.O$1:.O68]=&quot;-&quot;);ROW([.O$1:.O68]))+[.$K68]-1)" office:value-type="float" office:value="1.3" calcext:value-type="float">
            <text:p>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43" table:formula="of:=[.E70]-INDEX([.E:.E];LOOKUP(2;1/([.L$1:.L70]=&quot;-&quot;);ROW([.L$1:.L70]))+[.$K70]-1)" office:value-type="float" office:value="1.2" calcext:value-type="float">
            <text:p>1.2</text:p>
          </table:table-cell>
          <table:table-cell table:style-name="ce43" table:formula="of:=[.F70]-INDEX([.F:.F];LOOKUP(2;1/([.M$1:.M70]=&quot;-&quot;);ROW([.M$1:.M70]))+[.$K70]-1)" office:value-type="float" office:value="-8.40000000000001" calcext:value-type="float">
            <text:p>-8.40000000000001</text:p>
          </table:table-cell>
          <table:table-cell table:style-name="ce43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0.300000000000004" calcext:value-type="float">
            <text:p>-0.300000000000004</text:p>
          </table:table-cell>
          <table:table-cell table:style-name="ce43" table:formula="of:=[.G70]-INDEX([.G:.G];LOOKUP(2;1/([.O$1:.O70]=&quot;-&quot;);ROW([.O$1:.O70]))+[.$K70]-1)" office:value-type="float" office:value="-0.100000000000001" calcext:value-type="float">
            <text:p>-0.10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43" table:formula="of:=[.E71]-INDEX([.E:.E];LOOKUP(2;1/([.L$1:.L71]=&quot;-&quot;);ROW([.L$1:.L71]))+[.$K71]-1)" office:value-type="float" office:value="5.6" calcext:value-type="float">
            <text:p>5.6</text:p>
          </table:table-cell>
          <table:table-cell table:style-name="ce43" table:formula="of:=[.F71]-INDEX([.F:.F];LOOKUP(2;1/([.M$1:.M71]=&quot;-&quot;);ROW([.M$1:.M71]))+[.$K71]-1)" office:value-type="float" office:value="-4.1" calcext:value-type="float">
            <text:p>-4.1</text:p>
          </table:table-cell>
          <table:table-cell table:style-name="ce43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43" table:formula="of:=[.G71]-INDEX([.G:.G];LOOKUP(2;1/([.O$1:.O71]=&quot;-&quot;);ROW([.O$1:.O71]))+[.$K71]-1)" office:value-type="float" office:value="6.8" calcext:value-type="float">
            <text:p>6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43" table:formula="of:=[.E72]-INDEX([.E:.E];LOOKUP(2;1/([.L$1:.L72]=&quot;-&quot;);ROW([.L$1:.L72]))+[.$K72]-1)" office:value-type="float" office:value="7.90000000000001" calcext:value-type="float">
            <text:p>7.90000000000001</text:p>
          </table:table-cell>
          <table:table-cell table:style-name="ce43" table:formula="of:=[.F72]-INDEX([.F:.F];LOOKUP(2;1/([.M$1:.M72]=&quot;-&quot;);ROW([.M$1:.M72]))+[.$K72]-1)" office:value-type="float" office:value="2.2" calcext:value-type="float">
            <text:p>2.2</text:p>
          </table:table-cell>
          <table:table-cell table:style-name="ce43" table:formula="of:=IF([.B72]-[.D72]&lt;0;&quot;?&quot;;MAX((INDEX([.E:.E];LOOKUP(2;1/([.N$1:.N72]=&quot;-&quot;);ROW([.N$1:.N72]))+[.$K72]-1)-INDEX([.G:.G];LOOKUP(2;1/([.N$1:.N72]=&quot;-&quot;);ROW([.N$1:.N72]))+[.$K72]-1));0)-([.E72]-[.G72]))" office:value-type="string" office:string-value="?" calcext:value-type="string">
            <text:p>?</text:p>
          </table:table-cell>
          <table:table-cell table:style-name="ce43" table:formula="of:=[.G72]-INDEX([.G:.G];LOOKUP(2;1/([.O$1:.O72]=&quot;-&quot;);ROW([.O$1:.O72]))+[.$K72]-1)" office:value-type="float" office:value="7.2" calcext:value-type="float">
            <text:p>7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43" table:formula="of:=[.E73]-INDEX([.E:.E];LOOKUP(2;1/([.L$1:.L73]=&quot;-&quot;);ROW([.L$1:.L73]))+[.$K73]-1)" office:value-type="float" office:value="0.799999999999997" calcext:value-type="float">
            <text:p>0.799999999999997</text:p>
          </table:table-cell>
          <table:table-cell table:style-name="ce43" table:formula="of:=[.F73]-INDEX([.F:.F];LOOKUP(2;1/([.M$1:.M73]=&quot;-&quot;);ROW([.M$1:.M73]))+[.$K73]-1)" office:value-type="float" office:value="-0.100000000000009" calcext:value-type="float">
            <text:p>-0.100000000000009</text:p>
          </table:table-cell>
          <table:table-cell table:style-name="ce43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0.600000000000009" calcext:value-type="float">
            <text:p>-0.600000000000009</text:p>
          </table:table-cell>
          <table:table-cell table:style-name="ce43" table:formula="of:=[.G73]-INDEX([.G:.G];LOOKUP(2;1/([.O$1:.O73]=&quot;-&quot;);ROW([.O$1:.O73]))+[.$K73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43" table:formula="of:=[.E74]-INDEX([.E:.E];LOOKUP(2;1/([.L$1:.L74]=&quot;-&quot;);ROW([.L$1:.L74]))+[.$K74]-1)" office:value-type="float" office:value="17.4" calcext:value-type="float">
            <text:p>17.4</text:p>
          </table:table-cell>
          <table:table-cell table:style-name="ce43" table:formula="of:=[.F74]-INDEX([.F:.F];LOOKUP(2;1/([.M$1:.M74]=&quot;-&quot;);ROW([.M$1:.M74]))+[.$K74]-1)" office:value-type="float" office:value="13.3" calcext:value-type="float">
            <text:p>13.3</text:p>
          </table:table-cell>
          <table:table-cell table:style-name="ce43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1.2" calcext:value-type="float">
            <text:p>-1.2</text:p>
          </table:table-cell>
          <table:table-cell table:style-name="ce43" table:formula="of:=[.G74]-INDEX([.G:.G];LOOKUP(2;1/([.O$1:.O74]=&quot;-&quot;);ROW([.O$1:.O74]))+[.$K74]-1)" office:value-type="float" office:value="15.9" calcext:value-type="float">
            <text:p>15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43" table:formula="of:=[.E75]-INDEX([.E:.E];LOOKUP(2;1/([.L$1:.L75]=&quot;-&quot;);ROW([.L$1:.L75]))+[.$K75]-1)" office:value-type="float" office:value="-2.7" calcext:value-type="float">
            <text:p>-2.7</text:p>
          </table:table-cell>
          <table:table-cell table:style-name="ce43" table:formula="of:=[.F75]-INDEX([.F:.F];LOOKUP(2;1/([.M$1:.M75]=&quot;-&quot;);ROW([.M$1:.M75]))+[.$K75]-1)" office:value-type="float" office:value="-1.10000000000001" calcext:value-type="float">
            <text:p>-1.10000000000001</text:p>
          </table:table-cell>
          <table:table-cell table:style-name="ce43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499999999999986" calcext:value-type="float">
            <text:p>-0.499999999999986</text:p>
          </table:table-cell>
          <table:table-cell table:style-name="ce43" table:formula="of:=[.G75]-INDEX([.G:.G];LOOKUP(2;1/([.O$1:.O75]=&quot;-&quot;);ROW([.O$1:.O75]))+[.$K75]-1)" office:value-type="float" office:value="-3.19999999999999" calcext:value-type="float">
            <text:p>-3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43" table:formula="of:=[.E76]-INDEX([.E:.E];LOOKUP(2;1/([.L$1:.L76]=&quot;-&quot;);ROW([.L$1:.L76]))+[.$K76]-1)" office:value-type="float" office:value="-0.699999999999989" calcext:value-type="float">
            <text:p>-0.699999999999989</text:p>
          </table:table-cell>
          <table:table-cell table:style-name="ce43" table:formula="of:=[.F76]-INDEX([.F:.F];LOOKUP(2;1/([.M$1:.M76]=&quot;-&quot;);ROW([.M$1:.M76]))+[.$K76]-1)" office:value-type="float" office:value="-0.599999999999994" calcext:value-type="float">
            <text:p>-0.599999999999994</text:p>
          </table:table-cell>
          <table:table-cell table:style-name="ce43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-2.60000000000002" calcext:value-type="float">
            <text:p>-2.60000000000002</text:p>
          </table:table-cell>
          <table:table-cell table:style-name="ce43" table:formula="of:=[.G76]-INDEX([.G:.G];LOOKUP(2;1/([.O$1:.O76]=&quot;-&quot;);ROW([.O$1:.O76]))+[.$K76]-1)" office:value-type="float" office:value="-3.30000000000001" calcext:value-type="float">
            <text:p>-3.3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43" table:formula="of:=[.E77]-INDEX([.E:.E];LOOKUP(2;1/([.L$1:.L77]=&quot;-&quot;);ROW([.L$1:.L77]))+[.$K77]-1)" office:value-type="float" office:value="0.600000000000009" calcext:value-type="float">
            <text:p>0.600000000000009</text:p>
          </table:table-cell>
          <table:table-cell table:style-name="ce43" table:formula="of:=[.F77]-INDEX([.F:.F];LOOKUP(2;1/([.M$1:.M77]=&quot;-&quot;);ROW([.M$1:.M77]))+[.$K77]-1)" office:value-type="float" office:value="0.800000000000011" calcext:value-type="float">
            <text:p>0.800000000000011</text:p>
          </table:table-cell>
          <table:table-cell table:style-name="ce43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0.899999999999992" calcext:value-type="float">
            <text:p>0.899999999999992</text:p>
          </table:table-cell>
          <table:table-cell table:style-name="ce43" table:formula="of:=[.G77]-INDEX([.G:.G];LOOKUP(2;1/([.O$1:.O77]=&quot;-&quot;);ROW([.O$1:.O77]))+[.$K77]-1)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43" table:formula="of:=[.E78]-INDEX([.E:.E];LOOKUP(2;1/([.L$1:.L78]=&quot;-&quot;);ROW([.L$1:.L78]))+[.$K78]-1)" office:value-type="float" office:value="-6.3" calcext:value-type="float">
            <text:p>-6.3</text:p>
          </table:table-cell>
          <table:table-cell table:style-name="ce43" table:formula="of:=[.F78]-INDEX([.F:.F];LOOKUP(2;1/([.M$1:.M78]=&quot;-&quot;);ROW([.M$1:.M78]))+[.$K78]-1)" office:value-type="float" office:value="-16.6" calcext:value-type="float">
            <text:p>-16.6</text:p>
          </table:table-cell>
          <table:table-cell table:style-name="ce43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-5.7" calcext:value-type="float">
            <text:p>-5.7</text:p>
          </table:table-cell>
          <table:table-cell table:style-name="ce43" table:formula="of:=[.G78]-INDEX([.G:.G];LOOKUP(2;1/([.O$1:.O78]=&quot;-&quot;);ROW([.O$1:.O78]))+[.$K78]-1)" office:value-type="float" office:value="-12" calcext:value-type="float">
            <text:p>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3" table:formula="of:=[.E79]-INDEX([.E:.E];LOOKUP(2;1/([.L$1:.L79]=&quot;-&quot;);ROW([.L$1:.L79]))+[.$K79]-1)" office:value-type="float" office:value="-0.699999999999989" calcext:value-type="float">
            <text:p>-0.699999999999989</text:p>
          </table:table-cell>
          <table:table-cell table:style-name="ce43" table:formula="of:=[.F79]-INDEX([.F:.F];LOOKUP(2;1/([.M$1:.M79]=&quot;-&quot;);ROW([.M$1:.M79]))+[.$K79]-1)" office:value-type="float" office:value="-18.9" calcext:value-type="float">
            <text:p>-18.9</text:p>
          </table:table-cell>
          <table:table-cell table:style-name="ce43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7.60000000000002" calcext:value-type="float">
            <text:p>-7.60000000000002</text:p>
          </table:table-cell>
          <table:table-cell table:style-name="ce43" table:formula="of:=[.G79]-INDEX([.G:.G];LOOKUP(2;1/([.O$1:.O79]=&quot;-&quot;);ROW([.O$1:.O79]))+[.$K79]-1)" office:value-type="float" office:value="-8.30000000000001" calcext:value-type="float">
            <text:p>-8.3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43" table:formula="of:=[.E80]-INDEX([.E:.E];LOOKUP(2;1/([.L$1:.L80]=&quot;-&quot;);ROW([.L$1:.L80]))+[.$K80]-1)" office:value-type="float" office:value="-8.3" calcext:value-type="float">
            <text:p>-8.3</text:p>
          </table:table-cell>
          <table:table-cell table:style-name="ce43" table:formula="of:=[.F80]-INDEX([.F:.F];LOOKUP(2;1/([.M$1:.M80]=&quot;-&quot;);ROW([.M$1:.M80]))+[.$K80]-1)" office:value-type="float" office:value="-14.7" calcext:value-type="float">
            <text:p>-14.7</text:p>
          </table:table-cell>
          <table:table-cell table:style-name="ce43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5.7" calcext:value-type="float">
            <text:p>-5.7</text:p>
          </table:table-cell>
          <table:table-cell table:style-name="ce43" table:formula="of:=[.G80]-INDEX([.G:.G];LOOKUP(2;1/([.O$1:.O80]=&quot;-&quot;);ROW([.O$1:.O80]))+[.$K80]-1)"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43" table:formula="of:=[.E81]-INDEX([.E:.E];LOOKUP(2;1/([.L$1:.L81]=&quot;-&quot;);ROW([.L$1:.L81]))+[.$K81]-1)" office:value-type="float" office:value="4.40000000000001" calcext:value-type="float">
            <text:p>4.40000000000001</text:p>
          </table:table-cell>
          <table:table-cell table:style-name="ce43" table:formula="of:=[.F81]-INDEX([.F:.F];LOOKUP(2;1/([.M$1:.M81]=&quot;-&quot;);ROW([.M$1:.M81]))+[.$K81]-1)" office:value-type="float" office:value="8.3" calcext:value-type="float">
            <text:p>8.3</text:p>
          </table:table-cell>
          <table:table-cell table:style-name="ce43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1.20000000000002" calcext:value-type="float">
            <text:p>-1.20000000000002</text:p>
          </table:table-cell>
          <table:table-cell table:style-name="ce43" table:formula="of:=[.G81]-INDEX([.G:.G];LOOKUP(2;1/([.O$1:.O81]=&quot;-&quot;);ROW([.O$1:.O81]))+[.$K81]-1)" office:value-type="float" office:value="3.19999999999999" calcext:value-type="float">
            <text:p>3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43" table:formula="of:=[.E82]-INDEX([.E:.E];LOOKUP(2;1/([.L$1:.L82]=&quot;-&quot;);ROW([.L$1:.L82]))+[.$K82]-1)" office:value-type="float" office:value="6.5" calcext:value-type="float">
            <text:p>6.5</text:p>
          </table:table-cell>
          <table:table-cell table:style-name="ce43" table:formula="of:=[.F82]-INDEX([.F:.F];LOOKUP(2;1/([.M$1:.M82]=&quot;-&quot;);ROW([.M$1:.M82]))+[.$K82]-1)" office:value-type="float" office:value="13" calcext:value-type="float">
            <text:p>13</text:p>
          </table:table-cell>
          <table:table-cell table:style-name="ce43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1.30000000000001" calcext:value-type="float">
            <text:p>-1.30000000000001</text:p>
          </table:table-cell>
          <table:table-cell table:style-name="ce43" table:formula="of:=[.G82]-INDEX([.G:.G];LOOKUP(2;1/([.O$1:.O82]=&quot;-&quot;);ROW([.O$1:.O82]))+[.$K82]-1)" office:value-type="float" office:value="5.19999999999999" calcext:value-type="float">
            <text:p>5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43" table:formula="of:=[.E83]-INDEX([.E:.E];LOOKUP(2;1/([.L$1:.L83]=&quot;-&quot;);ROW([.L$1:.L83]))+[.$K83]-1)" office:value-type="float" office:value="-4.2" calcext:value-type="float">
            <text:p>-4.2</text:p>
          </table:table-cell>
          <table:table-cell table:style-name="ce43" table:formula="of:=[.F83]-INDEX([.F:.F];LOOKUP(2;1/([.M$1:.M83]=&quot;-&quot;);ROW([.M$1:.M83]))+[.$K83]-1)" office:value-type="float" office:value="5.3" calcext:value-type="float">
            <text:p>5.3</text:p>
          </table:table-cell>
          <table:table-cell table:style-name="ce43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200000000000003" calcext:value-type="float">
            <text:p>-0.200000000000003</text:p>
          </table:table-cell>
          <table:table-cell table:style-name="ce43" table:formula="of:=[.G83]-INDEX([.G:.G];LOOKUP(2;1/([.O$1:.O83]=&quot;-&quot;);ROW([.O$1:.O83]))+[.$K83]-1)" office:value-type="float" office:value="-4.40000000000001" calcext:value-type="float">
            <text:p>-4.4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43" table:formula="of:=[.E84]-INDEX([.E:.E];LOOKUP(2;1/([.L$1:.L84]=&quot;-&quot;);ROW([.L$1:.L84]))+[.$K84]-1)" office:value-type="float" office:value="-0.5" calcext:value-type="float">
            <text:p>-0.5</text:p>
          </table:table-cell>
          <table:table-cell table:style-name="ce43" table:formula="of:=[.F84]-INDEX([.F:.F];LOOKUP(2;1/([.M$1:.M84]=&quot;-&quot;);ROW([.M$1:.M84]))+[.$K84]-1)" office:value-type="float" office:value="-7.19999999999999" calcext:value-type="float">
            <text:p>-7.19999999999999</text:p>
          </table:table-cell>
          <table:table-cell table:style-name="ce43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-2.60000000000001" calcext:value-type="float">
            <text:p>-2.60000000000001</text:p>
          </table:table-cell>
          <table:table-cell table:style-name="ce43" table:formula="of:=[.G84]-INDEX([.G:.G];LOOKUP(2;1/([.O$1:.O84]=&quot;-&quot;);ROW([.O$1:.O84]))+[.$K84]-1)" office:value-type="float" office:value="-3.10000000000001" calcext:value-type="float">
            <text:p>-3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43" table:formula="of:=[.E85]-INDEX([.E:.E];LOOKUP(2;1/([.L$1:.L85]=&quot;-&quot;);ROW([.L$1:.L85]))+[.$K85]-1)" office:value-type="float" office:value="-0.399999999999992" calcext:value-type="float">
            <text:p>-0.399999999999992</text:p>
          </table:table-cell>
          <table:table-cell table:style-name="ce43" table:formula="of:=[.F85]-INDEX([.F:.F];LOOKUP(2;1/([.M$1:.M85]=&quot;-&quot;);ROW([.M$1:.M85]))+[.$K85]-1)" office:value-type="float" office:value="-8.19999999999999" calcext:value-type="float">
            <text:p>-8.19999999999999</text:p>
          </table:table-cell>
          <table:table-cell table:style-name="ce43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6.30000000000001" calcext:value-type="float">
            <text:p>-6.30000000000001</text:p>
          </table:table-cell>
          <table:table-cell table:style-name="ce43" table:formula="of:=[.G85]-INDEX([.G:.G];LOOKUP(2;1/([.O$1:.O85]=&quot;-&quot;);ROW([.O$1:.O85]))+[.$K85]-1)" office:value-type="float" office:value="-6.7" calcext:value-type="float">
            <text:p>-6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43" table:formula="of:=[.E86]-INDEX([.E:.E];LOOKUP(2;1/([.L$1:.L86]=&quot;-&quot;);ROW([.L$1:.L86]))+[.$K86]-1)" office:value-type="float" office:value="-10.4" calcext:value-type="float">
            <text:p>-10.4</text:p>
          </table:table-cell>
          <table:table-cell table:style-name="ce43" table:formula="of:=[.F86]-INDEX([.F:.F];LOOKUP(2;1/([.M$1:.M86]=&quot;-&quot;);ROW([.M$1:.M86]))+[.$K86]-1)" office:value-type="float" office:value="-8.89999999999999" calcext:value-type="float">
            <text:p>-8.89999999999999</text:p>
          </table:table-cell>
          <table:table-cell table:style-name="ce43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-1.80000000000001" calcext:value-type="float">
            <text:p>-1.80000000000001</text:p>
          </table:table-cell>
          <table:table-cell table:style-name="ce43" table:formula="of:=[.G86]-INDEX([.G:.G];LOOKUP(2;1/([.O$1:.O86]=&quot;-&quot;);ROW([.O$1:.O86]))+[.$K86]-1)" office:value-type="float" office:value="-12.2" calcext:value-type="float">
            <text:p>-1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3" table:formula="of:=[.E87]-INDEX([.E:.E];LOOKUP(2;1/([.L$1:.L87]=&quot;-&quot;);ROW([.L$1:.L87]))+[.$K87]-1)" office:value-type="float" office:value="2.60000000000001" calcext:value-type="float">
            <text:p>2.60000000000001</text:p>
          </table:table-cell>
          <table:table-cell table:style-name="ce43" table:formula="of:=[.F87]-INDEX([.F:.F];LOOKUP(2;1/([.M$1:.M87]=&quot;-&quot;);ROW([.M$1:.M87]))+[.$K87]-1)" office:value-type="float" office:value="1.40000000000001" calcext:value-type="float">
            <text:p>1.40000000000001</text:p>
          </table:table-cell>
          <table:table-cell table:style-name="ce43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0.700000000000017" calcext:value-type="float">
            <text:p>-0.700000000000017</text:p>
          </table:table-cell>
          <table:table-cell table:style-name="ce43" table:formula="of:=[.G87]-INDEX([.G:.G];LOOKUP(2;1/([.O$1:.O87]=&quot;-&quot;);ROW([.O$1:.O87]))+[.$K87]-1)" office:value-type="float" office:value="1.89999999999999" calcext:value-type="float">
            <text:p>1.8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43" table:formula="of:=[.E88]-INDEX([.E:.E];LOOKUP(2;1/([.L$1:.L88]=&quot;-&quot;);ROW([.L$1:.L88]))+[.$K88]-1)" office:value-type="float" office:value="-1" calcext:value-type="float">
            <text:p>-1</text:p>
          </table:table-cell>
          <table:table-cell table:style-name="ce43" table:formula="of:=[.F88]-INDEX([.F:.F];LOOKUP(2;1/([.M$1:.M88]=&quot;-&quot;);ROW([.M$1:.M88]))+[.$K88]-1)" office:value-type="float" office:value="-0.799999999999997" calcext:value-type="float">
            <text:p>-0.799999999999997</text:p>
          </table:table-cell>
          <table:table-cell table:style-name="ce43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0.899999999999992" calcext:value-type="float">
            <text:p>0.899999999999992</text:p>
          </table:table-cell>
          <table:table-cell table:style-name="ce43" table:formula="of:=[.G88]-INDEX([.G:.G];LOOKUP(2;1/([.O$1:.O88]=&quot;-&quot;);ROW([.O$1:.O88]))+[.$K88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43" table:formula="of:=[.E89]-INDEX([.E:.E];LOOKUP(2;1/([.L$1:.L89]=&quot;-&quot;);ROW([.L$1:.L89]))+[.$K89]-1)" office:value-type="float" office:value="-1.09999999999999" calcext:value-type="float">
            <text:p>-1.09999999999999</text:p>
          </table:table-cell>
          <table:table-cell table:style-name="ce43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3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-0.299999999999997" calcext:value-type="float">
            <text:p>-0.299999999999997</text:p>
          </table:table-cell>
          <table:table-cell table:style-name="ce43" table:formula="of:=[.G89]-INDEX([.G:.G];LOOKUP(2;1/([.O$1:.O89]=&quot;-&quot;);ROW([.O$1:.O89]))+[.$K89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43" table:formula="of:=[.E91]-INDEX([.E:.E];LOOKUP(2;1/([.L$1:.L91]=&quot;-&quot;);ROW([.L$1:.L91]))+[.$K91]-1)" office:value-type="float" office:value="0" calcext:value-type="float">
            <text:p>0</text:p>
          </table:table-cell>
          <table:table-cell table:style-name="ce43" table:formula="of:=[.F91]-INDEX([.F:.F];LOOKUP(2;1/([.M$1:.M91]=&quot;-&quot;);ROW([.M$1:.M91]))+[.$K91]-1)" office:value-type="float" office:value="-0.400000000000006" calcext:value-type="float">
            <text:p>-0.400000000000006</text:p>
          </table:table-cell>
          <table:table-cell table:style-name="ce43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0.899999999999992" calcext:value-type="float">
            <text:p>-0.899999999999992</text:p>
          </table:table-cell>
          <table:table-cell table:style-name="ce43" table:formula="of:=[.G91]-INDEX([.G:.G];LOOKUP(2;1/([.O$1:.O91]=&quot;-&quot;);ROW([.O$1:.O91]))+[.$K91]-1)" office:value-type="float" office:value="-0.899999999999992" calcext:value-type="float">
            <text:p>-0.8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43" table:formula="of:=[.E92]-INDEX([.E:.E];LOOKUP(2;1/([.L$1:.L92]=&quot;-&quot;);ROW([.L$1:.L92]))+[.$K92]-1)" office:value-type="float" office:value="0" calcext:value-type="float">
            <text:p>0</text:p>
          </table:table-cell>
          <table:table-cell table:style-name="ce43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43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0" calcext:value-type="float">
            <text:p>0</text:p>
          </table:table-cell>
          <table:table-cell table:style-name="ce43" table:formula="of:=[.G92]-INDEX([.G:.G];LOOKUP(2;1/([.O$1:.O92]=&quot;-&quot;);ROW([.O$1:.O92]))+[.$K9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3" table:formula="of:=[.E93]-INDEX([.E:.E];LOOKUP(2;1/([.L$1:.L93]=&quot;-&quot;);ROW([.L$1:.L93]))+[.$K93]-1)" office:value-type="float" office:value="-5.39999999999999" calcext:value-type="float">
            <text:p>-5.39999999999999</text:p>
          </table:table-cell>
          <table:table-cell table:style-name="ce43" table:formula="of:=[.F93]-INDEX([.F:.F];LOOKUP(2;1/([.M$1:.M93]=&quot;-&quot;);ROW([.M$1:.M93]))+[.$K93]-1)" office:value-type="float" office:value="-2.2" calcext:value-type="float">
            <text:p>-2.2</text:p>
          </table:table-cell>
          <table:table-cell table:style-name="ce43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43" table:formula="of:=[.G93]-INDEX([.G:.G];LOOKUP(2;1/([.O$1:.O93]=&quot;-&quot;);ROW([.O$1:.O93]))+[.$K93]-1)" office:value-type="float" office:value="-3.59999999999999" calcext:value-type="float">
            <text:p>-3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43" table:formula="of:=[.E94]-INDEX([.E:.E];LOOKUP(2;1/([.L$1:.L94]=&quot;-&quot;);ROW([.L$1:.L94]))+[.$K94]-1)" office:value-type="float" office:value="0" calcext:value-type="float">
            <text:p>0</text:p>
          </table:table-cell>
          <table:table-cell table:style-name="ce43" table:formula="of:=[.F94]-INDEX([.F:.F];LOOKUP(2;1/([.M$1:.M94]=&quot;-&quot;);ROW([.M$1:.M94]))+[.$K94]-1)" office:value-type="float" office:value="0" calcext:value-type="float">
            <text:p>0</text:p>
          </table:table-cell>
          <table:table-cell table:style-name="ce43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0" calcext:value-type="float">
            <text:p>0</text:p>
          </table:table-cell>
          <table:table-cell table:style-name="ce43" table:formula="of:=[.G94]-INDEX([.G:.G];LOOKUP(2;1/([.O$1:.O94]=&quot;-&quot;);ROW([.O$1:.O94]))+[.$K94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43" table:formula="of:=[.E95]-INDEX([.E:.E];LOOKUP(2;1/([.L$1:.L95]=&quot;-&quot;);ROW([.L$1:.L95]))+[.$K95]-1)" office:value-type="float" office:value="-69.6" calcext:value-type="float">
            <text:p>-69.6</text:p>
          </table:table-cell>
          <table:table-cell table:style-name="ce43" table:formula="of:=[.F95]-INDEX([.F:.F];LOOKUP(2;1/([.M$1:.M95]=&quot;-&quot;);ROW([.M$1:.M95]))+[.$K95]-1)" office:value-type="float" office:value="-68.4" calcext:value-type="float">
            <text:p>-68.4</text:p>
          </table:table-cell>
          <table:table-cell table:style-name="ce43" table:formula="of:=IF([.B95]-[.D95]&lt;0;&quot;?&quot;;MAX((INDEX([.E:.E];LOOKUP(2;1/([.N$1:.N95]=&quot;-&quot;);ROW([.N$1:.N95]))+[.$K95]-1)-INDEX([.G:.G];LOOKUP(2;1/([.N$1:.N95]=&quot;-&quot;);ROW([.N$1:.N95]))+[.$K95]-1));0)-([.E95]-[.G95]))" office:value-type="string" office:string-value="?" calcext:value-type="string">
            <text:p>?</text:p>
          </table:table-cell>
          <table:table-cell table:style-name="ce43" table:formula="of:=[.G95]-INDEX([.G:.G];LOOKUP(2;1/([.O$1:.O95]=&quot;-&quot;);ROW([.O$1:.O95]))+[.$K95]-1)" office:value-type="float" office:value="-68.4" calcext:value-type="float">
            <text:p>-6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43" table:formula="of:=[.E96]-INDEX([.E:.E];LOOKUP(2;1/([.L$1:.L96]=&quot;-&quot;);ROW([.L$1:.L96]))+[.$K96]-1)" office:value-type="float" office:value="-0.799999999999997" calcext:value-type="float">
            <text:p>-0.799999999999997</text:p>
          </table:table-cell>
          <table:table-cell table:style-name="ce43" table:formula="of:=[.F96]-INDEX([.F:.F];LOOKUP(2;1/([.M$1:.M96]=&quot;-&quot;);ROW([.M$1:.M96]))+[.$K96]-1)" office:value-type="float" office:value="-1.3" calcext:value-type="float">
            <text:p>-1.3</text:p>
          </table:table-cell>
          <table:table-cell table:style-name="ce43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0.5" calcext:value-type="float">
            <text:p>-0.5</text:p>
          </table:table-cell>
          <table:table-cell table:style-name="ce43" table:formula="of:=[.G96]-INDEX([.G:.G];LOOKUP(2;1/([.O$1:.O96]=&quot;-&quot;);ROW([.O$1:.O96]))+[.$K96]-1)" office:value-type="float" office:value="-1.3" calcext:value-type="float">
            <text:p>-1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43" table:formula="of:=[.E97]-INDEX([.E:.E];LOOKUP(2;1/([.L$1:.L97]=&quot;-&quot;);ROW([.L$1:.L97]))+[.$K97]-1)" office:value-type="float" office:value="-75.1" calcext:value-type="float">
            <text:p>-75.1</text:p>
          </table:table-cell>
          <table:table-cell table:style-name="ce43" table:formula="of:=[.F97]-INDEX([.F:.F];LOOKUP(2;1/([.M$1:.M97]=&quot;-&quot;);ROW([.M$1:.M97]))+[.$K97]-1)" office:value-type="float" office:value="-74" calcext:value-type="float">
            <text:p>-74</text:p>
          </table:table-cell>
          <table:table-cell table:style-name="ce43" table:formula="of:=IF([.B97]-[.D97]&lt;0;&quot;?&quot;;MAX((INDEX([.E:.E];LOOKUP(2;1/([.N$1:.N97]=&quot;-&quot;);ROW([.N$1:.N97]))+[.$K97]-1)-INDEX([.G:.G];LOOKUP(2;1/([.N$1:.N97]=&quot;-&quot;);ROW([.N$1:.N97]))+[.$K97]-1));0)-([.E97]-[.G97]))" office:value-type="string" office:string-value="?" calcext:value-type="string">
            <text:p>?</text:p>
          </table:table-cell>
          <table:table-cell table:style-name="ce43" table:formula="of:=[.G97]-INDEX([.G:.G];LOOKUP(2;1/([.O$1:.O97]=&quot;-&quot;);ROW([.O$1:.O97]))+[.$K97]-1)" office:value-type="float" office:value="-74.5" calcext:value-type="float">
            <text:p>-7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43" table:formula="of:=[.E98]-INDEX([.E:.E];LOOKUP(2;1/([.L$1:.L98]=&quot;-&quot;);ROW([.L$1:.L98]))+[.$K98]-1)" office:value-type="float" office:value="-11.2" calcext:value-type="float">
            <text:p>-11.2</text:p>
          </table:table-cell>
          <table:table-cell table:style-name="ce43" table:formula="of:=[.F98]-INDEX([.F:.F];LOOKUP(2;1/([.M$1:.M98]=&quot;-&quot;);ROW([.M$1:.M98]))+[.$K98]-1)" office:value-type="float" office:value="-6.90000000000001" calcext:value-type="float">
            <text:p>-6.90000000000001</text:p>
          </table:table-cell>
          <table:table-cell table:style-name="ce43" table:formula="of:=IF([.B98]-[.D98]&lt;0;&quot;?&quot;;MAX((INDEX([.E:.E];LOOKUP(2;1/([.N$1:.N98]=&quot;-&quot;);ROW([.N$1:.N98]))+[.$K98]-1)-INDEX([.G:.G];LOOKUP(2;1/([.N$1:.N98]=&quot;-&quot;);ROW([.N$1:.N98]))+[.$K98]-1));0)-([.E98]-[.G98]))" office:value-type="string" office:string-value="?" calcext:value-type="string">
            <text:p>?</text:p>
          </table:table-cell>
          <table:table-cell table:style-name="ce43" table:formula="of:=[.G98]-INDEX([.G:.G];LOOKUP(2;1/([.O$1:.O98]=&quot;-&quot;);ROW([.O$1:.O98]))+[.$K98]-1)" office:value-type="float" office:value="-8.3" calcext:value-type="float">
            <text:p>-8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43" table:formula="of:=[.E99]-INDEX([.E:.E];LOOKUP(2;1/([.L$1:.L99]=&quot;-&quot;);ROW([.L$1:.L99]))+[.$K99]-1)" office:value-type="float" office:value="0" calcext:value-type="float">
            <text:p>0</text:p>
          </table:table-cell>
          <table:table-cell table:style-name="ce43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43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0" calcext:value-type="float">
            <text:p>0</text:p>
          </table:table-cell>
          <table:table-cell table:style-name="ce43" table:formula="of:=[.G99]-INDEX([.G:.G];LOOKUP(2;1/([.O$1:.O99]=&quot;-&quot;);ROW([.O$1:.O99]))+[.$K99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43" table:formula="of:=[.E100]-INDEX([.E:.E];LOOKUP(2;1/([.L$1:.L100]=&quot;-&quot;);ROW([.L$1:.L100]))+[.$K100]-1)" office:value-type="float" office:value="6" calcext:value-type="float">
            <text:p>6</text:p>
          </table:table-cell>
          <table:table-cell table:style-name="ce43" table:formula="of:=[.F100]-INDEX([.F:.F];LOOKUP(2;1/([.M$1:.M100]=&quot;-&quot;);ROW([.M$1:.M100]))+[.$K100]-1)" office:value-type="float" office:value="0.599999999999994" calcext:value-type="float">
            <text:p>0.599999999999994</text:p>
          </table:table-cell>
          <table:table-cell table:style-name="ce43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-5.8" calcext:value-type="float">
            <text:p>-5.8</text:p>
          </table:table-cell>
          <table:table-cell table:style-name="ce43" table:formula="of:=[.G100]-INDEX([.G:.G];LOOKUP(2;1/([.O$1:.O100]=&quot;-&quot;);ROW([.O$1:.O100]))+[.$K100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43" table:formula="of:=[.E101]-INDEX([.E:.E];LOOKUP(2;1/([.L$1:.L101]=&quot;-&quot;);ROW([.L$1:.L101]))+[.$K101]-1)" office:value-type="float" office:value="0.900000000000006" calcext:value-type="float">
            <text:p>0.900000000000006</text:p>
          </table:table-cell>
          <table:table-cell table:style-name="ce43" table:formula="of:=[.F101]-INDEX([.F:.F];LOOKUP(2;1/([.M$1:.M101]=&quot;-&quot;);ROW([.M$1:.M101]))+[.$K101]-1)" office:value-type="float" office:value="0.200000000000003" calcext:value-type="float">
            <text:p>0.200000000000003</text:p>
          </table:table-cell>
          <table:table-cell table:style-name="ce43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0.900000000000006" calcext:value-type="float">
            <text:p>-0.900000000000006</text:p>
          </table:table-cell>
          <table:table-cell table:style-name="ce43" table:formula="of:=[.G101]-INDEX([.G:.G];LOOKUP(2;1/([.O$1:.O101]=&quot;-&quot;);ROW([.O$1:.O101]))+[.$K101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3" table:formula="of:=[.E102]-INDEX([.E:.E];LOOKUP(2;1/([.L$1:.L102]=&quot;-&quot;);ROW([.L$1:.L102]))+[.$K102]-1)" office:value-type="float" office:value="0" calcext:value-type="float">
            <text:p>0</text:p>
          </table:table-cell>
          <table:table-cell table:style-name="ce43" table:formula="of:=[.F102]-INDEX([.F:.F];LOOKUP(2;1/([.M$1:.M102]=&quot;-&quot;);ROW([.M$1:.M102]))+[.$K102]-1)" office:value-type="float" office:value="0" calcext:value-type="float">
            <text:p>0</text:p>
          </table:table-cell>
          <table:table-cell table:style-name="ce43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0" calcext:value-type="float">
            <text:p>0</text:p>
          </table:table-cell>
          <table:table-cell table:style-name="ce43" table:formula="of:=[.G102]-INDEX([.G:.G];LOOKUP(2;1/([.O$1:.O102]=&quot;-&quot;);ROW([.O$1:.O102]))+[.$K10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43" table:formula="of:=[.E103]-INDEX([.E:.E];LOOKUP(2;1/([.L$1:.L103]=&quot;-&quot;);ROW([.L$1:.L103]))+[.$K103]-1)" office:value-type="float" office:value="-0.399999999999992" calcext:value-type="float">
            <text:p>-0.399999999999992</text:p>
          </table:table-cell>
          <table:table-cell table:style-name="ce43" table:formula="of:=[.F103]-INDEX([.F:.F];LOOKUP(2;1/([.M$1:.M103]=&quot;-&quot;);ROW([.M$1:.M103]))+[.$K103]-1)" office:value-type="float" office:value="0.200000000000003" calcext:value-type="float">
            <text:p>0.200000000000003</text:p>
          </table:table-cell>
          <table:table-cell table:style-name="ce43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0" calcext:value-type="float">
            <text:p>0</text:p>
          </table:table-cell>
          <table:table-cell table:style-name="ce43" table:formula="of:=[.G103]-INDEX([.G:.G];LOOKUP(2;1/([.O$1:.O103]=&quot;-&quot;);ROW([.O$1:.O103]))+[.$K103]-1)" office:value-type="float" office:value="-0.399999999999992" calcext:value-type="float">
            <text:p>-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43" table:formula="of:=[.E104]-INDEX([.E:.E];LOOKUP(2;1/([.L$1:.L104]=&quot;-&quot;);ROW([.L$1:.L104]))+[.$K104]-1)" office:value-type="float" office:value="-5.59999999999999" calcext:value-type="float">
            <text:p>-5.59999999999999</text:p>
          </table:table-cell>
          <table:table-cell table:style-name="ce43" table:formula="of:=[.F104]-INDEX([.F:.F];LOOKUP(2;1/([.M$1:.M104]=&quot;-&quot;);ROW([.M$1:.M104]))+[.$K104]-1)" office:value-type="float" office:value="-1" calcext:value-type="float">
            <text:p>-1</text:p>
          </table:table-cell>
          <table:table-cell table:style-name="ce43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4.89999999999999" calcext:value-type="float">
            <text:p>4.89999999999999</text:p>
          </table:table-cell>
          <table:table-cell table:style-name="ce43" table:formula="of:=[.G104]-INDEX([.G:.G];LOOKUP(2;1/([.O$1:.O104]=&quot;-&quot;);ROW([.O$1:.O104]))+[.$K104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43" table:formula="of:=[.E105]-INDEX([.E:.E];LOOKUP(2;1/([.L$1:.L105]=&quot;-&quot;);ROW([.L$1:.L105]))+[.$K105]-1)" office:value-type="float" office:value="-1.8" calcext:value-type="float">
            <text:p>-1.8</text:p>
          </table:table-cell>
          <table:table-cell table:style-name="ce43" table:formula="of:=[.F105]-INDEX([.F:.F];LOOKUP(2;1/([.M$1:.M105]=&quot;-&quot;);ROW([.M$1:.M105]))+[.$K105]-1)" office:value-type="float" office:value="-0.5" calcext:value-type="float">
            <text:p>-0.5</text:p>
          </table:table-cell>
          <table:table-cell table:style-name="ce43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2" calcext:value-type="float">
            <text:p>2</text:p>
          </table:table-cell>
          <table:table-cell table:style-name="ce43" table:formula="of:=[.G105]-INDEX([.G:.G];LOOKUP(2;1/([.O$1:.O105]=&quot;-&quot;);ROW([.O$1:.O105]))+[.$K105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3" table:formula="of:=[.E106]-INDEX([.E:.E];LOOKUP(2;1/([.L$1:.L106]=&quot;-&quot;);ROW([.L$1:.L106]))+[.$K106]-1)" office:value-type="float" office:value="-1.39999999999999" calcext:value-type="float">
            <text:p>-1.39999999999999</text:p>
          </table:table-cell>
          <table:table-cell table:style-name="ce43" table:formula="of:=[.F106]-INDEX([.F:.F];LOOKUP(2;1/([.M$1:.M106]=&quot;-&quot;);ROW([.M$1:.M106]))+[.$K106]-1)" office:value-type="float" office:value="-0.0999999999999943" calcext:value-type="float">
            <text:p>-0.0999999999999943</text:p>
          </table:table-cell>
          <table:table-cell table:style-name="ce43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1.59999999999999" calcext:value-type="float">
            <text:p>1.59999999999999</text:p>
          </table:table-cell>
          <table:table-cell table:style-name="ce43" table:formula="of:=[.G106]-INDEX([.G:.G];LOOKUP(2;1/([.O$1:.O106]=&quot;-&quot;);ROW([.O$1:.O106]))+[.$K106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43" table:formula="of:=[.E107]-INDEX([.E:.E];LOOKUP(2;1/([.L$1:.L107]=&quot;-&quot;);ROW([.L$1:.L107]))+[.$K107]-1)" office:value-type="float" office:value="-2.8" calcext:value-type="float">
            <text:p>-2.8</text:p>
          </table:table-cell>
          <table:table-cell table:style-name="ce43" table:formula="of:=[.F107]-INDEX([.F:.F];LOOKUP(2;1/([.M$1:.M107]=&quot;-&quot;);ROW([.M$1:.M107]))+[.$K107]-1)" office:value-type="float" office:value="-0.200000000000003" calcext:value-type="float">
            <text:p>-0.200000000000003</text:p>
          </table:table-cell>
          <table:table-cell table:style-name="ce43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2.3" calcext:value-type="float">
            <text:p>2.3</text:p>
          </table:table-cell>
          <table:table-cell table:style-name="ce43" table:formula="of:=[.G107]-INDEX([.G:.G];LOOKUP(2;1/([.O$1:.O107]=&quot;-&quot;);ROW([.O$1:.O107]))+[.$K107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43" table:formula="of:=[.E108]-INDEX([.E:.E];LOOKUP(2;1/([.L$1:.L108]=&quot;-&quot;);ROW([.L$1:.L108]))+[.$K108]-1)" office:value-type="float" office:value="0" calcext:value-type="float">
            <text:p>0</text:p>
          </table:table-cell>
          <table:table-cell table:style-name="ce43" table:formula="of:=[.F108]-INDEX([.F:.F];LOOKUP(2;1/([.M$1:.M108]=&quot;-&quot;);ROW([.M$1:.M108]))+[.$K108]-1)" office:value-type="float" office:value="0" calcext:value-type="float">
            <text:p>0</text:p>
          </table:table-cell>
          <table:table-cell table:style-name="ce43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0" calcext:value-type="float">
            <text:p>0</text:p>
          </table:table-cell>
          <table:table-cell table:style-name="ce43" table:formula="of:=[.G108]-INDEX([.G:.G];LOOKUP(2;1/([.O$1:.O108]=&quot;-&quot;);ROW([.O$1:.O108]))+[.$K108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43" table:formula="of:=[.E109]-INDEX([.E:.E];LOOKUP(2;1/([.L$1:.L109]=&quot;-&quot;);ROW([.L$1:.L109]))+[.$K109]-1)" office:value-type="float" office:value="1.3" calcext:value-type="float">
            <text:p>1.3</text:p>
          </table:table-cell>
          <table:table-cell table:style-name="ce43" table:formula="of:=[.F109]-INDEX([.F:.F];LOOKUP(2;1/([.M$1:.M109]=&quot;-&quot;);ROW([.M$1:.M109]))+[.$K109]-1)" office:value-type="float" office:value="0.799999999999997" calcext:value-type="float">
            <text:p>0.799999999999997</text:p>
          </table:table-cell>
          <table:table-cell table:style-name="ce43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1.5" calcext:value-type="float">
            <text:p>-1.5</text:p>
          </table:table-cell>
          <table:table-cell table:style-name="ce43" table:formula="of:=[.G109]-INDEX([.G:.G];LOOKUP(2;1/([.O$1:.O109]=&quot;-&quot;);ROW([.O$1:.O109]))+[.$K109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43" table:formula="of:=[.E110]-INDEX([.E:.E];LOOKUP(2;1/([.L$1:.L110]=&quot;-&quot;);ROW([.L$1:.L110]))+[.$K110]-1)" office:value-type="float" office:value="-5.7" calcext:value-type="float">
            <text:p>-5.7</text:p>
          </table:table-cell>
          <table:table-cell table:style-name="ce43" table:formula="of:=[.F110]-INDEX([.F:.F];LOOKUP(2;1/([.M$1:.M110]=&quot;-&quot;);ROW([.M$1:.M110]))+[.$K110]-1)" office:value-type="float" office:value="-1.39999999999999" calcext:value-type="float">
            <text:p>-1.39999999999999</text:p>
          </table:table-cell>
          <table:table-cell table:style-name="ce43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3.90000000000001" calcext:value-type="float">
            <text:p>3.90000000000001</text:p>
          </table:table-cell>
          <table:table-cell table:style-name="ce43" table:formula="of:=[.G110]-INDEX([.G:.G];LOOKUP(2;1/([.O$1:.O110]=&quot;-&quot;);ROW([.O$1:.O110]))+[.$K110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43" table:formula="of:=[.E111]-INDEX([.E:.E];LOOKUP(2;1/([.L$1:.L111]=&quot;-&quot;);ROW([.L$1:.L111]))+[.$K111]-1)" office:value-type="float" office:value="0" calcext:value-type="float">
            <text:p>0</text:p>
          </table:table-cell>
          <table:table-cell table:style-name="ce43" table:formula="of:=[.F111]-INDEX([.F:.F];LOOKUP(2;1/([.M$1:.M111]=&quot;-&quot;);ROW([.M$1:.M111]))+[.$K111]-1)" office:value-type="float" office:value="0" calcext:value-type="float">
            <text:p>0</text:p>
          </table:table-cell>
          <table:table-cell table:style-name="ce43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" calcext:value-type="float">
            <text:p>0</text:p>
          </table:table-cell>
          <table:table-cell table:style-name="ce43" table:formula="of:=[.G111]-INDEX([.G:.G];LOOKUP(2;1/([.O$1:.O111]=&quot;-&quot;);ROW([.O$1:.O111]))+[.$K111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3" table:formula="of:=[.E112]-INDEX([.E:.E];LOOKUP(2;1/([.L$1:.L112]=&quot;-&quot;);ROW([.L$1:.L112]))+[.$K112]-1)" office:value-type="float" office:value="-87.5" calcext:value-type="float">
            <text:p>-87.5</text:p>
          </table:table-cell>
          <table:table-cell table:style-name="ce43" table:formula="of:=[.F112]-INDEX([.F:.F];LOOKUP(2;1/([.M$1:.M112]=&quot;-&quot;);ROW([.M$1:.M112]))+[.$K112]-1)" office:value-type="float" office:value="-82.3" calcext:value-type="float">
            <text:p>-82.3</text:p>
          </table:table-cell>
          <table:table-cell table:style-name="ce43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5" calcext:value-type="float">
            <text:p>5</text:p>
          </table:table-cell>
          <table:table-cell table:style-name="ce43" table:formula="of:=[.G112]-INDEX([.G:.G];LOOKUP(2;1/([.O$1:.O112]=&quot;-&quot;);ROW([.O$1:.O112]))+[.$K112]-1)" office:value-type="float" office:value="-82.5" calcext:value-type="float">
            <text:p>-82.5</text:p>
          </table:table-cell>
          <table:table-cell table:number-columns-repeated="11"/>
        </table:table-row>
        <table:table-row table:style-name="ro1" table:number-rows-repeated="9">
          <table:table-cell table:number-columns-repeated="11"/>
          <table:table-cell table:style-name="ce43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43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DIFFUSION_FA.O91:DIFFUSION_FA.O1048576 DIFFUSION_FA.L1:DIFFUSION_FA.O90 DIFFUSION_FA.N91:DIFFUSION_FA.N1048576 DIFFUSION_FA.M91:DIFFUSION_FA.M1048576 DIFFUSION_FA.L91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7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6" office:value-type="string" calcext:value-type="string">
            <text:p>train</text:p>
          </table:table-cell>
          <table:table-cell table:style-name="ce46" office:value-type="string" calcext:value-type="string">
            <text:p>val</text:p>
          </table:table-cell>
          <table:table-cell table:style-name="ce46" office:value-type="string" calcext:value-type="string">
            <text:p>overfitting</text:p>
          </table:table-cell>
          <table:table-cell table:style-name="ce4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66.8" calcext:value-type="float">
            <text:p>66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48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48" table:formula="of:=IF([.B4]-[.D4]&lt;0;&quot;?&quot;;MAX((INDEX([.E:.E];LOOKUP(2;1/([.N$1:.N4]=&quot;-&quot;);ROW([.N$1:.N4]))+[.$K4]-1)-INDEX([.G:.G];LOOKUP(2;1/([.N$1:.N4]=&quot;-&quot;);ROW([.N$1:.N4]))+[.$K4]-1));0)-([.E4]-[.G4]))" office:value-type="float" office:value="-3.3" calcext:value-type="float">
            <text:p>-3.3</text:p>
          </table:table-cell>
          <table:table-cell table:style-name="ce48" table:formula="of:=[.G4]-INDEX([.G:.G];LOOKUP(2;1/([.O$1:.O4]=&quot;-&quot;);ROW([.O$1:.O4]))+[.$K4]-1)" office:value-type="float" office:value="-4.3" calcext:value-type="float">
            <text:p>-4.3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1.7" calcext:value-type="float">
            <text:p>61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48" table:formula="of:=[.F5]-INDEX([.F:.F];LOOKUP(2;1/([.M$1:.M5]=&quot;-&quot;);ROW([.M$1:.M5]))+[.$K5]-1)" office:value-type="float" office:value="-0.699999999999989" calcext:value-type="float">
            <text:p>-0.699999999999989</text:p>
          </table:table-cell>
          <table:table-cell table:style-name="ce4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7" calcext:value-type="float">
            <text:p>-3.7</text:p>
          </table:table-cell>
          <table:table-cell table:style-name="ce48" table:formula="of:=[.G5]-INDEX([.G:.G];LOOKUP(2;1/([.O$1:.O5]=&quot;-&quot;);ROW([.O$1:.O5]))+[.$K5]-1)" office:value-type="float" office:value="-5.2" calcext:value-type="float">
            <text:p>-5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8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4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8" table:formula="of:=[.G6]-INDEX([.G:.G];LOOKUP(2;1/([.O$1:.O6]=&quot;-&quot;);ROW([.O$1:.O6]))+[.$K6]-1)" office:value-type="float" office:value="-0.800000000000011" calcext:value-type="float">
            <text:p>-0.80000000000001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8" calcext:value-type="float">
            <text:p>65.8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48" table:formula="of:=[.F7]-INDEX([.F:.F];LOOKUP(2;1/([.M$1:.M7]=&quot;-&quot;);ROW([.M$1:.M7]))+[.$K7]-1)" office:value-type="float" office:value="-0.599999999999994" calcext:value-type="float">
            <text:p>-0.599999999999994</text:p>
          </table:table-cell>
          <table:table-cell table:style-name="ce48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8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1" calcext:value-type="float">
            <text:p>72.1</text:p>
          </table:table-cell>
          <table:table-cell office:value-type="float" office:value="69.1" calcext:value-type="float">
            <text:p>69.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]-INDEX([.E:.E];LOOKUP(2;1/([.L$1:.L8]=&quot;-&quot;);ROW([.L$1:.L8]))+[.$K8]-1)" office:value-type="float" office:value="8.89999999999999" calcext:value-type="float">
            <text:p>8.89999999999999</text:p>
          </table:table-cell>
          <table:table-cell table:style-name="ce48" table:formula="of:=[.F8]-INDEX([.F:.F];LOOKUP(2;1/([.M$1:.M8]=&quot;-&quot;);ROW([.M$1:.M8]))+[.$K8]-1)" office:value-type="float" office:value="3.5" calcext:value-type="float">
            <text:p>3.5</text:p>
          </table:table-cell>
          <table:table-cell table:style-name="ce48" table:formula="of:=IF([.B8]-[.D8]&lt;0;&quot;?&quot;;MAX((INDEX([.E:.E];LOOKUP(2;1/([.N$1:.N8]=&quot;-&quot;);ROW([.N$1:.N8]))+[.$K8]-1)-INDEX([.G:.G];LOOKUP(2;1/([.N$1:.N8]=&quot;-&quot;);ROW([.N$1:.N8]))+[.$K8]-1));0)-([.E8]-[.G8]))" office:value-type="float" office:value="-5.39999999999999" calcext:value-type="float">
            <text:p>-5.39999999999999</text:p>
          </table:table-cell>
          <table:table-cell table:style-name="ce48" table:formula="of:=[.G8]-INDEX([.G:.G];LOOKUP(2;1/([.O$1:.O8]=&quot;-&quot;);ROW([.O$1:.O8]))+[.$K8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0.5" calcext:value-type="float">
            <text:p>70.5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]-INDEX([.E:.E];LOOKUP(2;1/([.L$1:.L9]=&quot;-&quot;);ROW([.L$1:.L9]))+[.$K9]-1)" office:value-type="float" office:value="-1.5" calcext:value-type="float">
            <text:p>-1.5</text:p>
          </table:table-cell>
          <table:table-cell table:style-name="ce48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8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9999999999999" calcext:value-type="float">
            <text:p>1.89999999999999</text:p>
          </table:table-cell>
          <table:table-cell table:style-name="ce48" table:formula="of:=[.G9]-INDEX([.G:.G];LOOKUP(2;1/([.O$1:.O9]=&quot;-&quot;);ROW([.O$1:.O9]))+[.$K9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10]-INDEX([.E:.E];LOOKUP(2;1/([.L$1:.L10]=&quot;-&quot;);ROW([.L$1:.L10]))+[.$K10]-1)" office:value-type="float" office:value="-0.599999999999994" calcext:value-type="float">
            <text:p>-0.599999999999994</text:p>
          </table:table-cell>
          <table:table-cell table:style-name="ce48" table:formula="of:=[.F10]-INDEX([.F:.F];LOOKUP(2;1/([.M$1:.M10]=&quot;-&quot;);ROW([.M$1:.M10]))+[.$K10]-1)" office:value-type="float" office:value="2.10000000000001" calcext:value-type="float">
            <text:p>2.10000000000001</text:p>
          </table:table-cell>
          <table:table-cell table:style-name="ce4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4.3" calcext:value-type="float">
            <text:p>4.3</text:p>
          </table:table-cell>
          <table:table-cell table:style-name="ce48" table:formula="of:=[.G10]-INDEX([.G:.G];LOOKUP(2;1/([.O$1:.O10]=&quot;-&quot;);ROW([.O$1:.O10]))+[.$K10]-1)" office:value-type="float" office:value="3.7" calcext:value-type="float">
            <text:p>3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11]-INDEX([.E:.E];LOOKUP(2;1/([.L$1:.L11]=&quot;-&quot;);ROW([.L$1:.L11]))+[.$K11]-1)" office:value-type="float" office:value="0.0999999999999943" calcext:value-type="float">
            <text:p>0.0999999999999943</text:p>
          </table:table-cell>
          <table:table-cell table:style-name="ce48" table:formula="of:=[.F11]-INDEX([.F:.F];LOOKUP(2;1/([.M$1:.M11]=&quot;-&quot;);ROW([.M$1:.M11]))+[.$K11]-1)" office:value-type="float" office:value="0" calcext:value-type="float">
            <text:p>0</text:p>
          </table:table-cell>
          <table:table-cell table:style-name="ce4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400000000000006" calcext:value-type="float">
            <text:p>0.400000000000006</text:p>
          </table:table-cell>
          <table:table-cell table:style-name="ce48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4" calcext:value-type="float">
            <text:p>71.4</text:p>
          </table:table-cell>
          <table:table-cell office:value-type="float" office:value="68.5" calcext:value-type="float">
            <text:p>68.5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48" table:formula="of:=[.F12]-INDEX([.F:.F];LOOKUP(2;1/([.M$1:.M12]=&quot;-&quot;);ROW([.M$1:.M12]))+[.$K12]-1)" office:value-type="float" office:value="-2.90000000000001" calcext:value-type="float">
            <text:p>-2.90000000000001</text:p>
          </table:table-cell>
          <table:table-cell table:style-name="ce4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399999999999992" calcext:value-type="float">
            <text:p>0.399999999999992</text:p>
          </table:table-cell>
          <table:table-cell table:style-name="ce48" table:formula="of:=[.G12]-INDEX([.G:.G];LOOKUP(2;1/([.O$1:.O12]=&quot;-&quot;);ROW([.O$1:.O12]))+[.$K12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3]-INDEX([.E:.E];LOOKUP(2;1/([.L$1:.L13]=&quot;-&quot;);ROW([.L$1:.L13]))+[.$K13]-1)" office:value-type="float" office:value="1.80000000000001" calcext:value-type="float">
            <text:p>1.80000000000001</text:p>
          </table:table-cell>
          <table:table-cell table:style-name="ce48" table:formula="of:=[.F13]-INDEX([.F:.F];LOOKUP(2;1/([.M$1:.M13]=&quot;-&quot;);ROW([.M$1:.M13]))+[.$K13]-1)" office:value-type="float" office:value="1.7" calcext:value-type="float">
            <text:p>1.7</text:p>
          </table:table-cell>
          <table:table-cell table:style-name="ce48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2" calcext:value-type="float">
            <text:p>-4.10000000000002</text:p>
          </table:table-cell>
          <table:table-cell table:style-name="ce48" table:formula="of:=[.G13]-INDEX([.G:.G];LOOKUP(2;1/([.O$1:.O13]=&quot;-&quot;);ROW([.O$1:.O13]))+[.$K13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6.9" calcext:value-type="float">
            <text:p>66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4]-INDEX([.E:.E];LOOKUP(2;1/([.L$1:.L14]=&quot;-&quot;);ROW([.L$1:.L14]))+[.$K14]-1)" office:value-type="float" office:value="-2.09999999999999" calcext:value-type="float">
            <text:p>-2.09999999999999</text:p>
          </table:table-cell>
          <table:table-cell table:style-name="ce48" table:formula="of:=[.F14]-INDEX([.F:.F];LOOKUP(2;1/([.M$1:.M14]=&quot;-&quot;);ROW([.M$1:.M14]))+[.$K14]-1)" office:value-type="float" office:value="-4.60000000000001" calcext:value-type="float">
            <text:p>-4.60000000000001</text:p>
          </table:table-cell>
          <table:table-cell table:style-name="ce48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3.20000000000002" calcext:value-type="float">
            <text:p>-3.20000000000002</text:p>
          </table:table-cell>
          <table:table-cell table:style-name="ce48" table:formula="of:=[.G14]-INDEX([.G:.G];LOOKUP(2;1/([.O$1:.O14]=&quot;-&quot;);ROW([.O$1:.O14]))+[.$K14]-1)" office:value-type="float" office:value="-5.30000000000001" calcext:value-type="float">
            <text:p>-5.3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4" calcext:value-type="float">
            <text:p>65.4</text:p>
          </table:table-cell>
          <table:table-cell office:value-type="float" office:value="63.2" calcext:value-type="float">
            <text:p>63.2</text:p>
          </table:table-cell>
          <table:table-cell office:value-type="float" office:value="67.3" calcext:value-type="float">
            <text:p>67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5]-INDEX([.E:.E];LOOKUP(2;1/([.L$1:.L15]=&quot;-&quot;);ROW([.L$1:.L15]))+[.$K15]-1)" office:value-type="float" office:value="-6.3" calcext:value-type="float">
            <text:p>-6.3</text:p>
          </table:table-cell>
          <table:table-cell table:style-name="ce48" table:formula="of:=[.F15]-INDEX([.F:.F];LOOKUP(2;1/([.M$1:.M15]=&quot;-&quot;);ROW([.M$1:.M15]))+[.$K15]-1)" office:value-type="float" office:value="-8.3" calcext:value-type="float">
            <text:p>-8.3</text:p>
          </table:table-cell>
          <table:table-cell table:style-name="ce48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8" table:formula="of:=[.G15]-INDEX([.G:.G];LOOKUP(2;1/([.O$1:.O15]=&quot;-&quot;);ROW([.O$1:.O15]))+[.$K15]-1)" office:value-type="float" office:value="-5.10000000000001" calcext:value-type="float">
            <text:p>-5.1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2" calcext:value-type="float">
            <text:p>70.2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6]-INDEX([.E:.E];LOOKUP(2;1/([.L$1:.L16]=&quot;-&quot;);ROW([.L$1:.L16]))+[.$K16]-1)" office:value-type="float" office:value="-1.69999999999999" calcext:value-type="float">
            <text:p>-1.69999999999999</text:p>
          </table:table-cell>
          <table:table-cell table:style-name="ce48" table:formula="of:=[.F16]-INDEX([.F:.F];LOOKUP(2;1/([.M$1:.M16]=&quot;-&quot;);ROW([.M$1:.M16]))+[.$K16]-1)" office:value-type="float" office:value="-4.60000000000001" calcext:value-type="float">
            <text:p>-4.60000000000001</text:p>
          </table:table-cell>
          <table:table-cell table:style-name="ce48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40000000000002" calcext:value-type="float">
            <text:p>-1.40000000000002</text:p>
          </table:table-cell>
          <table:table-cell table:style-name="ce48" table:formula="of:=[.G16]-INDEX([.G:.G];LOOKUP(2;1/([.O$1:.O16]=&quot;-&quot;);ROW([.O$1:.O16]))+[.$K16]-1)" office:value-type="float" office:value="-3.10000000000001" calcext:value-type="float">
            <text:p>-3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1" calcext:value-type="float">
            <text:p>70.1</text:p>
          </table:table-cell>
          <table:table-cell office:value-type="float" office:value="69.4" calcext:value-type="float">
            <text:p>69.4</text:p>
          </table:table-cell>
          <table:table-cell office:value-type="float" office:value="64.1" calcext:value-type="float">
            <text:p>64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7]-INDEX([.E:.E];LOOKUP(2;1/([.L$1:.L17]=&quot;-&quot;);ROW([.L$1:.L17]))+[.$K17]-1)" office:value-type="float" office:value="0.299999999999997" calcext:value-type="float">
            <text:p>0.299999999999997</text:p>
          </table:table-cell>
          <table:table-cell table:style-name="ce48" table:formula="of:=[.F17]-INDEX([.F:.F];LOOKUP(2;1/([.M$1:.M17]=&quot;-&quot;);ROW([.M$1:.M17]))+[.$K17]-1)" office:value-type="float" office:value="1.2" calcext:value-type="float">
            <text:p>1.2</text:p>
          </table:table-cell>
          <table:table-cell table:style-name="ce48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1.8" calcext:value-type="float">
            <text:p>-1.8</text:p>
          </table:table-cell>
          <table:table-cell table:style-name="ce48" table:formula="of:=[.G17]-INDEX([.G:.G];LOOKUP(2;1/([.O$1:.O17]=&quot;-&quot;);ROW([.O$1:.O17]))+[.$K17]-1)" office:value-type="float" office:value="-1.5" calcext:value-type="float">
            <text:p>-1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6" calcext:value-type="float">
            <text:p>68.6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8]-INDEX([.E:.E];LOOKUP(2;1/([.L$1:.L18]=&quot;-&quot;);ROW([.L$1:.L18]))+[.$K18]-1)" office:value-type="float" office:value="-0.299999999999997" calcext:value-type="float">
            <text:p>-0.299999999999997</text:p>
          </table:table-cell>
          <table:table-cell table:style-name="ce48" table:formula="of:=[.F18]-INDEX([.F:.F];LOOKUP(2;1/([.M$1:.M18]=&quot;-&quot;);ROW([.M$1:.M18]))+[.$K18]-1)" office:value-type="float" office:value="0.5" calcext:value-type="float">
            <text:p>0.5</text:p>
          </table:table-cell>
          <table:table-cell table:style-name="ce48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48" table:formula="of:=[.G18]-INDEX([.G:.G];LOOKUP(2;1/([.O$1:.O18]=&quot;-&quot;);ROW([.O$1:.O18]))+[.$K18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1" calcext:value-type="float">
            <text:p>69.1</text:p>
          </table:table-cell>
          <table:table-cell office:value-type="float" office:value="65.9" calcext:value-type="float">
            <text:p>65.9</text:p>
          </table:table-cell>
          <table:table-cell office:value-type="float" office:value="59.6" calcext:value-type="float">
            <text:p>59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48" table:formula="of:=[.F19]-INDEX([.F:.F];LOOKUP(2;1/([.M$1:.M19]=&quot;-&quot;);ROW([.M$1:.M19]))+[.$K19]-1)" office:value-type="float" office:value="-2.09999999999999" calcext:value-type="float">
            <text:p>-2.09999999999999</text:p>
          </table:table-cell>
          <table:table-cell table:style-name="ce48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5.29999999999999" calcext:value-type="float">
            <text:p>-5.29999999999999</text:p>
          </table:table-cell>
          <table:table-cell table:style-name="ce48" table:formula="of:=[.G19]-INDEX([.G:.G];LOOKUP(2;1/([.O$1:.O19]=&quot;-&quot;);ROW([.O$1:.O19]))+[.$K19]-1)" office:value-type="float" office:value="-5.7" calcext:value-type="float">
            <text:p>-5.7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0]-INDEX([.E:.E];LOOKUP(2;1/([.L$1:.L20]=&quot;-&quot;);ROW([.L$1:.L20]))+[.$K20]-1)" office:value-type="float" office:value="-0.5" calcext:value-type="float">
            <text:p>-0.5</text:p>
          </table:table-cell>
          <table:table-cell table:style-name="ce48" table:formula="of:=[.F20]-INDEX([.F:.F];LOOKUP(2;1/([.M$1:.M20]=&quot;-&quot;);ROW([.M$1:.M20]))+[.$K20]-1)" office:value-type="float" office:value="-1.5" calcext:value-type="float">
            <text:p>-1.5</text:p>
          </table:table-cell>
          <table:table-cell table:style-name="ce48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" calcext:value-type="float">
            <text:p>-0.5</text:p>
          </table:table-cell>
          <table:table-cell table:style-name="ce48" table:formula="of:=[.G20]-INDEX([.G:.G];LOOKUP(2;1/([.O$1:.O20]=&quot;-&quot;);ROW([.O$1:.O20]))+[.$K20]-1)" office:value-type="float" office:value="-1" calcext:value-type="float">
            <text:p>-1</text:p>
          </table:table-cell>
          <table:table-cell table:number-columns-repeated="2"/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69.3" calcext:value-type="float">
            <text:p>69.3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1]-INDEX([.E:.E];LOOKUP(2;1/([.L$1:.L21]=&quot;-&quot;);ROW([.L$1:.L21]))+[.$K21]-1)" office:value-type="float" office:value="-1.19999999999999" calcext:value-type="float">
            <text:p>-1.19999999999999</text:p>
          </table:table-cell>
          <table:table-cell table:style-name="ce48" table:formula="of:=[.F21]-INDEX([.F:.F];LOOKUP(2;1/([.M$1:.M21]=&quot;-&quot;);ROW([.M$1:.M21]))+[.$K21]-1)" office:value-type="float" office:value="-3.2" calcext:value-type="float">
            <text:p>-3.2</text:p>
          </table:table-cell>
          <table:table-cell table:style-name="ce48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299999999999983" calcext:value-type="float">
            <text:p>0.299999999999983</text:p>
          </table:table-cell>
          <table:table-cell table:style-name="ce48" table:formula="of:=[.G21]-INDEX([.G:.G];LOOKUP(2;1/([.O$1:.O21]=&quot;-&quot;);ROW([.O$1:.O21]))+[.$K21]-1)" office:value-type="float" office:value="-0.900000000000006" calcext:value-type="float">
            <text:p>-0.900000000000006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2.4" calcext:value-type="float">
            <text:p>72.4</text:p>
          </table:table-cell>
          <table:table-cell office:value-type="float" office:value="72.1" calcext:value-type="float">
            <text:p>7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2]-INDEX([.E:.E];LOOKUP(2;1/([.L$1:.L22]=&quot;-&quot;);ROW([.L$1:.L22]))+[.$K22]-1)" office:value-type="float" office:value="-1.5" calcext:value-type="float">
            <text:p>-1.5</text:p>
          </table:table-cell>
          <table:table-cell table:style-name="ce48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48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5" calcext:value-type="float">
            <text:p>-0.5</text:p>
          </table:table-cell>
          <table:table-cell table:style-name="ce48" table:formula="of:=[.G22]-INDEX([.G:.G];LOOKUP(2;1/([.O$1:.O22]=&quot;-&quot;);ROW([.O$1:.O22]))+[.$K22]-1)" office:value-type="float" office:value="-2" calcext:value-type="float">
            <text:p>-2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69.9" calcext:value-type="float">
            <text:p>69.9</text:p>
          </table:table-cell>
          <table:table-cell office:value-type="float" office:value="73.3" calcext:value-type="float">
            <text:p>73.3</text:p>
          </table:table-cell>
          <table:table-cell office:value-type="float" office:value="70.7" calcext:value-type="float">
            <text:p>7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3]-INDEX([.E:.E];LOOKUP(2;1/([.L$1:.L23]=&quot;-&quot;);ROW([.L$1:.L23]))+[.$K23]-1)" office:value-type="float" office:value="0.600000000000009" calcext:value-type="float">
            <text:p>0.600000000000009</text:p>
          </table:table-cell>
          <table:table-cell table:style-name="ce48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8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0000000000002" calcext:value-type="float">
            <text:p>-1.20000000000002</text:p>
          </table:table-cell>
          <table:table-cell table:style-name="ce48" table:formula="of:=[.G23]-INDEX([.G:.G];LOOKUP(2;1/([.O$1:.O23]=&quot;-&quot;);ROW([.O$1:.O23]))+[.$K23]-1)" office:value-type="float" office:value="-0.600000000000009" calcext:value-type="float">
            <text:p>-0.600000000000009</text:p>
          </table:table-cell>
          <table:table-cell table:number-columns-repeated="2"/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office:value-type="float" office:value="73" calcext:value-type="float">
            <text:p>73</text:p>
          </table:table-cell>
          <table:table-cell office:value-type="float" office:value="73.8" calcext:value-type="float">
            <text:p>73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4]-INDEX([.E:.E];LOOKUP(2;1/([.L$1:.L24]=&quot;-&quot;);ROW([.L$1:.L24]))+[.$K24]-1)" office:value-type="float" office:value="-0.0999999999999943" calcext:value-type="float">
            <text:p>-0.0999999999999943</text:p>
          </table:table-cell>
          <table:table-cell table:style-name="ce48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48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0000000000001" calcext:value-type="float">
            <text:p>-1.50000000000001</text:p>
          </table:table-cell>
          <table:table-cell table:style-name="ce48" table:formula="of:=[.G24]-INDEX([.G:.G];LOOKUP(2;1/([.O$1:.O24]=&quot;-&quot;);ROW([.O$1:.O24]))+[.$K24]-1)" office:value-type="float" office:value="-1.60000000000001" calcext:value-type="float">
            <text:p>-1.6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1.1" calcext:value-type="float">
            <text:p>71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5]-INDEX([.E:.E];LOOKUP(2;1/([.L$1:.L25]=&quot;-&quot;);ROW([.L$1:.L25]))+[.$K25]-1)" office:value-type="float" office:value="-1.5" calcext:value-type="float">
            <text:p>-1.5</text:p>
          </table:table-cell>
          <table:table-cell table:style-name="ce48" table:formula="of:=[.F25]-INDEX([.F:.F];LOOKUP(2;1/([.M$1:.M25]=&quot;-&quot;);ROW([.M$1:.M25]))+[.$K25]-1)" office:value-type="float" office:value="-1.2" calcext:value-type="float">
            <text:p>-1.2</text:p>
          </table:table-cell>
          <table:table-cell table:style-name="ce48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8" table:formula="of:=[.G25]-INDEX([.G:.G];LOOKUP(2;1/([.O$1:.O25]=&quot;-&quot;);ROW([.O$1:.O25]))+[.$K25]-1)" office:value-type="float" office:value="-0.200000000000003" calcext:value-type="float">
            <text:p>-0.200000000000003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3" calcext:value-type="float">
            <text:p>71.3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6]-INDEX([.E:.E];LOOKUP(2;1/([.L$1:.L26]=&quot;-&quot;);ROW([.L$1:.L26]))+[.$K26]-1)" office:value-type="float" office:value="-0.399999999999992" calcext:value-type="float">
            <text:p>-0.399999999999992</text:p>
          </table:table-cell>
          <table:table-cell table:style-name="ce48" table:formula="of:=[.F26]-INDEX([.F:.F];LOOKUP(2;1/([.M$1:.M26]=&quot;-&quot;);ROW([.M$1:.M26]))+[.$K26]-1)" office:value-type="float" office:value="-0.5" calcext:value-type="float">
            <text:p>-0.5</text:p>
          </table:table-cell>
          <table:table-cell table:style-name="ce48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00000000000017" calcext:value-type="float">
            <text:p>-0.200000000000017</text:p>
          </table:table-cell>
          <table:table-cell table:style-name="ce48" table:formula="of:=[.G26]-INDEX([.G:.G];LOOKUP(2;1/([.O$1:.O26]=&quot;-&quot;);ROW([.O$1:.O26]))+[.$K26]-1)" office:value-type="float" office:value="-0.600000000000009" calcext:value-type="float">
            <text:p>-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7]-INDEX([.E:.E];LOOKUP(2;1/([.L$1:.L27]=&quot;-&quot;);ROW([.L$1:.L27]))+[.$K27]-1)" office:value-type="float" office:value="-0.399999999999992" calcext:value-type="float">
            <text:p>-0.399999999999992</text:p>
          </table:table-cell>
          <table:table-cell table:style-name="ce48" table:formula="of:=[.F27]-INDEX([.F:.F];LOOKUP(2;1/([.M$1:.M27]=&quot;-&quot;);ROW([.M$1:.M27]))+[.$K27]-1)" office:value-type="float" office:value="-0.100000000000009" calcext:value-type="float">
            <text:p>-0.100000000000009</text:p>
          </table:table-cell>
          <table:table-cell table:style-name="ce48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.199999999999989" calcext:value-type="float">
            <text:p>0.199999999999989</text:p>
          </table:table-cell>
          <table:table-cell table:style-name="ce48" table:formula="of:=[.G27]-INDEX([.G:.G];LOOKUP(2;1/([.O$1:.O27]=&quot;-&quot;);ROW([.O$1:.O27]))+[.$K27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48" table:formula="of:=[.F28]-INDEX([.F:.F];LOOKUP(2;1/([.M$1:.M28]=&quot;-&quot;);ROW([.M$1:.M28]))+[.$K28]-1)" office:value-type="float" office:value="-0.100000000000009" calcext:value-type="float">
            <text:p>-0.100000000000009</text:p>
          </table:table-cell>
          <table:table-cell table:style-name="ce48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" calcext:value-type="float">
            <text:p>-0.5</text:p>
          </table:table-cell>
          <table:table-cell table:style-name="ce48" table:formula="of:=[.G28]-INDEX([.G:.G];LOOKUP(2;1/([.O$1:.O28]=&quot;-&quot;);ROW([.O$1:.O28]))+[.$K28]-1)" office:value-type="float" office:value="-1" calcext:value-type="float">
            <text:p>-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9]-INDEX([.E:.E];LOOKUP(2;1/([.L$1:.L29]=&quot;-&quot;);ROW([.L$1:.L29]))+[.$K29]-1)" office:value-type="float" office:value="-0.199999999999989" calcext:value-type="float">
            <text:p>-0.199999999999989</text:p>
          </table:table-cell>
          <table:table-cell table:style-name="ce48" table:formula="of:=[.F29]-INDEX([.F:.F];LOOKUP(2;1/([.M$1:.M29]=&quot;-&quot;);ROW([.M$1:.M29]))+[.$K29]-1)" office:value-type="float" office:value="-0.299999999999997" calcext:value-type="float">
            <text:p>-0.299999999999997</text:p>
          </table:table-cell>
          <table:table-cell table:style-name="ce48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0000000000001" calcext:value-type="float">
            <text:p>-1.30000000000001</text:p>
          </table:table-cell>
          <table:table-cell table:style-name="ce48" table:formula="of:=[.G29]-INDEX([.G:.G];LOOKUP(2;1/([.O$1:.O29]=&quot;-&quot;);ROW([.O$1:.O29]))+[.$K29]-1)" office:value-type="float" office:value="-1.5" calcext:value-type="float">
            <text:p>-1.5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5" calcext:value-type="float">
            <text:p>63.5</text:p>
          </table:table-cell>
          <table:table-cell office:value-type="float" office:value="61.8" calcext:value-type="float">
            <text:p>61.8</text:p>
          </table:table-cell>
          <table:table-cell office:value-type="float" office:value="62.9" calcext:value-type="float">
            <text:p>62.9</text:p>
          </table:table-cell>
          <table:table-cell office:value-type="float" office:value="65.5" calcext:value-type="float">
            <text:p>65.5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0]-INDEX([.E:.E];LOOKUP(2;1/([.L$1:.L30]=&quot;-&quot;);ROW([.L$1:.L30]))+[.$K30]-1)" office:value-type="float" office:value="-6.59999999999999" calcext:value-type="float">
            <text:p>-6.59999999999999</text:p>
          </table:table-cell>
          <table:table-cell table:style-name="ce48" table:formula="of:=[.F30]-INDEX([.F:.F];LOOKUP(2;1/([.M$1:.M30]=&quot;-&quot;);ROW([.M$1:.M30]))+[.$K30]-1)" office:value-type="float" office:value="-5.90000000000001" calcext:value-type="float">
            <text:p>-5.90000000000001</text:p>
          </table:table-cell>
          <table:table-cell table:style-name="ce48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40000000000001" calcext:value-type="float">
            <text:p>-1.40000000000001</text:p>
          </table:table-cell>
          <table:table-cell table:style-name="ce48" table:formula="of:=[.G30]-INDEX([.G:.G];LOOKUP(2;1/([.O$1:.O30]=&quot;-&quot;);ROW([.O$1:.O30]))+[.$K30]-1)" office:value-type="float" office:value="-8.00000000000001" calcext:value-type="float">
            <text:p>-8.0000000000000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6.4" calcext:value-type="float">
            <text:p>66.4</text:p>
          </table:table-cell>
          <table:table-cell office:value-type="float" office:value="61.9" calcext:value-type="float">
            <text:p>61.9</text:p>
          </table:table-cell>
          <table:table-cell office:value-type="float" office:value="62.7" calcext:value-type="float">
            <text:p>62.7</text:p>
          </table:table-cell>
          <table:table-cell office:value-type="float" office:value="60.3" calcext:value-type="float">
            <text:p>60.3</text:p>
          </table:table-cell>
          <table:table-cell office:value-type="float" office:value="60" calcext:value-type="float">
            <text:p>60</text:p>
          </table:table-cell>
          <table:table-cell office:value-type="float" office:value="55.7" calcext:value-type="float">
            <text:p>55.7</text:p>
          </table:table-cell>
          <table:table-cell office:value-type="float" office:value="60.3" calcext:value-type="float">
            <text:p>60.3</text:p>
          </table:table-cell>
          <table:table-cell office:value-type="float" office:value="59.3" calcext:value-type="float">
            <text:p>59.3</text:p>
          </table:table-cell>
          <table:table-cell office:value-type="float" office:value="56.7" calcext:value-type="float">
            <text:p>56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1]-INDEX([.E:.E];LOOKUP(2;1/([.L$1:.L31]=&quot;-&quot;);ROW([.L$1:.L31]))+[.$K31]-1)" office:value-type="float" office:value="-11.8" calcext:value-type="float">
            <text:p>-11.8</text:p>
          </table:table-cell>
          <table:table-cell table:style-name="ce48" table:formula="of:=[.F31]-INDEX([.F:.F];LOOKUP(2;1/([.M$1:.M31]=&quot;-&quot;);ROW([.M$1:.M31]))+[.$K31]-1)" office:value-type="float" office:value="-12.2" calcext:value-type="float">
            <text:p>-12.2</text:p>
          </table:table-cell>
          <table:table-cell table:style-name="ce48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3.90000000000001" calcext:value-type="float">
            <text:p>-3.90000000000001</text:p>
          </table:table-cell>
          <table:table-cell table:style-name="ce48" table:formula="of:=[.G31]-INDEX([.G:.G];LOOKUP(2;1/([.O$1:.O31]=&quot;-&quot;);ROW([.O$1:.O31]))+[.$K31]-1)" office:value-type="float" office:value="-15.7" calcext:value-type="float">
            <text:p>-15.7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61.7" calcext:value-type="float">
            <text:p>61.7</text:p>
          </table:table-cell>
          <table:table-cell office:value-type="float" office:value="63.8" calcext:value-type="float">
            <text:p>63.8</text:p>
          </table:table-cell>
          <table:table-cell office:value-type="float" office:value="57.9" calcext:value-type="float">
            <text:p>57.9</text:p>
          </table:table-cell>
          <table:table-cell office:value-type="float" office:value="57.5" calcext:value-type="float">
            <text:p>57.5</text:p>
          </table:table-cell>
          <table:table-cell office:value-type="float" office:value="53.6" calcext:value-type="float">
            <text:p>53.6</text:p>
          </table:table-cell>
          <table:table-cell office:value-type="float" office:value="58" calcext:value-type="float">
            <text:p>58</text:p>
          </table:table-cell>
          <table:table-cell office:value-type="float" office:value="56.8" calcext:value-type="float">
            <text:p>56.8</text:p>
          </table:table-cell>
          <table:table-cell office:value-type="float" office:value="54.7" calcext:value-type="float">
            <text:p>54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2]-INDEX([.E:.E];LOOKUP(2;1/([.L$1:.L32]=&quot;-&quot;);ROW([.L$1:.L32]))+[.$K32]-1)" office:value-type="float" office:value="-14.2" calcext:value-type="float">
            <text:p>-14.2</text:p>
          </table:table-cell>
          <table:table-cell table:style-name="ce48" table:formula="of:=[.F32]-INDEX([.F:.F];LOOKUP(2;1/([.M$1:.M32]=&quot;-&quot;);ROW([.M$1:.M32]))+[.$K32]-1)" office:value-type="float" office:value="-14.7" calcext:value-type="float">
            <text:p>-14.7</text:p>
          </table:table-cell>
          <table:table-cell table:style-name="ce48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3.60000000000001" calcext:value-type="float">
            <text:p>-3.60000000000001</text:p>
          </table:table-cell>
          <table:table-cell table:style-name="ce48" table:formula="of:=[.G32]-INDEX([.G:.G];LOOKUP(2;1/([.O$1:.O32]=&quot;-&quot;);ROW([.O$1:.O32]))+[.$K32]-1)" office:value-type="float" office:value="-17.8" calcext:value-type="float">
            <text:p>-17.8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9.2" calcext:value-type="float">
            <text:p>69.2</text:p>
          </table:table-cell>
          <table:table-cell office:value-type="float" office:value="62.2" calcext:value-type="float">
            <text:p>62.2</text:p>
          </table:table-cell>
          <table:table-cell office:value-type="float" office:value="63.2" calcext:value-type="float">
            <text:p>63.2</text:p>
          </table:table-cell>
          <table:table-cell office:value-type="float" office:value="54.5" calcext:value-type="float">
            <text:p>54.5</text:p>
          </table:table-cell>
          <table:table-cell office:value-type="float" office:value="52.5" calcext:value-type="float">
            <text:p>52.5</text:p>
          </table:table-cell>
          <table:table-cell office:value-type="float" office:value="48.9" calcext:value-type="float">
            <text:p>48.9</text:p>
          </table:table-cell>
          <table:table-cell office:value-type="float" office:value="54.8" calcext:value-type="float">
            <text:p>54.8</text:p>
          </table:table-cell>
          <table:table-cell office:value-type="float" office:value="52.6" calcext:value-type="float">
            <text:p>52.6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3]-INDEX([.E:.E];LOOKUP(2;1/([.L$1:.L33]=&quot;-&quot;);ROW([.L$1:.L33]))+[.$K33]-1)" office:value-type="float" office:value="-17.6" calcext:value-type="float">
            <text:p>-17.6</text:p>
          </table:table-cell>
          <table:table-cell table:style-name="ce48" table:formula="of:=[.F33]-INDEX([.F:.F];LOOKUP(2;1/([.M$1:.M33]=&quot;-&quot;);ROW([.M$1:.M33]))+[.$K33]-1)" office:value-type="float" office:value="-19.7" calcext:value-type="float">
            <text:p>-19.7</text:p>
          </table:table-cell>
          <table:table-cell table:style-name="ce48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90000000000001" calcext:value-type="float">
            <text:p>-4.90000000000001</text:p>
          </table:table-cell>
          <table:table-cell table:style-name="ce48" table:formula="of:=[.G33]-INDEX([.G:.G];LOOKUP(2;1/([.O$1:.O33]=&quot;-&quot;);ROW([.O$1:.O33]))+[.$K33]-1)" office:value-type="float" office:value="-22.5" calcext:value-type="float">
            <text:p>-2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4.7" calcext:value-type="float">
            <text:p>64.7</text:p>
          </table:table-cell>
          <table:table-cell office:value-type="float" office:value="65.5" calcext:value-type="float">
            <text:p>65.5</text:p>
          </table:table-cell>
          <table:table-cell office:value-type="float" office:value="61.5" calcext:value-type="float">
            <text:p>61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35]-INDEX([.E:.E];LOOKUP(2;1/([.L$1:.L35]=&quot;-&quot;);ROW([.L$1:.L35]))+[.$K35]-1)" office:value-type="float" office:value="2.3" calcext:value-type="float">
            <text:p>2.3</text:p>
          </table:table-cell>
          <table:table-cell table:style-name="ce48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8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7" calcext:value-type="float">
            <text:p>-3.7</text:p>
          </table:table-cell>
          <table:table-cell table:style-name="ce48" table:formula="of:=[.G35]-INDEX([.G:.G];LOOKUP(2;1/([.O$1:.O35]=&quot;-&quot;);ROW([.O$1:.O35]))+[.$K35]-1)" office:value-type="float" office:value="-4.8" calcext:value-type="float">
            <text:p>-4.8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0.1" calcext:value-type="float">
            <text:p>60.1</text:p>
          </table:table-cell>
          <table:table-cell table:style-name="ce7" office:value-type="float" office:value="2" calcext:value-type="float">
            <text:p>2</text:p>
          </table:table-cell>
          <table:table-cell table:style-name="ce48" table:formula="of:=[.E36]-INDEX([.E:.E];LOOKUP(2;1/([.L$1:.L36]=&quot;-&quot;);ROW([.L$1:.L36]))+[.$K36]-1)" office:value-type="float" office:value="0.799999999999997" calcext:value-type="float">
            <text:p>0.799999999999997</text:p>
          </table:table-cell>
          <table:table-cell table:style-name="ce48" table:formula="of:=[.F36]-INDEX([.F:.F];LOOKUP(2;1/([.M$1:.M36]=&quot;-&quot;);ROW([.M$1:.M36]))+[.$K36]-1)" office:value-type="float" office:value="0.700000000000003" calcext:value-type="float">
            <text:p>0.700000000000003</text:p>
          </table:table-cell>
          <table:table-cell table:style-name="ce48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-1.8" calcext:value-type="float">
            <text:p>-1.8</text:p>
          </table:table-cell>
          <table:table-cell table:style-name="ce48" table:formula="of:=[.G36]-INDEX([.G:.G];LOOKUP(2;1/([.O$1:.O36]=&quot;-&quot;);ROW([.O$1:.O36]))+[.$K36]-1)" office:value-type="float" office:value="-1" calcext:value-type="float">
            <text:p>-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7" calcext:value-type="float">
            <text:p>63.7</text:p>
          </table:table-cell>
          <table:table-cell office:value-type="float" office:value="65.7" calcext:value-type="float">
            <text:p>65.7</text:p>
          </table:table-cell>
          <table:table-cell office:value-type="float" office:value="65.3" calcext:value-type="float">
            <text:p>65.3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7]-INDEX([.E:.E];LOOKUP(2;1/([.L$1:.L37]=&quot;-&quot;);ROW([.L$1:.L37]))+[.$K37]-1)" office:value-type="float" office:value="-1.9" calcext:value-type="float">
            <text:p>-1.9</text:p>
          </table:table-cell>
          <table:table-cell table:style-name="ce48" table:formula="of:=[.F37]-INDEX([.F:.F];LOOKUP(2;1/([.M$1:.M37]=&quot;-&quot;);ROW([.M$1:.M37]))+[.$K37]-1)" office:value-type="float" office:value="-0.799999999999997" calcext:value-type="float">
            <text:p>-0.799999999999997</text:p>
          </table:table-cell>
          <table:table-cell table:style-name="ce48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48" table:formula="of:=[.G37]-INDEX([.G:.G];LOOKUP(2;1/([.O$1:.O37]=&quot;-&quot;);ROW([.O$1:.O37]))+[.$K37]-1)" office:value-type="float" office:value="5.3" calcext:value-type="float">
            <text:p>5.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2.4" calcext:value-type="float">
            <text:p>62.4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8]-INDEX([.E:.E];LOOKUP(2;1/([.L$1:.L38]=&quot;-&quot;);ROW([.L$1:.L38]))+[.$K38]-1)" office:value-type="float" office:value="-1.8" calcext:value-type="float">
            <text:p>-1.8</text:p>
          </table:table-cell>
          <table:table-cell table:style-name="ce48" table:formula="of:=[.F38]-INDEX([.F:.F];LOOKUP(2;1/([.M$1:.M38]=&quot;-&quot;);ROW([.M$1:.M38]))+[.$K38]-1)" office:value-type="float" office:value="-1.39999999999999" calcext:value-type="float">
            <text:p>-1.39999999999999</text:p>
          </table:table-cell>
          <table:table-cell table:style-name="ce48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4.2" calcext:value-type="float">
            <text:p>4.2</text:p>
          </table:table-cell>
          <table:table-cell table:style-name="ce48" table:formula="of:=[.G38]-INDEX([.G:.G];LOOKUP(2;1/([.O$1:.O38]=&quot;-&quot;);ROW([.O$1:.O38]))+[.$K38]-1)" office:value-type="float" office:value="2.40000000000001" calcext:value-type="float">
            <text:p>2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.7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9]-INDEX([.E:.E];LOOKUP(2;1/([.L$1:.L39]=&quot;-&quot;);ROW([.L$1:.L39]))+[.$K39]-1)" office:value-type="float" office:value="6.5" calcext:value-type="float">
            <text:p>6.5</text:p>
          </table:table-cell>
          <table:table-cell table:style-name="ce48" table:formula="of:=[.F39]-INDEX([.F:.F];LOOKUP(2;1/([.M$1:.M39]=&quot;-&quot;);ROW([.M$1:.M39]))+[.$K39]-1)" office:value-type="float" office:value="4.60000000000001" calcext:value-type="float">
            <text:p>4.60000000000001</text:p>
          </table:table-cell>
          <table:table-cell table:style-name="ce48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.90000000000001" calcext:value-type="float">
            <text:p>2.90000000000001</text:p>
          </table:table-cell>
          <table:table-cell table:style-name="ce48" table:formula="of:=[.G39]-INDEX([.G:.G];LOOKUP(2;1/([.O$1:.O39]=&quot;-&quot;);ROW([.O$1:.O39]))+[.$K39]-1)" office:value-type="float" office:value="9.40000000000001" calcext:value-type="float">
            <text:p>9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2.8" calcext:value-type="float">
            <text:p>72.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40]-INDEX([.E:.E];LOOKUP(2;1/([.L$1:.L40]=&quot;-&quot;);ROW([.L$1:.L40]))+[.$K40]-1)" office:value-type="float" office:value="0.900000000000006" calcext:value-type="float">
            <text:p>0.900000000000006</text:p>
          </table:table-cell>
          <table:table-cell table:style-name="ce48" table:formula="of:=[.F40]-INDEX([.F:.F];LOOKUP(2;1/([.M$1:.M40]=&quot;-&quot;);ROW([.M$1:.M40]))+[.$K40]-1)" office:value-type="float" office:value="0.199999999999989" calcext:value-type="float">
            <text:p>0.199999999999989</text:p>
          </table:table-cell>
          <table:table-cell table:style-name="ce48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00000000000009" calcext:value-type="float">
            <text:p>-0.600000000000009</text:p>
          </table:table-cell>
          <table:table-cell table:style-name="ce48" table:formula="of:=[.G40]-INDEX([.G:.G];LOOKUP(2;1/([.O$1:.O40]=&quot;-&quot;);ROW([.O$1:.O40]))+[.$K40]-1)" office:value-type="float" office:value="0.299999999999997" calcext:value-type="float">
            <text:p>0.29999999999999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2" calcext:value-type="float">
            <text:p>71.2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48" table:formula="of:=[.F41]-INDEX([.F:.F];LOOKUP(2;1/([.M$1:.M41]=&quot;-&quot;);ROW([.M$1:.M41]))+[.$K41]-1)" office:value-type="float" office:value="0.200000000000003" calcext:value-type="float">
            <text:p>0.200000000000003</text:p>
          </table:table-cell>
          <table:table-cell table:style-name="ce48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2.40000000000001" calcext:value-type="float">
            <text:p>2.40000000000001</text:p>
          </table:table-cell>
          <table:table-cell table:style-name="ce48" table:formula="of:=[.G41]-INDEX([.G:.G];LOOKUP(2;1/([.O$1:.O41]=&quot;-&quot;);ROW([.O$1:.O41]))+[.$K41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 office:value-type="float" office:value="71.6" calcext:value-type="float">
            <text:p>71.6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2]-INDEX([.E:.E];LOOKUP(2;1/([.L$1:.L42]=&quot;-&quot;);ROW([.L$1:.L42]))+[.$K42]-1)" office:value-type="float" office:value="-2.5" calcext:value-type="float">
            <text:p>-2.5</text:p>
          </table:table-cell>
          <table:table-cell table:style-name="ce48" table:formula="of:=[.F42]-INDEX([.F:.F];LOOKUP(2;1/([.M$1:.M42]=&quot;-&quot;);ROW([.M$1:.M42]))+[.$K42]-1)" office:value-type="float" office:value="0.200000000000003" calcext:value-type="float">
            <text:p>0.200000000000003</text:p>
          </table:table-cell>
          <table:table-cell table:style-name="ce48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2.40000000000001" calcext:value-type="float">
            <text:p>2.40000000000001</text:p>
          </table:table-cell>
          <table:table-cell table:style-name="ce48" table:formula="of:=[.G42]-INDEX([.G:.G];LOOKUP(2;1/([.O$1:.O42]=&quot;-&quot;);ROW([.O$1:.O42]))+[.$K4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1" calcext:value-type="float">
            <text:p>70.1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3]-INDEX([.E:.E];LOOKUP(2;1/([.L$1:.L43]=&quot;-&quot;);ROW([.L$1:.L43]))+[.$K43]-1)" office:value-type="float" office:value="-0.299999999999997" calcext:value-type="float">
            <text:p>-0.299999999999997</text:p>
          </table:table-cell>
          <table:table-cell table:style-name="ce48" table:formula="of:=[.F43]-INDEX([.F:.F];LOOKUP(2;1/([.M$1:.M43]=&quot;-&quot;);ROW([.M$1:.M43]))+[.$K43]-1)" office:value-type="float" office:value="-1.7" calcext:value-type="float">
            <text:p>-1.7</text:p>
          </table:table-cell>
          <table:table-cell table:style-name="ce48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60000000000001" calcext:value-type="float">
            <text:p>-1.60000000000001</text:p>
          </table:table-cell>
          <table:table-cell table:style-name="ce48" table:formula="of:=[.G43]-INDEX([.G:.G];LOOKUP(2;1/([.O$1:.O43]=&quot;-&quot;);ROW([.O$1:.O43]))+[.$K43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4]-INDEX([.E:.E];LOOKUP(2;1/([.L$1:.L44]=&quot;-&quot;);ROW([.L$1:.L44]))+[.$K44]-1)" office:value-type="float" office:value="0" calcext:value-type="float">
            <text:p>0</text:p>
          </table:table-cell>
          <table:table-cell table:style-name="ce48" table:formula="of:=[.F44]-INDEX([.F:.F];LOOKUP(2;1/([.M$1:.M44]=&quot;-&quot;);ROW([.M$1:.M44]))+[.$K44]-1)" office:value-type="float" office:value="0.600000000000009" calcext:value-type="float">
            <text:p>0.600000000000009</text:p>
          </table:table-cell>
          <table:table-cell table:style-name="ce48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.30000000000001" calcext:value-type="float">
            <text:p>-1.30000000000001</text:p>
          </table:table-cell>
          <table:table-cell table:style-name="ce48" table:formula="of:=[.G44]-INDEX([.G:.G];LOOKUP(2;1/([.O$1:.O44]=&quot;-&quot;);ROW([.O$1:.O44]))+[.$K44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8.7" calcext:value-type="float">
            <text:p>68.7</text:p>
          </table:table-cell>
          <table:table-cell office:value-type="float" office:value="61.4" calcext:value-type="float">
            <text:p>61.4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5]-INDEX([.E:.E];LOOKUP(2;1/([.L$1:.L45]=&quot;-&quot;);ROW([.L$1:.L45]))+[.$K45]-1)" office:value-type="float" office:value="-1.7" calcext:value-type="float">
            <text:p>-1.7</text:p>
          </table:table-cell>
          <table:table-cell table:style-name="ce48" table:formula="of:=[.F45]-INDEX([.F:.F];LOOKUP(2;1/([.M$1:.M45]=&quot;-&quot;);ROW([.M$1:.M45]))+[.$K45]-1)" office:value-type="float" office:value="-10.1" calcext:value-type="float">
            <text:p>-10.1</text:p>
          </table:table-cell>
          <table:table-cell table:style-name="ce48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.200000000000003" calcext:value-type="float">
            <text:p>0.200000000000003</text:p>
          </table:table-cell>
          <table:table-cell table:style-name="ce48" table:formula="of:=[.G45]-INDEX([.G:.G];LOOKUP(2;1/([.O$1:.O45]=&quot;-&quot;);ROW([.O$1:.O45]))+[.$K45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8" calcext:value-type="float">
            <text:p>67.8</text:p>
          </table:table-cell>
          <table:table-cell office:value-type="float" office:value="63.9" calcext:value-type="float">
            <text:p>63.9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6]-INDEX([.E:.E];LOOKUP(2;1/([.L$1:.L46]=&quot;-&quot;);ROW([.L$1:.L46]))+[.$K46]-1)" office:value-type="float" office:value="-2.8" calcext:value-type="float">
            <text:p>-2.8</text:p>
          </table:table-cell>
          <table:table-cell table:style-name="ce48" table:formula="of:=[.F46]-INDEX([.F:.F];LOOKUP(2;1/([.M$1:.M46]=&quot;-&quot;);ROW([.M$1:.M46]))+[.$K46]-1)" office:value-type="float" office:value="-7.8" calcext:value-type="float">
            <text:p>-7.8</text:p>
          </table:table-cell>
          <table:table-cell table:style-name="ce48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8" table:formula="of:=[.G46]-INDEX([.G:.G];LOOKUP(2;1/([.O$1:.O46]=&quot;-&quot;);ROW([.O$1:.O46]))+[.$K46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7]-INDEX([.E:.E];LOOKUP(2;1/([.L$1:.L47]=&quot;-&quot;);ROW([.L$1:.L47]))+[.$K47]-1)" office:value-type="float" office:value="-2.10000000000001" calcext:value-type="float">
            <text:p>-2.10000000000001</text:p>
          </table:table-cell>
          <table:table-cell table:style-name="ce48" table:formula="of:=[.F47]-INDEX([.F:.F];LOOKUP(2;1/([.M$1:.M47]=&quot;-&quot;);ROW([.M$1:.M47]))+[.$K47]-1)" office:value-type="float" office:value="-8.8" calcext:value-type="float">
            <text:p>-8.8</text:p>
          </table:table-cell>
          <table:table-cell table:style-name="ce48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8" table:formula="of:=[.G47]-INDEX([.G:.G];LOOKUP(2;1/([.O$1:.O47]=&quot;-&quot;);ROW([.O$1:.O47]))+[.$K4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64.9" calcext:value-type="float">
            <text:p>64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8]-INDEX([.E:.E];LOOKUP(2;1/([.L$1:.L48]=&quot;-&quot;);ROW([.L$1:.L48]))+[.$K48]-1)" office:value-type="float" office:value="1.3" calcext:value-type="float">
            <text:p>1.3</text:p>
          </table:table-cell>
          <table:table-cell table:style-name="ce48" table:formula="of:=[.F48]-INDEX([.F:.F];LOOKUP(2;1/([.M$1:.M48]=&quot;-&quot;);ROW([.M$1:.M48]))+[.$K48]-1)" office:value-type="float" office:value="7" calcext:value-type="float">
            <text:p>7</text:p>
          </table:table-cell>
          <table:table-cell table:style-name="ce48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4.10000000000001" calcext:value-type="float">
            <text:p>-4.10000000000001</text:p>
          </table:table-cell>
          <table:table-cell table:style-name="ce48" table:formula="of:=[.G48]-INDEX([.G:.G];LOOKUP(2;1/([.O$1:.O48]=&quot;-&quot;);ROW([.O$1:.O48]))+[.$K48]-1)" office:value-type="float" office:value="-2.80000000000001" calcext:value-type="float">
            <text:p>-2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2" calcext:value-type="float">
            <text:p>68.2</text:p>
          </table:table-cell>
          <table:table-cell office:value-type="float" office:value="65.4" calcext:value-type="float">
            <text:p>65.4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9]-INDEX([.E:.E];LOOKUP(2;1/([.L$1:.L49]=&quot;-&quot;);ROW([.L$1:.L49]))+[.$K49]-1)" office:value-type="float" office:value="1.59999999999999" calcext:value-type="float">
            <text:p>1.59999999999999</text:p>
          </table:table-cell>
          <table:table-cell table:style-name="ce48" table:formula="of:=[.F49]-INDEX([.F:.F];LOOKUP(2;1/([.M$1:.M49]=&quot;-&quot;);ROW([.M$1:.M49]))+[.$K49]-1)" office:value-type="float" office:value="6" calcext:value-type="float">
            <text:p>6</text:p>
          </table:table-cell>
          <table:table-cell table:style-name="ce48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4" calcext:value-type="float">
            <text:p>-4</text:p>
          </table:table-cell>
          <table:table-cell table:style-name="ce48" table:formula="of:=[.G49]-INDEX([.G:.G];LOOKUP(2;1/([.O$1:.O49]=&quot;-&quot;);ROW([.O$1:.O49]))+[.$K49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" calcext:value-type="float">
            <text:p>69</text:p>
          </table:table-cell>
          <table:table-cell office:value-type="float" office:value="65.4" calcext:value-type="float">
            <text:p>65.4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48" table:formula="of:=[.F50]-INDEX([.F:.F];LOOKUP(2;1/([.M$1:.M50]=&quot;-&quot;);ROW([.M$1:.M50]))+[.$K50]-1)" office:value-type="float" office:value="3.3" calcext:value-type="float">
            <text:p>3.3</text:p>
          </table:table-cell>
          <table:table-cell table:style-name="ce48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9.2" calcext:value-type="float">
            <text:p>-9.2</text:p>
          </table:table-cell>
          <table:table-cell table:style-name="ce48" table:formula="of:=[.G50]-INDEX([.G:.G];LOOKUP(2;1/([.O$1:.O50]=&quot;-&quot;);ROW([.O$1:.O50]))+[.$K50]-1)" office:value-type="float" office:value="-8.7" calcext:value-type="float">
            <text:p>-8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68.7" calcext:value-type="float">
            <text:p>68.7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1]-INDEX([.E:.E];LOOKUP(2;1/([.L$1:.L51]=&quot;-&quot;);ROW([.L$1:.L51]))+[.$K51]-1)" office:value-type="float" office:value="-0.700000000000003" calcext:value-type="float">
            <text:p>-0.700000000000003</text:p>
          </table:table-cell>
          <table:table-cell table:style-name="ce48" table:formula="of:=[.F51]-INDEX([.F:.F];LOOKUP(2;1/([.M$1:.M51]=&quot;-&quot;);ROW([.M$1:.M51]))+[.$K51]-1)" office:value-type="float" office:value="-2.59999999999999" calcext:value-type="float">
            <text:p>-2.59999999999999</text:p>
          </table:table-cell>
          <table:table-cell table:style-name="ce48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48" table:formula="of:=[.G51]-INDEX([.G:.G];LOOKUP(2;1/([.O$1:.O51]=&quot;-&quot;);ROW([.O$1:.O51]))+[.$K5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2]-INDEX([.E:.E];LOOKUP(2;1/([.L$1:.L52]=&quot;-&quot;);ROW([.L$1:.L52]))+[.$K52]-1)" office:value-type="float" office:value="0.700000000000003" calcext:value-type="float">
            <text:p>0.700000000000003</text:p>
          </table:table-cell>
          <table:table-cell table:style-name="ce48" table:formula="of:=[.F52]-INDEX([.F:.F];LOOKUP(2;1/([.M$1:.M52]=&quot;-&quot;);ROW([.M$1:.M52]))+[.$K52]-1)" office:value-type="float" office:value="-3.39999999999999" calcext:value-type="float">
            <text:p>-3.39999999999999</text:p>
          </table:table-cell>
          <table:table-cell table:style-name="ce48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500000000000014" calcext:value-type="float">
            <text:p>-0.500000000000014</text:p>
          </table:table-cell>
          <table:table-cell table:style-name="ce48" table:formula="of:=[.G52]-INDEX([.G:.G];LOOKUP(2;1/([.O$1:.O52]=&quot;-&quot;);ROW([.O$1:.O52]))+[.$K5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3]-INDEX([.E:.E];LOOKUP(2;1/([.L$1:.L53]=&quot;-&quot;);ROW([.L$1:.L53]))+[.$K53]-1)" office:value-type="float" office:value="-0.200000000000003" calcext:value-type="float">
            <text:p>-0.200000000000003</text:p>
          </table:table-cell>
          <table:table-cell table:style-name="ce48" table:formula="of:=[.F53]-INDEX([.F:.F];LOOKUP(2;1/([.M$1:.M53]=&quot;-&quot;);ROW([.M$1:.M53]))+[.$K53]-1)" office:value-type="float" office:value="-2.3" calcext:value-type="float">
            <text:p>-2.3</text:p>
          </table:table-cell>
          <table:table-cell table:style-name="ce48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8" table:formula="of:=[.G53]-INDEX([.G:.G];LOOKUP(2;1/([.O$1:.O53]=&quot;-&quot;);ROW([.O$1:.O53]))+[.$K53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1" calcext:value-type="float">
            <text:p>73.1</text:p>
          </table:table-cell>
          <table:table-cell office:value-type="float" office:value="72.7" calcext:value-type="float">
            <text:p>72.7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4]-INDEX([.E:.E];LOOKUP(2;1/([.L$1:.L54]=&quot;-&quot;);ROW([.L$1:.L54]))+[.$K54]-1)" office:value-type="float" office:value="2.59999999999999" calcext:value-type="float">
            <text:p>2.59999999999999</text:p>
          </table:table-cell>
          <table:table-cell table:style-name="ce48" table:formula="of:=[.F54]-INDEX([.F:.F];LOOKUP(2;1/([.M$1:.M54]=&quot;-&quot;);ROW([.M$1:.M54]))+[.$K54]-1)" office:value-type="float" office:value="0.900000000000006" calcext:value-type="float">
            <text:p>0.900000000000006</text:p>
          </table:table-cell>
          <table:table-cell table:style-name="ce48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1.8" calcext:value-type="float">
            <text:p>-1.8</text:p>
          </table:table-cell>
          <table:table-cell table:style-name="ce48" table:formula="of:=[.G54]-INDEX([.G:.G];LOOKUP(2;1/([.O$1:.O54]=&quot;-&quot;);ROW([.O$1:.O54]))+[.$K54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5]-INDEX([.E:.E];LOOKUP(2;1/([.L$1:.L55]=&quot;-&quot;);ROW([.L$1:.L55]))+[.$K55]-1)" office:value-type="float" office:value="1.09999999999999" calcext:value-type="float">
            <text:p>1.09999999999999</text:p>
          </table:table-cell>
          <table:table-cell table:style-name="ce48" table:formula="of:=[.F55]-INDEX([.F:.F];LOOKUP(2;1/([.M$1:.M55]=&quot;-&quot;);ROW([.M$1:.M55]))+[.$K55]-1)" office:value-type="float" office:value="-0.599999999999994" calcext:value-type="float">
            <text:p>-0.599999999999994</text:p>
          </table:table-cell>
          <table:table-cell table:style-name="ce48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1.40000000000001" calcext:value-type="float">
            <text:p>-1.40000000000001</text:p>
          </table:table-cell>
          <table:table-cell table:style-name="ce48" table:formula="of:=[.G55]-INDEX([.G:.G];LOOKUP(2;1/([.O$1:.O55]=&quot;-&quot;);ROW([.O$1:.O55]))+[.$K55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6]-INDEX([.E:.E];LOOKUP(2;1/([.L$1:.L56]=&quot;-&quot;);ROW([.L$1:.L56]))+[.$K56]-1)" office:value-type="float" office:value="1.59999999999999" calcext:value-type="float">
            <text:p>1.59999999999999</text:p>
          </table:table-cell>
          <table:table-cell table:style-name="ce48" table:formula="of:=[.F56]-INDEX([.F:.F];LOOKUP(2;1/([.M$1:.M56]=&quot;-&quot;);ROW([.M$1:.M56]))+[.$K56]-1)" office:value-type="float" office:value="-0.0999999999999943" calcext:value-type="float">
            <text:p>-0.0999999999999943</text:p>
          </table:table-cell>
          <table:table-cell table:style-name="ce48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" calcext:value-type="float">
            <text:p>-1</text:p>
          </table:table-cell>
          <table:table-cell table:style-name="ce48" table:formula="of:=[.G56]-INDEX([.G:.G];LOOKUP(2;1/([.O$1:.O56]=&quot;-&quot;);ROW([.O$1:.O56]))+[.$K56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.3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7]-INDEX([.E:.E];LOOKUP(2;1/([.L$1:.L57]=&quot;-&quot;);ROW([.L$1:.L57]))+[.$K57]-1)" office:value-type="float" office:value="1.5" calcext:value-type="float">
            <text:p>1.5</text:p>
          </table:table-cell>
          <table:table-cell table:style-name="ce48" table:formula="of:=[.F57]-INDEX([.F:.F];LOOKUP(2;1/([.M$1:.M57]=&quot;-&quot;);ROW([.M$1:.M57]))+[.$K57]-1)" office:value-type="float" office:value="-0.0999999999999943" calcext:value-type="float">
            <text:p>-0.0999999999999943</text:p>
          </table:table-cell>
          <table:table-cell table:style-name="ce48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" calcext:value-type="float">
            <text:p>-2</text:p>
          </table:table-cell>
          <table:table-cell table:style-name="ce48" table:formula="of:=[.G57]-INDEX([.G:.G];LOOKUP(2;1/([.O$1:.O57]=&quot;-&quot;);ROW([.O$1:.O57]))+[.$K57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8]-INDEX([.E:.E];LOOKUP(2;1/([.L$1:.L58]=&quot;-&quot;);ROW([.L$1:.L58]))+[.$K58]-1)" office:value-type="float" office:value="0.200000000000003" calcext:value-type="float">
            <text:p>0.200000000000003</text:p>
          </table:table-cell>
          <table:table-cell table:style-name="ce48" table:formula="of:=[.F58]-INDEX([.F:.F];LOOKUP(2;1/([.M$1:.M58]=&quot;-&quot;);ROW([.M$1:.M58]))+[.$K58]-1)" office:value-type="float" office:value="-0.599999999999994" calcext:value-type="float">
            <text:p>-0.599999999999994</text:p>
          </table:table-cell>
          <table:table-cell table:style-name="ce48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40000000000001" calcext:value-type="float">
            <text:p>-1.40000000000001</text:p>
          </table:table-cell>
          <table:table-cell table:style-name="ce48" table:formula="of:=[.G58]-INDEX([.G:.G];LOOKUP(2;1/([.O$1:.O58]=&quot;-&quot;);ROW([.O$1:.O58]))+[.$K58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9]-INDEX([.E:.E];LOOKUP(2;1/([.L$1:.L59]=&quot;-&quot;);ROW([.L$1:.L59]))+[.$K59]-1)" office:value-type="float" office:value="0.200000000000003" calcext:value-type="float">
            <text:p>0.200000000000003</text:p>
          </table:table-cell>
          <table:table-cell table:style-name="ce48" table:formula="of:=[.F59]-INDEX([.F:.F];LOOKUP(2;1/([.M$1:.M59]=&quot;-&quot;);ROW([.M$1:.M59]))+[.$K59]-1)" office:value-type="float" office:value="-0.5" calcext:value-type="float">
            <text:p>-0.5</text:p>
          </table:table-cell>
          <table:table-cell table:style-name="ce48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00000000000001" calcext:value-type="float">
            <text:p>-1.00000000000001</text:p>
          </table:table-cell>
          <table:table-cell table:style-name="ce48" table:formula="of:=[.G59]-INDEX([.G:.G];LOOKUP(2;1/([.O$1:.O59]=&quot;-&quot;);ROW([.O$1:.O59]))+[.$K59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60]-INDEX([.E:.E];LOOKUP(2;1/([.L$1:.L60]=&quot;-&quot;);ROW([.L$1:.L60]))+[.$K60]-1)" office:value-type="float" office:value="-0.400000000000006" calcext:value-type="float">
            <text:p>-0.400000000000006</text:p>
          </table:table-cell>
          <table:table-cell table:style-name="ce48" table:formula="of:=[.F60]-INDEX([.F:.F];LOOKUP(2;1/([.M$1:.M60]=&quot;-&quot;);ROW([.M$1:.M60]))+[.$K60]-1)" office:value-type="float" office:value="-1" calcext:value-type="float">
            <text:p>-1</text:p>
          </table:table-cell>
          <table:table-cell table:style-name="ce48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900000000000006" calcext:value-type="float">
            <text:p>-0.900000000000006</text:p>
          </table:table-cell>
          <table:table-cell table:style-name="ce48" table:formula="of:=[.G60]-INDEX([.G:.G];LOOKUP(2;1/([.O$1:.O60]=&quot;-&quot;);ROW([.O$1:.O60]))+[.$K60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4" calcext:value-type="float">
            <text:p>63.4</text:p>
          </table:table-cell>
          <table:table-cell office:value-type="float" office:value="66.4" calcext:value-type="float">
            <text:p>66.4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7" calcext:value-type="float">
            <text:p>63.7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2]-INDEX([.E:.E];LOOKUP(2;1/([.L$1:.L62]=&quot;-&quot;);ROW([.L$1:.L62]))+[.$K62]-1)" office:value-type="float" office:value="0.300000000000004" calcext:value-type="float">
            <text:p>0.300000000000004</text:p>
          </table:table-cell>
          <table:table-cell table:style-name="ce48" table:formula="of:=[.F62]-INDEX([.F:.F];LOOKUP(2;1/([.M$1:.M62]=&quot;-&quot;);ROW([.M$1:.M62]))+[.$K62]-1)" office:value-type="float" office:value="-0.800000000000011" calcext:value-type="float">
            <text:p>-0.800000000000011</text:p>
          </table:table-cell>
          <table:table-cell table:style-name="ce48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48" table:formula="of:=[.G62]-INDEX([.G:.G];LOOKUP(2;1/([.O$1:.O62]=&quot;-&quot;);ROW([.O$1:.O62]))+[.$K6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3.8" calcext:value-type="float">
            <text:p>63.8</text:p>
          </table:table-cell>
          <table:table-cell office:value-type="float" office:value="65.9" calcext:value-type="float">
            <text:p>65.9</text:p>
          </table:table-cell>
          <table:table-cell office:value-type="float" office:value="58.8" calcext:value-type="float">
            <text:p>58.8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3]-INDEX([.E:.E];LOOKUP(2;1/([.L$1:.L63]=&quot;-&quot;);ROW([.L$1:.L63]))+[.$K63]-1)" office:value-type="float" office:value="0.399999999999999" calcext:value-type="float">
            <text:p>0.399999999999999</text:p>
          </table:table-cell>
          <table:table-cell table:style-name="ce48" table:formula="of:=[.F63]-INDEX([.F:.F];LOOKUP(2;1/([.M$1:.M63]=&quot;-&quot;);ROW([.M$1:.M63]))+[.$K63]-1)" office:value-type="float" office:value="-0.5" calcext:value-type="float">
            <text:p>-0.5</text:p>
          </table:table-cell>
          <table:table-cell table:style-name="ce48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5" calcext:value-type="float">
            <text:p>-5</text:p>
          </table:table-cell>
          <table:table-cell table:style-name="ce48" table:formula="of:=[.G63]-INDEX([.G:.G];LOOKUP(2;1/([.O$1:.O63]=&quot;-&quot;);ROW([.O$1:.O63]))+[.$K63]-1)" office:value-type="float" office:value="-7.5" calcext:value-type="float">
            <text:p>-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3.9" calcext:value-type="float">
            <text:p>63.9</text:p>
          </table:table-cell>
          <table:table-cell office:value-type="float" office:value="66.4" calcext:value-type="float">
            <text:p>66.4</text:p>
          </table:table-cell>
          <table:table-cell office:value-type="float" office:value="66.9" calcext:value-type="float">
            <text:p>66.9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4]-INDEX([.E:.E];LOOKUP(2;1/([.L$1:.L64]=&quot;-&quot;);ROW([.L$1:.L64]))+[.$K64]-1)" office:value-type="float" office:value="0.5" calcext:value-type="float">
            <text:p>0.5</text:p>
          </table:table-cell>
          <table:table-cell table:style-name="ce48" table:formula="of:=[.F64]-INDEX([.F:.F];LOOKUP(2;1/([.M$1:.M64]=&quot;-&quot;);ROW([.M$1:.M64]))+[.$K64]-1)" office:value-type="float" office:value="0" calcext:value-type="float">
            <text:p>0</text:p>
          </table:table-cell>
          <table:table-cell table:style-name="ce48" table:formula="of:=IF([.B64]-[.D64]&lt;0;&quot;?&quot;;MAX((INDEX([.E:.E];LOOKUP(2;1/([.N$1:.N64]=&quot;-&quot;);ROW([.N$1:.N64]))+[.$K64]-1)-INDEX([.G:.G];LOOKUP(2;1/([.N$1:.N64]=&quot;-&quot;);ROW([.N$1:.N64]))+[.$K64]-1));0)-([.E64]-[.G64]))" office:value-type="string" office:string-value="?" calcext:value-type="string">
            <text:p>?</text:p>
          </table:table-cell>
          <table:table-cell table:style-name="ce48" table:formula="of:=[.G64]-INDEX([.G:.G];LOOKUP(2;1/([.O$1:.O64]=&quot;-&quot;);ROW([.O$1:.O64]))+[.$K64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5" calcext:value-type="float">
            <text:p>63.5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5]-INDEX([.E:.E];LOOKUP(2;1/([.L$1:.L65]=&quot;-&quot;);ROW([.L$1:.L65]))+[.$K65]-1)" office:value-type="float" office:value="0.100000000000001" calcext:value-type="float">
            <text:p>0.100000000000001</text:p>
          </table:table-cell>
          <table:table-cell table:style-name="ce48" table:formula="of:=[.F65]-INDEX([.F:.F];LOOKUP(2;1/([.M$1:.M65]=&quot;-&quot;);ROW([.M$1:.M65]))+[.$K65]-1)" office:value-type="float" office:value="-0.200000000000003" calcext:value-type="float">
            <text:p>-0.200000000000003</text:p>
          </table:table-cell>
          <table:table-cell table:style-name="ce48" table:formula="of:=IF([.B65]-[.D65]&lt;0;&quot;?&quot;;MAX((INDEX([.E:.E];LOOKUP(2;1/([.N$1:.N65]=&quot;-&quot;);ROW([.N$1:.N65]))+[.$K65]-1)-INDEX([.G:.G];LOOKUP(2;1/([.N$1:.N65]=&quot;-&quot;);ROW([.N$1:.N65]))+[.$K65]-1));0)-([.E65]-[.G65]))" office:value-type="string" office:string-value="?" calcext:value-type="string">
            <text:p>?</text:p>
          </table:table-cell>
          <table:table-cell table:style-name="ce48" table:formula="of:=[.G65]-INDEX([.G:.G];LOOKUP(2;1/([.O$1:.O65]=&quot;-&quot;);ROW([.O$1:.O65]))+[.$K6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69.8" calcext:value-type="float">
            <text:p>69.8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6]-INDEX([.E:.E];LOOKUP(2;1/([.L$1:.L66]=&quot;-&quot;);ROW([.L$1:.L66]))+[.$K66]-1)" office:value-type="float" office:value="10.1" calcext:value-type="float">
            <text:p>10.1</text:p>
          </table:table-cell>
          <table:table-cell table:style-name="ce48" table:formula="of:=[.F66]-INDEX([.F:.F];LOOKUP(2;1/([.M$1:.M66]=&quot;-&quot;);ROW([.M$1:.M66]))+[.$K66]-1)" office:value-type="float" office:value="3.39999999999999" calcext:value-type="float">
            <text:p>3.39999999999999</text:p>
          </table:table-cell>
          <table:table-cell table:style-name="ce48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3.7" calcext:value-type="float">
            <text:p>-3.7</text:p>
          </table:table-cell>
          <table:table-cell table:style-name="ce48" table:formula="of:=[.G66]-INDEX([.G:.G];LOOKUP(2;1/([.O$1:.O66]=&quot;-&quot;);ROW([.O$1:.O66]))+[.$K66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61.3" calcext:value-type="float">
            <text:p>61.3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7]-INDEX([.E:.E];LOOKUP(2;1/([.L$1:.L67]=&quot;-&quot;);ROW([.L$1:.L67]))+[.$K67]-1)" office:value-type="float" office:value="-1.3" calcext:value-type="float">
            <text:p>-1.3</text:p>
          </table:table-cell>
          <table:table-cell table:style-name="ce48" table:formula="of:=[.F67]-INDEX([.F:.F];LOOKUP(2;1/([.M$1:.M67]=&quot;-&quot;);ROW([.M$1:.M67]))+[.$K67]-1)" office:value-type="float" office:value="0" calcext:value-type="float">
            <text:p>0</text:p>
          </table:table-cell>
          <table:table-cell table:style-name="ce48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2" calcext:value-type="float">
            <text:p>-7.2</text:p>
          </table:table-cell>
          <table:table-cell table:style-name="ce48" table:formula="of:=[.G67]-INDEX([.G:.G];LOOKUP(2;1/([.O$1:.O67]=&quot;-&quot;);ROW([.O$1:.O67]))+[.$K67]-1)" office:value-type="float" office:value="-8.5" calcext:value-type="float">
            <text:p>-8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7" calcext:value-type="float">
            <text:p>67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8]-INDEX([.E:.E];LOOKUP(2;1/([.L$1:.L68]=&quot;-&quot;);ROW([.L$1:.L68]))+[.$K68]-1)" office:value-type="float" office:value="-4.09999999999999" calcext:value-type="float">
            <text:p>-4.09999999999999</text:p>
          </table:table-cell>
          <table:table-cell table:style-name="ce48" table:formula="of:=[.F68]-INDEX([.F:.F];LOOKUP(2;1/([.M$1:.M68]=&quot;-&quot;);ROW([.M$1:.M68]))+[.$K68]-1)" office:value-type="float" office:value="1.40000000000001" calcext:value-type="float">
            <text:p>1.40000000000001</text:p>
          </table:table-cell>
          <table:table-cell table:style-name="ce48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1.3" calcext:value-type="float">
            <text:p>1.3</text:p>
          </table:table-cell>
          <table:table-cell table:style-name="ce48" table:formula="of:=[.G68]-INDEX([.G:.G];LOOKUP(2;1/([.O$1:.O68]=&quot;-&quot;);ROW([.O$1:.O68]))+[.$K68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3" calcext:value-type="float">
            <text:p>73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9]-INDEX([.E:.E];LOOKUP(2;1/([.L$1:.L69]=&quot;-&quot;);ROW([.L$1:.L69]))+[.$K69]-1)" office:value-type="float" office:value="-2.09999999999999" calcext:value-type="float">
            <text:p>-2.09999999999999</text:p>
          </table:table-cell>
          <table:table-cell table:style-name="ce48" table:formula="of:=[.F69]-INDEX([.F:.F];LOOKUP(2;1/([.M$1:.M69]=&quot;-&quot;);ROW([.M$1:.M69]))+[.$K69]-1)" office:value-type="float" office:value="2.40000000000001" calcext:value-type="float">
            <text:p>2.40000000000001</text:p>
          </table:table-cell>
          <table:table-cell table:style-name="ce48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48" table:formula="of:=[.G69]-INDEX([.G:.G];LOOKUP(2;1/([.O$1:.O69]=&quot;-&quot;);ROW([.O$1:.O69]))+[.$K69]-1)" office:value-type="float" office:value="3.2" calcext:value-type="float">
            <text:p>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7" calcext:value-type="float">
            <text:p>69.7</text:p>
          </table:table-cell>
          <table:table-cell office:value-type="float" office:value="67.9" calcext:value-type="float">
            <text:p>67.9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0]-INDEX([.E:.E];LOOKUP(2;1/([.L$1:.L70]=&quot;-&quot;);ROW([.L$1:.L70]))+[.$K70]-1)" office:value-type="float" office:value="-1.7" calcext:value-type="float">
            <text:p>-1.7</text:p>
          </table:table-cell>
          <table:table-cell table:style-name="ce48" table:formula="of:=[.F70]-INDEX([.F:.F];LOOKUP(2;1/([.M$1:.M70]=&quot;-&quot;);ROW([.M$1:.M70]))+[.$K70]-1)" office:value-type="float" office:value="-4.3" calcext:value-type="float">
            <text:p>-4.3</text:p>
          </table:table-cell>
          <table:table-cell table:style-name="ce48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48" table:formula="of:=[.G70]-INDEX([.G:.G];LOOKUP(2;1/([.O$1:.O70]=&quot;-&quot;);ROW([.O$1:.O70]))+[.$K70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" calcext:value-type="float">
            <text:p>73</text:p>
          </table:table-cell>
          <table:table-cell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1]-INDEX([.E:.E];LOOKUP(2;1/([.L$1:.L71]=&quot;-&quot;);ROW([.L$1:.L71]))+[.$K71]-1)" office:value-type="float" office:value="1.59999999999999" calcext:value-type="float">
            <text:p>1.59999999999999</text:p>
          </table:table-cell>
          <table:table-cell table:style-name="ce48" table:formula="of:=[.F71]-INDEX([.F:.F];LOOKUP(2;1/([.M$1:.M71]=&quot;-&quot;);ROW([.M$1:.M71]))+[.$K71]-1)" office:value-type="float" office:value="1.09999999999999" calcext:value-type="float">
            <text:p>1.09999999999999</text:p>
          </table:table-cell>
          <table:table-cell table:style-name="ce48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2.2" calcext:value-type="float">
            <text:p>-2.2</text:p>
          </table:table-cell>
          <table:table-cell table:style-name="ce48" table:formula="of:=[.G71]-INDEX([.G:.G];LOOKUP(2;1/([.O$1:.O71]=&quot;-&quot;);ROW([.O$1:.O71]))+[.$K71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2]-INDEX([.E:.E];LOOKUP(2;1/([.L$1:.L72]=&quot;-&quot;);ROW([.L$1:.L72]))+[.$K72]-1)" office:value-type="float" office:value="-2.90000000000001" calcext:value-type="float">
            <text:p>-2.90000000000001</text:p>
          </table:table-cell>
          <table:table-cell table:style-name="ce48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48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5" calcext:value-type="float">
            <text:p>-3.5</text:p>
          </table:table-cell>
          <table:table-cell table:style-name="ce48" table:formula="of:=[.G72]-INDEX([.G:.G];LOOKUP(2;1/([.O$1:.O72]=&quot;-&quot;);ROW([.O$1:.O72]))+[.$K72]-1)" office:value-type="float" office:value="-8" calcext:value-type="float">
            <text:p>-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3]-INDEX([.E:.E];LOOKUP(2;1/([.L$1:.L73]=&quot;-&quot;);ROW([.L$1:.L73]))+[.$K73]-1)" office:value-type="float" office:value="-1.90000000000001" calcext:value-type="float">
            <text:p>-1.90000000000001</text:p>
          </table:table-cell>
          <table:table-cell table:style-name="ce48" table:formula="of:=[.F73]-INDEX([.F:.F];LOOKUP(2;1/([.M$1:.M73]=&quot;-&quot;);ROW([.M$1:.M73]))+[.$K73]-1)" office:value-type="float" office:value="-4" calcext:value-type="float">
            <text:p>-4</text:p>
          </table:table-cell>
          <table:table-cell table:style-name="ce48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4.2" calcext:value-type="float">
            <text:p>-4.2</text:p>
          </table:table-cell>
          <table:table-cell table:style-name="ce48" table:formula="of:=[.G73]-INDEX([.G:.G];LOOKUP(2;1/([.O$1:.O73]=&quot;-&quot;);ROW([.O$1:.O73]))+[.$K7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 office:value-type="float" office:value="69.9" calcext:value-type="float">
            <text:p>69.9</text:p>
          </table:table-cell>
          <table:table-cell office:value-type="float" office:value="65.3" calcext:value-type="float">
            <text:p>65.3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4]-INDEX([.E:.E];LOOKUP(2;1/([.L$1:.L74]=&quot;-&quot;);ROW([.L$1:.L74]))+[.$K74]-1)" office:value-type="float" office:value="-1.40000000000001" calcext:value-type="float">
            <text:p>-1.40000000000001</text:p>
          </table:table-cell>
          <table:table-cell table:style-name="ce48" table:formula="of:=[.F74]-INDEX([.F:.F];LOOKUP(2;1/([.M$1:.M74]=&quot;-&quot;);ROW([.M$1:.M74]))+[.$K74]-1)" office:value-type="float" office:value="-2.3" calcext:value-type="float">
            <text:p>-2.3</text:p>
          </table:table-cell>
          <table:table-cell table:style-name="ce48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4.7" calcext:value-type="float">
            <text:p>-4.7</text:p>
          </table:table-cell>
          <table:table-cell table:style-name="ce48" table:formula="of:=[.G74]-INDEX([.G:.G];LOOKUP(2;1/([.O$1:.O74]=&quot;-&quot;);ROW([.O$1:.O74]))+[.$K74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5]-INDEX([.E:.E];LOOKUP(2;1/([.L$1:.L75]=&quot;-&quot;);ROW([.L$1:.L75]))+[.$K75]-1)" office:value-type="float" office:value="1.40000000000001" calcext:value-type="float">
            <text:p>1.40000000000001</text:p>
          </table:table-cell>
          <table:table-cell table:style-name="ce48" table:formula="of:=[.F75]-INDEX([.F:.F];LOOKUP(2;1/([.M$1:.M75]=&quot;-&quot;);ROW([.M$1:.M75]))+[.$K75]-1)" office:value-type="float" office:value="-0.799999999999997" calcext:value-type="float">
            <text:p>-0.799999999999997</text:p>
          </table:table-cell>
          <table:table-cell table:style-name="ce48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00000000000003" calcext:value-type="float">
            <text:p>-0.700000000000003</text:p>
          </table:table-cell>
          <table:table-cell table:style-name="ce48" table:formula="of:=[.G75]-INDEX([.G:.G];LOOKUP(2;1/([.O$1:.O75]=&quot;-&quot;);ROW([.O$1:.O75]))+[.$K7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8" calcext:value-type="float">
            <text:p>68.8</text:p>
          </table:table-cell>
          <table:table-cell office:value-type="float" office:value="66.8" calcext:value-type="float">
            <text:p>66.8</text:p>
          </table:table-cell>
          <table:table-cell office:value-type="float" office:value="66.5" calcext:value-type="float">
            <text:p>66.5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6]-INDEX([.E:.E];LOOKUP(2;1/([.L$1:.L76]=&quot;-&quot;);ROW([.L$1:.L76]))+[.$K76]-1)" office:value-type="float" office:value="0.299999999999997" calcext:value-type="float">
            <text:p>0.299999999999997</text:p>
          </table:table-cell>
          <table:table-cell table:style-name="ce48" table:formula="of:=[.F76]-INDEX([.F:.F];LOOKUP(2;1/([.M$1:.M76]=&quot;-&quot;);ROW([.M$1:.M76]))+[.$K76]-1)" office:value-type="float" office:value="-1.90000000000001" calcext:value-type="float">
            <text:p>-1.90000000000001</text:p>
          </table:table-cell>
          <table:table-cell table:style-name="ce48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.2" calcext:value-type="float">
            <text:p>1.2</text:p>
          </table:table-cell>
          <table:table-cell table:style-name="ce48" table:formula="of:=[.G76]-INDEX([.G:.G];LOOKUP(2;1/([.O$1:.O76]=&quot;-&quot;);ROW([.O$1:.O76]))+[.$K76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6" calcext:value-type="float">
            <text:p>65.6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7]-INDEX([.E:.E];LOOKUP(2;1/([.L$1:.L77]=&quot;-&quot;);ROW([.L$1:.L77]))+[.$K77]-1)" office:value-type="float" office:value="-2.90000000000001" calcext:value-type="float">
            <text:p>-2.90000000000001</text:p>
          </table:table-cell>
          <table:table-cell table:style-name="ce48" table:formula="of:=[.F77]-INDEX([.F:.F];LOOKUP(2;1/([.M$1:.M77]=&quot;-&quot;);ROW([.M$1:.M77]))+[.$K77]-1)" office:value-type="float" office:value="-6.5" calcext:value-type="float">
            <text:p>-6.5</text:p>
          </table:table-cell>
          <table:table-cell table:style-name="ce48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00000000000001" calcext:value-type="float">
            <text:p>1.00000000000001</text:p>
          </table:table-cell>
          <table:table-cell table:style-name="ce48" table:formula="of:=[.G77]-INDEX([.G:.G];LOOKUP(2;1/([.O$1:.O77]=&quot;-&quot;);ROW([.O$1:.O77]))+[.$K77]-1)" office:value-type="float" office:value="-1.9" calcext:value-type="float">
            <text:p>-1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8]-INDEX([.E:.E];LOOKUP(2;1/([.L$1:.L78]=&quot;-&quot;);ROW([.L$1:.L78]))+[.$K78]-1)" office:value-type="float" office:value="-0.700000000000003" calcext:value-type="float">
            <text:p>-0.700000000000003</text:p>
          </table:table-cell>
          <table:table-cell table:style-name="ce48" table:formula="of:=[.F78]-INDEX([.F:.F];LOOKUP(2;1/([.M$1:.M78]=&quot;-&quot;);ROW([.M$1:.M78]))+[.$K78]-1)" office:value-type="float" office:value="-1" calcext:value-type="float">
            <text:p>-1</text:p>
          </table:table-cell>
          <table:table-cell table:style-name="ce48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48" table:formula="of:=[.G78]-INDEX([.G:.G];LOOKUP(2;1/([.O$1:.O78]=&quot;-&quot;);ROW([.O$1:.O78]))+[.$K7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9]-INDEX([.E:.E];LOOKUP(2;1/([.L$1:.L79]=&quot;-&quot;);ROW([.L$1:.L79]))+[.$K79]-1)" office:value-type="float" office:value="-0.200000000000003" calcext:value-type="float">
            <text:p>-0.200000000000003</text:p>
          </table:table-cell>
          <table:table-cell table:style-name="ce48" table:formula="of:=[.F79]-INDEX([.F:.F];LOOKUP(2;1/([.M$1:.M79]=&quot;-&quot;);ROW([.M$1:.M79]))+[.$K79]-1)" office:value-type="float" office:value="-2.10000000000001" calcext:value-type="float">
            <text:p>-2.10000000000001</text:p>
          </table:table-cell>
          <table:table-cell table:style-name="ce48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" calcext:value-type="float">
            <text:p>1</text:p>
          </table:table-cell>
          <table:table-cell table:style-name="ce48" table:formula="of:=[.G79]-INDEX([.G:.G];LOOKUP(2;1/([.O$1:.O79]=&quot;-&quot;);ROW([.O$1:.O79]))+[.$K79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0]-INDEX([.E:.E];LOOKUP(2;1/([.L$1:.L80]=&quot;-&quot;);ROW([.L$1:.L80]))+[.$K80]-1)" office:value-type="float" office:value="0.299999999999997" calcext:value-type="float">
            <text:p>0.299999999999997</text:p>
          </table:table-cell>
          <table:table-cell table:style-name="ce48" table:formula="of:=[.F80]-INDEX([.F:.F];LOOKUP(2;1/([.M$1:.M80]=&quot;-&quot;);ROW([.M$1:.M80]))+[.$K80]-1)" office:value-type="float" office:value="-0.600000000000009" calcext:value-type="float">
            <text:p>-0.600000000000009</text:p>
          </table:table-cell>
          <table:table-cell table:style-name="ce48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1.10000000000001" calcext:value-type="float">
            <text:p>-1.10000000000001</text:p>
          </table:table-cell>
          <table:table-cell table:style-name="ce48" table:formula="of:=[.G80]-INDEX([.G:.G];LOOKUP(2;1/([.O$1:.O80]=&quot;-&quot;);ROW([.O$1:.O80]))+[.$K80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1]-INDEX([.E:.E];LOOKUP(2;1/([.L$1:.L81]=&quot;-&quot;);ROW([.L$1:.L81]))+[.$K81]-1)" office:value-type="float" office:value="1.19999999999999" calcext:value-type="float">
            <text:p>1.19999999999999</text:p>
          </table:table-cell>
          <table:table-cell table:style-name="ce48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8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700000000000003" calcext:value-type="float">
            <text:p>0.700000000000003</text:p>
          </table:table-cell>
          <table:table-cell table:style-name="ce48" table:formula="of:=[.G81]-INDEX([.G:.G];LOOKUP(2;1/([.O$1:.O81]=&quot;-&quot;);ROW([.O$1:.O81]))+[.$K8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2]-INDEX([.E:.E];LOOKUP(2;1/([.L$1:.L82]=&quot;-&quot;);ROW([.L$1:.L82]))+[.$K82]-1)" office:value-type="float" office:value="-0.5" calcext:value-type="float">
            <text:p>-0.5</text:p>
          </table:table-cell>
          <table:table-cell table:style-name="ce48" table:formula="of:=[.F82]-INDEX([.F:.F];LOOKUP(2;1/([.M$1:.M82]=&quot;-&quot;);ROW([.M$1:.M82]))+[.$K82]-1)" office:value-type="float" office:value="-0.5" calcext:value-type="float">
            <text:p>-0.5</text:p>
          </table:table-cell>
          <table:table-cell table:style-name="ce48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48" table:formula="of:=[.G82]-INDEX([.G:.G];LOOKUP(2;1/([.O$1:.O82]=&quot;-&quot;);ROW([.O$1:.O82]))+[.$K82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3]-INDEX([.E:.E];LOOKUP(2;1/([.L$1:.L83]=&quot;-&quot;);ROW([.L$1:.L83]))+[.$K83]-1)" office:value-type="float" office:value="-1.30000000000001" calcext:value-type="float">
            <text:p>-1.30000000000001</text:p>
          </table:table-cell>
          <table:table-cell table:style-name="ce48" table:formula="of:=[.F83]-INDEX([.F:.F];LOOKUP(2;1/([.M$1:.M83]=&quot;-&quot;);ROW([.M$1:.M83]))+[.$K83]-1)" office:value-type="float" office:value="-0.400000000000006" calcext:value-type="float">
            <text:p>-0.400000000000006</text:p>
          </table:table-cell>
          <table:table-cell table:style-name="ce48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8" table:formula="of:=[.G83]-INDEX([.G:.G];LOOKUP(2;1/([.O$1:.O83]=&quot;-&quot;);ROW([.O$1:.O83]))+[.$K83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4]-INDEX([.E:.E];LOOKUP(2;1/([.L$1:.L84]=&quot;-&quot;);ROW([.L$1:.L84]))+[.$K84]-1)" office:value-type="float" office:value="-0.100000000000009" calcext:value-type="float">
            <text:p>-0.100000000000009</text:p>
          </table:table-cell>
          <table:table-cell table:style-name="ce48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48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48" table:formula="of:=[.G84]-INDEX([.G:.G];LOOKUP(2;1/([.O$1:.O84]=&quot;-&quot;);ROW([.O$1:.O84]))+[.$K84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" calcext:value-type="float">
            <text:p>69</text:p>
          </table:table-cell>
          <table:table-cell office:value-type="float" office:value="70.4" calcext:value-type="float">
            <text:p>70.4</text:p>
          </table:table-cell>
          <table:table-cell office:value-type="float" office:value="69.9" calcext:value-type="float">
            <text:p>69.9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5]-INDEX([.E:.E];LOOKUP(2;1/([.L$1:.L85]=&quot;-&quot;);ROW([.L$1:.L85]))+[.$K85]-1)" office:value-type="float" office:value="-2.40000000000001" calcext:value-type="float">
            <text:p>-2.40000000000001</text:p>
          </table:table-cell>
          <table:table-cell table:style-name="ce48" table:formula="of:=[.F85]-INDEX([.F:.F];LOOKUP(2;1/([.M$1:.M85]=&quot;-&quot;);ROW([.M$1:.M85]))+[.$K85]-1)" office:value-type="float" office:value="-1.8" calcext:value-type="float">
            <text:p>-1.8</text:p>
          </table:table-cell>
          <table:table-cell table:style-name="ce48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8" table:formula="of:=[.G85]-INDEX([.G:.G];LOOKUP(2;1/([.O$1:.O85]=&quot;-&quot;);ROW([.O$1:.O85]))+[.$K85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6]-INDEX([.E:.E];LOOKUP(2;1/([.L$1:.L86]=&quot;-&quot;);ROW([.L$1:.L86]))+[.$K86]-1)" office:value-type="float" office:value="-1.60000000000001" calcext:value-type="float">
            <text:p>-1.60000000000001</text:p>
          </table:table-cell>
          <table:table-cell table:style-name="ce48" table:formula="of:=[.F86]-INDEX([.F:.F];LOOKUP(2;1/([.M$1:.M86]=&quot;-&quot;);ROW([.M$1:.M86]))+[.$K86]-1)" office:value-type="float" office:value="-1.40000000000001" calcext:value-type="float">
            <text:p>-1.40000000000001</text:p>
          </table:table-cell>
          <table:table-cell table:style-name="ce48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8" table:formula="of:=[.G86]-INDEX([.G:.G];LOOKUP(2;1/([.O$1:.O86]=&quot;-&quot;);ROW([.O$1:.O86]))+[.$K86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_coords_targets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70.5" calcext:value-type="float">
            <text:p>70.5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21" calcext:value-type="float">
            <text:p>21</text:p>
          </table:table-cell>
          <table:table-cell table:style-name="ce48" table:formula="of:=[.E87]-INDEX([.E:.E];LOOKUP(2;1/([.L$1:.L87]=&quot;-&quot;);ROW([.L$1:.L87]))+[.$K87]-1)" office:value-type="float" office:value="0.800000000000011" calcext:value-type="float">
            <text:p>0.800000000000011</text:p>
          </table:table-cell>
          <table:table-cell table:style-name="ce48" table:formula="of:=[.F87]-INDEX([.F:.F];LOOKUP(2;1/([.M$1:.M87]=&quot;-&quot;);ROW([.M$1:.M87]))+[.$K87]-1)" office:value-type="float" office:value="-1.90000000000001" calcext:value-type="float">
            <text:p>-1.90000000000001</text:p>
          </table:table-cell>
          <table:table-cell table:style-name="ce48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2.90000000000001" calcext:value-type="float">
            <text:p>-2.90000000000001</text:p>
          </table:table-cell>
          <table:table-cell table:style-name="ce48" table:formula="of:=[.G87]-INDEX([.G:.G];LOOKUP(2;1/([.O$1:.O87]=&quot;-&quot;);ROW([.O$1:.O87]))+[.$K87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7" calcext:value-type="float">
            <text:p>62.7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9]-INDEX([.E:.E];LOOKUP(2;1/([.L$1:.L89]=&quot;-&quot;);ROW([.L$1:.L89]))+[.$K89]-1)" office:value-type="float" office:value="-0.100000000000001" calcext:value-type="float">
            <text:p>-0.100000000000001</text:p>
          </table:table-cell>
          <table:table-cell table:style-name="ce48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8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8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office:value-type="float" office:value="65.2" calcext:value-type="float">
            <text:p>65.2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0]-INDEX([.E:.E];LOOKUP(2;1/([.L$1:.L90]=&quot;-&quot;);ROW([.L$1:.L90]))+[.$K90]-1)" office:value-type="float" office:value="0.699999999999996" calcext:value-type="float">
            <text:p>0.699999999999996</text:p>
          </table:table-cell>
          <table:table-cell table:style-name="ce48" table:formula="of:=[.F90]-INDEX([.F:.F];LOOKUP(2;1/([.M$1:.M90]=&quot;-&quot;);ROW([.M$1:.M90]))+[.$K90]-1)" office:value-type="float" office:value="-0.299999999999997" calcext:value-type="float">
            <text:p>-0.299999999999997</text:p>
          </table:table-cell>
          <table:table-cell table:style-name="ce48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8" table:formula="of:=[.G90]-INDEX([.G:.G];LOOKUP(2;1/([.O$1:.O90]=&quot;-&quot;);ROW([.O$1:.O90]))+[.$K90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1]-INDEX([.E:.E];LOOKUP(2;1/([.L$1:.L91]=&quot;-&quot;);ROW([.L$1:.L91]))+[.$K91]-1)" office:value-type="float" office:value="1" calcext:value-type="float">
            <text:p>1</text:p>
          </table:table-cell>
          <table:table-cell table:style-name="ce48" table:formula="of:=[.F91]-INDEX([.F:.F];LOOKUP(2;1/([.M$1:.M91]=&quot;-&quot;);ROW([.M$1:.M91]))+[.$K91]-1)" office:value-type="float" office:value="-1.8" calcext:value-type="float">
            <text:p>-1.8</text:p>
          </table:table-cell>
          <table:table-cell table:style-name="ce48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48" table:formula="of:=[.G91]-INDEX([.G:.G];LOOKUP(2;1/([.O$1:.O91]=&quot;-&quot;);ROW([.O$1:.O91]))+[.$K91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6" calcext:value-type="float">
            <text:p>63.6</text:p>
          </table:table-cell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2]-INDEX([.E:.E];LOOKUP(2;1/([.L$1:.L92]=&quot;-&quot;);ROW([.L$1:.L92]))+[.$K92]-1)" office:value-type="float" office:value="0.899999999999999" calcext:value-type="float">
            <text:p>0.899999999999999</text:p>
          </table:table-cell>
          <table:table-cell table:style-name="ce48" table:formula="of:=[.F92]-INDEX([.F:.F];LOOKUP(2;1/([.M$1:.M92]=&quot;-&quot;);ROW([.M$1:.M92]))+[.$K92]-1)" office:value-type="float" office:value="-2.3" calcext:value-type="float">
            <text:p>-2.3</text:p>
          </table:table-cell>
          <table:table-cell table:style-name="ce48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8" table:formula="of:=[.G92]-INDEX([.G:.G];LOOKUP(2;1/([.O$1:.O92]=&quot;-&quot;);ROW([.O$1:.O92]))+[.$K92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3]-INDEX([.E:.E];LOOKUP(2;1/([.L$1:.L93]=&quot;-&quot;);ROW([.L$1:.L93]))+[.$K93]-1)" office:value-type="float" office:value="7.89999999999999" calcext:value-type="float">
            <text:p>7.89999999999999</text:p>
          </table:table-cell>
          <table:table-cell table:style-name="ce48" table:formula="of:=[.F93]-INDEX([.F:.F];LOOKUP(2;1/([.M$1:.M93]=&quot;-&quot;);ROW([.M$1:.M93]))+[.$K93]-1)" office:value-type="float" office:value="3.40000000000001" calcext:value-type="float">
            <text:p>3.40000000000001</text:p>
          </table:table-cell>
          <table:table-cell table:style-name="ce48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5.09999999999999" calcext:value-type="float">
            <text:p>-5.09999999999999</text:p>
          </table:table-cell>
          <table:table-cell table:style-name="ce48" table:formula="of:=[.G93]-INDEX([.G:.G];LOOKUP(2;1/([.O$1:.O93]=&quot;-&quot;);ROW([.O$1:.O93]))+[.$K9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69.4" calcext:value-type="float">
            <text:p>69.4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4]-INDEX([.E:.E];LOOKUP(2;1/([.L$1:.L94]=&quot;-&quot;);ROW([.L$1:.L94]))+[.$K94]-1)" office:value-type="float" office:value="-0.299999999999997" calcext:value-type="float">
            <text:p>-0.299999999999997</text:p>
          </table:table-cell>
          <table:table-cell table:style-name="ce48" table:formula="of:=[.F94]-INDEX([.F:.F];LOOKUP(2;1/([.M$1:.M94]=&quot;-&quot;);ROW([.M$1:.M94]))+[.$K94]-1)" office:value-type="float" office:value="0.599999999999994" calcext:value-type="float">
            <text:p>0.599999999999994</text:p>
          </table:table-cell>
          <table:table-cell table:style-name="ce48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4.2" calcext:value-type="float">
            <text:p>4.2</text:p>
          </table:table-cell>
          <table:table-cell table:style-name="ce48" table:formula="of:=[.G94]-INDEX([.G:.G];LOOKUP(2;1/([.O$1:.O94]=&quot;-&quot;);ROW([.O$1:.O94]))+[.$K94]-1)" office:value-type="float" office:value="3.90000000000001" calcext:value-type="float">
            <text:p>3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5" calcext:value-type="float">
            <text:p>67.5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5]-INDEX([.E:.E];LOOKUP(2;1/([.L$1:.L95]=&quot;-&quot;);ROW([.L$1:.L95]))+[.$K95]-1)" office:value-type="float" office:value="1" calcext:value-type="float">
            <text:p>1</text:p>
          </table:table-cell>
          <table:table-cell table:style-name="ce48" table:formula="of:=[.F95]-INDEX([.F:.F];LOOKUP(2;1/([.M$1:.M95]=&quot;-&quot;);ROW([.M$1:.M95]))+[.$K95]-1)" office:value-type="float" office:value="0.799999999999997" calcext:value-type="float">
            <text:p>0.799999999999997</text:p>
          </table:table-cell>
          <table:table-cell table:style-name="ce48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1" calcext:value-type="float">
            <text:p>1</text:p>
          </table:table-cell>
          <table:table-cell table:style-name="ce48" table:formula="of:=[.G95]-INDEX([.G:.G];LOOKUP(2;1/([.O$1:.O95]=&quot;-&quot;);ROW([.O$1:.O95]))+[.$K95]-1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96]-INDEX([.E:.E];LOOKUP(2;1/([.L$1:.L96]=&quot;-&quot;);ROW([.L$1:.L96]))+[.$K96]-1)" office:value-type="float" office:value="0.100000000000009" calcext:value-type="float">
            <text:p>0.100000000000009</text:p>
          </table:table-cell>
          <table:table-cell table:style-name="ce48" table:formula="of:=[.F96]-INDEX([.F:.F];LOOKUP(2;1/([.M$1:.M96]=&quot;-&quot;);ROW([.M$1:.M96]))+[.$K96]-1)" office:value-type="float" office:value="2" calcext:value-type="float">
            <text:p>2</text:p>
          </table:table-cell>
          <table:table-cell table:style-name="ce48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2.59999999999999" calcext:value-type="float">
            <text:p>2.59999999999999</text:p>
          </table:table-cell>
          <table:table-cell table:style-name="ce48" table:formula="of:=[.G96]-INDEX([.G:.G];LOOKUP(2;1/([.O$1:.O96]=&quot;-&quot;);ROW([.O$1:.O96]))+[.$K96]-1)" office:value-type="float" office:value="2.7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48" table:formula="of:=[.F97]-INDEX([.F:.F];LOOKUP(2;1/([.M$1:.M97]=&quot;-&quot;);ROW([.M$1:.M97]))+[.$K97]-1)" office:value-type="float" office:value="-1.10000000000001" calcext:value-type="float">
            <text:p>-1.10000000000001</text:p>
          </table:table-cell>
          <table:table-cell table:style-name="ce48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799999999999997" calcext:value-type="float">
            <text:p>0.799999999999997</text:p>
          </table:table-cell>
          <table:table-cell table:style-name="ce48" table:formula="of:=[.G97]-INDEX([.G:.G];LOOKUP(2;1/([.O$1:.O97]=&quot;-&quot;);ROW([.O$1:.O97]))+[.$K9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8]-INDEX([.E:.E];LOOKUP(2;1/([.L$1:.L98]=&quot;-&quot;);ROW([.L$1:.L98]))+[.$K98]-1)" office:value-type="float" office:value="0.5" calcext:value-type="float">
            <text:p>0.5</text:p>
          </table:table-cell>
          <table:table-cell table:style-name="ce48" table:formula="of:=[.F98]-INDEX([.F:.F];LOOKUP(2;1/([.M$1:.M98]=&quot;-&quot;);ROW([.M$1:.M98]))+[.$K98]-1)" office:value-type="float" office:value="0.399999999999992" calcext:value-type="float">
            <text:p>0.399999999999992</text:p>
          </table:table-cell>
          <table:table-cell table:style-name="ce48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200000000000003" calcext:value-type="float">
            <text:p>-0.200000000000003</text:p>
          </table:table-cell>
          <table:table-cell table:style-name="ce48" table:formula="of:=[.G98]-INDEX([.G:.G];LOOKUP(2;1/([.O$1:.O98]=&quot;-&quot;);ROW([.O$1:.O98]))+[.$K98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9.1" calcext:value-type="float">
            <text:p>69.1</text:p>
          </table:table-cell>
          <table:table-cell office:value-type="float" office:value="65.1" calcext:value-type="float">
            <text:p>65.1</text:p>
          </table:table-cell>
          <table:table-cell office:value-type="float" office:value="71.2" calcext:value-type="float">
            <text:p>71.2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9]-INDEX([.E:.E];LOOKUP(2;1/([.L$1:.L99]=&quot;-&quot;);ROW([.L$1:.L99]))+[.$K99]-1)" office:value-type="float" office:value="-2.60000000000001" calcext:value-type="float">
            <text:p>-2.60000000000001</text:p>
          </table:table-cell>
          <table:table-cell table:style-name="ce48" table:formula="of:=[.F99]-INDEX([.F:.F];LOOKUP(2;1/([.M$1:.M99]=&quot;-&quot;);ROW([.M$1:.M99]))+[.$K99]-1)" office:value-type="float" office:value="-6.60000000000001" calcext:value-type="float">
            <text:p>-6.60000000000001</text:p>
          </table:table-cell>
          <table:table-cell table:style-name="ce48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48" table:formula="of:=[.G99]-INDEX([.G:.G];LOOKUP(2;1/([.O$1:.O99]=&quot;-&quot;);ROW([.O$1:.O99]))+[.$K9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5" calcext:value-type="float">
            <text:p>67.5</text:p>
          </table:table-cell>
          <table:table-cell office:value-type="float" office:value="64.1" calcext:value-type="float">
            <text:p>64.1</text:p>
          </table:table-cell>
          <table:table-cell office:value-type="float" office:value="69.5" calcext:value-type="float">
            <text:p>69.5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0]-INDEX([.E:.E];LOOKUP(2;1/([.L$1:.L100]=&quot;-&quot;);ROW([.L$1:.L100]))+[.$K100]-1)" office:value-type="float" office:value="-4.2" calcext:value-type="float">
            <text:p>-4.2</text:p>
          </table:table-cell>
          <table:table-cell table:style-name="ce48" table:formula="of:=[.F100]-INDEX([.F:.F];LOOKUP(2;1/([.M$1:.M100]=&quot;-&quot;);ROW([.M$1:.M100]))+[.$K100]-1)" office:value-type="float" office:value="-7.60000000000001" calcext:value-type="float">
            <text:p>-7.60000000000001</text:p>
          </table:table-cell>
          <table:table-cell table:style-name="ce48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8" table:formula="of:=[.G100]-INDEX([.G:.G];LOOKUP(2;1/([.O$1:.O100]=&quot;-&quot;);ROW([.O$1:.O100]))+[.$K10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64.3" calcext:value-type="float">
            <text:p>64.3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1]-INDEX([.E:.E];LOOKUP(2;1/([.L$1:.L101]=&quot;-&quot;);ROW([.L$1:.L101]))+[.$K101]-1)" office:value-type="float" office:value="-1.90000000000001" calcext:value-type="float">
            <text:p>-1.90000000000001</text:p>
          </table:table-cell>
          <table:table-cell table:style-name="ce48" table:formula="of:=[.F101]-INDEX([.F:.F];LOOKUP(2;1/([.M$1:.M101]=&quot;-&quot;);ROW([.M$1:.M101]))+[.$K101]-1)" office:value-type="float" office:value="-7.40000000000001" calcext:value-type="float">
            <text:p>-7.40000000000001</text:p>
          </table:table-cell>
          <table:table-cell table:style-name="ce48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8" table:formula="of:=[.G101]-INDEX([.G:.G];LOOKUP(2;1/([.O$1:.O101]=&quot;-&quot;);ROW([.O$1:.O101]))+[.$K10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office:value-type="float" office:value="61.6" calcext:value-type="float">
            <text:p>61.6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2]-INDEX([.E:.E];LOOKUP(2;1/([.L$1:.L102]=&quot;-&quot;);ROW([.L$1:.L102]))+[.$K102]-1)" office:value-type="float" office:value="-1.89999999999999" calcext:value-type="float">
            <text:p>-1.89999999999999</text:p>
          </table:table-cell>
          <table:table-cell table:style-name="ce48" table:formula="of:=[.F102]-INDEX([.F:.F];LOOKUP(2;1/([.M$1:.M102]=&quot;-&quot;);ROW([.M$1:.M102]))+[.$K102]-1)" office:value-type="float" office:value="1.5" calcext:value-type="float">
            <text:p>1.5</text:p>
          </table:table-cell>
          <table:table-cell table:style-name="ce48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5.6" calcext:value-type="float">
            <text:p>-5.6</text:p>
          </table:table-cell>
          <table:table-cell table:style-name="ce48" table:formula="of:=[.G102]-INDEX([.G:.G];LOOKUP(2;1/([.O$1:.O102]=&quot;-&quot;);ROW([.O$1:.O102]))+[.$K102]-1)" office:value-type="float" office:value="-9.6" calcext:value-type="float">
            <text:p>-9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7.1" calcext:value-type="float">
            <text:p>67.1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3]-INDEX([.E:.E];LOOKUP(2;1/([.L$1:.L103]=&quot;-&quot;);ROW([.L$1:.L103]))+[.$K103]-1)" office:value-type="float" office:value="0.200000000000003" calcext:value-type="float">
            <text:p>0.200000000000003</text:p>
          </table:table-cell>
          <table:table-cell table:style-name="ce48" table:formula="of:=[.F103]-INDEX([.F:.F];LOOKUP(2;1/([.M$1:.M103]=&quot;-&quot;);ROW([.M$1:.M103]))+[.$K103]-1)" office:value-type="float" office:value="2" calcext:value-type="float">
            <text:p>2</text:p>
          </table:table-cell>
          <table:table-cell table:style-name="ce48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4.3" calcext:value-type="float">
            <text:p>-4.3</text:p>
          </table:table-cell>
          <table:table-cell table:style-name="ce48" table:formula="of:=[.G103]-INDEX([.G:.G];LOOKUP(2;1/([.O$1:.O103]=&quot;-&quot;);ROW([.O$1:.O103]))+[.$K103]-1)" office:value-type="float" office:value="-6.2" calcext:value-type="float">
            <text:p>-6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4]-INDEX([.E:.E];LOOKUP(2;1/([.L$1:.L104]=&quot;-&quot;);ROW([.L$1:.L104]))+[.$K104]-1)" office:value-type="float" office:value="-2.8" calcext:value-type="float">
            <text:p>-2.8</text:p>
          </table:table-cell>
          <table:table-cell table:style-name="ce48" table:formula="of:=[.F104]-INDEX([.F:.F];LOOKUP(2;1/([.M$1:.M104]=&quot;-&quot;);ROW([.M$1:.M104]))+[.$K104]-1)" office:value-type="float" office:value="-0.5" calcext:value-type="float">
            <text:p>-0.5</text:p>
          </table:table-cell>
          <table:table-cell table:style-name="ce48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1.7" calcext:value-type="float">
            <text:p>-1.7</text:p>
          </table:table-cell>
          <table:table-cell table:style-name="ce48" table:formula="of:=[.G104]-INDEX([.G:.G];LOOKUP(2;1/([.O$1:.O104]=&quot;-&quot;);ROW([.O$1:.O104]))+[.$K104]-1)" office:value-type="float" office:value="-6.60000000000001" calcext:value-type="float">
            <text:p>-6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68.1" calcext:value-type="float">
            <text:p>68.1</text:p>
          </table:table-cell>
          <table:table-cell office:value-type="float" office:value="70.9" calcext:value-type="float">
            <text:p>70.9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5]-INDEX([.E:.E];LOOKUP(2;1/([.L$1:.L105]=&quot;-&quot;);ROW([.L$1:.L105]))+[.$K105]-1)" office:value-type="float" office:value="-1.40000000000001" calcext:value-type="float">
            <text:p>-1.40000000000001</text:p>
          </table:table-cell>
          <table:table-cell table:style-name="ce48" table:formula="of:=[.F105]-INDEX([.F:.F];LOOKUP(2;1/([.M$1:.M105]=&quot;-&quot;);ROW([.M$1:.M105]))+[.$K105]-1)" office:value-type="float" office:value="-3.60000000000001" calcext:value-type="float">
            <text:p>-3.60000000000001</text:p>
          </table:table-cell>
          <table:table-cell table:style-name="ce48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8" table:formula="of:=[.G105]-INDEX([.G:.G];LOOKUP(2;1/([.O$1:.O105]=&quot;-&quot;);ROW([.O$1:.O105]))+[.$K10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1.1" calcext:value-type="float">
            <text:p>71.1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6]-INDEX([.E:.E];LOOKUP(2;1/([.L$1:.L106]=&quot;-&quot;);ROW([.L$1:.L106]))+[.$K106]-1)" office:value-type="float" office:value="-1.8" calcext:value-type="float">
            <text:p>-1.8</text:p>
          </table:table-cell>
          <table:table-cell table:style-name="ce48" table:formula="of:=[.F106]-INDEX([.F:.F];LOOKUP(2;1/([.M$1:.M106]=&quot;-&quot;);ROW([.M$1:.M106]))+[.$K106]-1)" office:value-type="float" office:value="-3.5" calcext:value-type="float">
            <text:p>-3.5</text:p>
          </table:table-cell>
          <table:table-cell table:style-name="ce48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48" table:formula="of:=[.G106]-INDEX([.G:.G];LOOKUP(2;1/([.O$1:.O106]=&quot;-&quot;);ROW([.O$1:.O106]))+[.$K10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7]-INDEX([.E:.E];LOOKUP(2;1/([.L$1:.L107]=&quot;-&quot;);ROW([.L$1:.L107]))+[.$K107]-1)" office:value-type="float" office:value="-1.60000000000001" calcext:value-type="float">
            <text:p>-1.60000000000001</text:p>
          </table:table-cell>
          <table:table-cell table:style-name="ce48" table:formula="of:=[.F107]-INDEX([.F:.F];LOOKUP(2;1/([.M$1:.M107]=&quot;-&quot;);ROW([.M$1:.M107]))+[.$K107]-1)" office:value-type="float" office:value="-3.7" calcext:value-type="float">
            <text:p>-3.7</text:p>
          </table:table-cell>
          <table:table-cell table:style-name="ce48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8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8]-INDEX([.E:.E];LOOKUP(2;1/([.L$1:.L108]=&quot;-&quot;);ROW([.L$1:.L108]))+[.$K108]-1)" office:value-type="float" office:value="1.89999999999999" calcext:value-type="float">
            <text:p>1.89999999999999</text:p>
          </table:table-cell>
          <table:table-cell table:style-name="ce48" table:formula="of:=[.F108]-INDEX([.F:.F];LOOKUP(2;1/([.M$1:.M108]=&quot;-&quot;);ROW([.M$1:.M108]))+[.$K108]-1)" office:value-type="float" office:value="0.399999999999992" calcext:value-type="float">
            <text:p>0.399999999999992</text:p>
          </table:table-cell>
          <table:table-cell table:style-name="ce48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1.39999999999999" calcext:value-type="float">
            <text:p>-1.39999999999999</text:p>
          </table:table-cell>
          <table:table-cell table:style-name="ce48" table:formula="of:=[.G108]-INDEX([.G:.G];LOOKUP(2;1/([.O$1:.O108]=&quot;-&quot;);ROW([.O$1:.O108]))+[.$K108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9]-INDEX([.E:.E];LOOKUP(2;1/([.L$1:.L109]=&quot;-&quot;);ROW([.L$1:.L109]))+[.$K109]-1)" office:value-type="float" office:value="-0.299999999999997" calcext:value-type="float">
            <text:p>-0.299999999999997</text:p>
          </table:table-cell>
          <table:table-cell table:style-name="ce48" table:formula="of:=[.F109]-INDEX([.F:.F];LOOKUP(2;1/([.M$1:.M109]=&quot;-&quot;);ROW([.M$1:.M109]))+[.$K109]-1)" office:value-type="float" office:value="-0.799999999999997" calcext:value-type="float">
            <text:p>-0.799999999999997</text:p>
          </table:table-cell>
          <table:table-cell table:style-name="ce48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8" table:formula="of:=[.G109]-INDEX([.G:.G];LOOKUP(2;1/([.O$1:.O109]=&quot;-&quot;);ROW([.O$1:.O109]))+[.$K10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.4" calcext:value-type="float">
            <text:p>71.4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0]-INDEX([.E:.E];LOOKUP(2;1/([.L$1:.L110]=&quot;-&quot;);ROW([.L$1:.L110]))+[.$K110]-1)" office:value-type="float" office:value="-1.40000000000001" calcext:value-type="float">
            <text:p>-1.40000000000001</text:p>
          </table:table-cell>
          <table:table-cell table:style-name="ce48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8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8" table:formula="of:=[.G110]-INDEX([.G:.G];LOOKUP(2;1/([.O$1:.O110]=&quot;-&quot;);ROW([.O$1:.O110]))+[.$K110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9" calcext:value-type="float">
            <text:p>69.9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1]-INDEX([.E:.E];LOOKUP(2;1/([.L$1:.L111]=&quot;-&quot;);ROW([.L$1:.L111]))+[.$K111]-1)" office:value-type="float" office:value="-0.400000000000006" calcext:value-type="float">
            <text:p>-0.400000000000006</text:p>
          </table:table-cell>
          <table:table-cell table:style-name="ce48" table:formula="of:=[.F111]-INDEX([.F:.F];LOOKUP(2;1/([.M$1:.M111]=&quot;-&quot;);ROW([.M$1:.M111]))+[.$K111]-1)" office:value-type="float" office:value="-0.100000000000009" calcext:value-type="float">
            <text:p>-0.100000000000009</text:p>
          </table:table-cell>
          <table:table-cell table:style-name="ce48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.100000000000009" calcext:value-type="float">
            <text:p>0.100000000000009</text:p>
          </table:table-cell>
          <table:table-cell table:style-name="ce48" table:formula="of:=[.G111]-INDEX([.G:.G];LOOKUP(2;1/([.O$1:.O111]=&quot;-&quot;);ROW([.O$1:.O111]))+[.$K11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2]-INDEX([.E:.E];LOOKUP(2;1/([.L$1:.L112]=&quot;-&quot;);ROW([.L$1:.L112]))+[.$K112]-1)" office:value-type="float" office:value="0.599999999999994" calcext:value-type="float">
            <text:p>0.599999999999994</text:p>
          </table:table-cell>
          <table:table-cell table:style-name="ce48" table:formula="of:=[.F112]-INDEX([.F:.F];LOOKUP(2;1/([.M$1:.M112]=&quot;-&quot;);ROW([.M$1:.M112]))+[.$K112]-1)" office:value-type="float" office:value="-0.299999999999997" calcext:value-type="float">
            <text:p>-0.299999999999997</text:p>
          </table:table-cell>
          <table:table-cell table:style-name="ce48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1.39999999999999" calcext:value-type="float">
            <text:p>-1.39999999999999</text:p>
          </table:table-cell>
          <table:table-cell table:style-name="ce48" table:formula="of:=[.G112]-INDEX([.G:.G];LOOKUP(2;1/([.O$1:.O112]=&quot;-&quot;);ROW([.O$1:.O112]))+[.$K112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3]-INDEX([.E:.E];LOOKUP(2;1/([.L$1:.L113]=&quot;-&quot;);ROW([.L$1:.L113]))+[.$K113]-1)" office:value-type="float" office:value="-1.5" calcext:value-type="float">
            <text:p>-1.5</text:p>
          </table:table-cell>
          <table:table-cell table:style-name="ce48" table:formula="of:=[.F113]-INDEX([.F:.F];LOOKUP(2;1/([.M$1:.M113]=&quot;-&quot;);ROW([.M$1:.M113]))+[.$K113]-1)" office:value-type="float" office:value="-0.5" calcext:value-type="float">
            <text:p>-0.5</text:p>
          </table:table-cell>
          <table:table-cell table:style-name="ce48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8" table:formula="of:=[.G113]-INDEX([.G:.G];LOOKUP(2;1/([.O$1:.O113]=&quot;-&quot;);ROW([.O$1:.O113]))+[.$K11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5.7" calcext:value-type="float">
            <text:p>75.7</text:p>
          </table:table-cell>
          <table:table-cell office:value-type="float" office:value="76.3" calcext:value-type="float">
            <text:p>76.3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" calcext:value-type="float">
            <text:p>1</text:p>
          </table:table-cell>
          <table:table-cell table:style-name="ce48" table:formula="of:=[.E115]-INDEX([.E:.E];LOOKUP(2;1/([.L$1:.L115]=&quot;-&quot;);ROW([.L$1:.L115]))+[.$K115]-1)" office:value-type="float" office:value="3.2" calcext:value-type="float">
            <text:p>3.2</text:p>
          </table:table-cell>
          <table:table-cell table:style-name="ce48" table:formula="of:=[.F115]-INDEX([.F:.F];LOOKUP(2;1/([.M$1:.M115]=&quot;-&quot;);ROW([.M$1:.M115]))+[.$K115]-1)" office:value-type="float" office:value="3.3" calcext:value-type="float">
            <text:p>3.3</text:p>
          </table:table-cell>
          <table:table-cell table:style-name="ce48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48" table:formula="of:=[.G115]-INDEX([.G:.G];LOOKUP(2;1/([.O$1:.O115]=&quot;-&quot;);ROW([.O$1:.O115]))+[.$K115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2" calcext:value-type="float">
            <text:p>2</text:p>
          </table:table-cell>
          <table:table-cell table:style-name="ce48" table:formula="of:=[.E116]-INDEX([.E:.E];LOOKUP(2;1/([.L$1:.L116]=&quot;-&quot;);ROW([.L$1:.L116]))+[.$K116]-1)" office:value-type="float" office:value="-0.299999999999997" calcext:value-type="float">
            <text:p>-0.299999999999997</text:p>
          </table:table-cell>
          <table:table-cell table:style-name="ce48" table:formula="of:=[.F116]-INDEX([.F:.F];LOOKUP(2;1/([.M$1:.M116]=&quot;-&quot;);ROW([.M$1:.M116]))+[.$K116]-1)" office:value-type="float" office:value="0.399999999999992" calcext:value-type="float">
            <text:p>0.399999999999992</text:p>
          </table:table-cell>
          <table:table-cell table:style-name="ce48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8" table:formula="of:=[.G116]-INDEX([.G:.G];LOOKUP(2;1/([.O$1:.O116]=&quot;-&quot;);ROW([.O$1:.O116]))+[.$K116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2" calcext:value-type="float">
            <text:p>2</text:p>
          </table:table-cell>
          <table:table-cell table:style-name="ce48" table:formula="of:=[.E117]-INDEX([.E:.E];LOOKUP(2;1/([.L$1:.L117]=&quot;-&quot;);ROW([.L$1:.L117]))+[.$K117]-1)" office:value-type="float" office:value="-1" calcext:value-type="float">
            <text:p>-1</text:p>
          </table:table-cell>
          <table:table-cell table:style-name="ce48" table:formula="of:=[.F117]-INDEX([.F:.F];LOOKUP(2;1/([.M$1:.M117]=&quot;-&quot;);ROW([.M$1:.M117]))+[.$K117]-1)" office:value-type="float" office:value="0" calcext:value-type="float">
            <text:p>0</text:p>
          </table:table-cell>
          <table:table-cell table:style-name="ce48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8" table:formula="of:=[.G117]-INDEX([.G:.G];LOOKUP(2;1/([.O$1:.O117]=&quot;-&quot;);ROW([.O$1:.O117]))+[.$K117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75" calcext:value-type="float">
            <text:p>75</text:p>
          </table:table-cell>
          <table:table-cell office:value-type="float" office:value="75.9" calcext:value-type="float">
            <text:p>75.9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48" table:formula="of:=[.E118]-INDEX([.E:.E];LOOKUP(2;1/([.L$1:.L118]=&quot;-&quot;);ROW([.L$1:.L118]))+[.$K118]-1)" office:value-type="float" office:value="-0.5" calcext:value-type="float">
            <text:p>-0.5</text:p>
          </table:table-cell>
          <table:table-cell table:style-name="ce48" table:formula="of:=[.F118]-INDEX([.F:.F];LOOKUP(2;1/([.M$1:.M118]=&quot;-&quot;);ROW([.M$1:.M118]))+[.$K118]-1)" office:value-type="float" office:value="-0.199999999999989" calcext:value-type="float">
            <text:p>-0.199999999999989</text:p>
          </table:table-cell>
          <table:table-cell table:style-name="ce48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48" table:formula="of:=[.G118]-INDEX([.G:.G];LOOKUP(2;1/([.O$1:.O118]=&quot;-&quot;);ROW([.O$1:.O118]))+[.$K11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6.4" calcext:value-type="float">
            <text:p>76.4</text:p>
          </table:table-cell>
          <table:table-cell office:value-type="float" office:value="75.9" calcext:value-type="float">
            <text:p>75.9</text:p>
          </table:table-cell>
          <table:table-cell office:value-type="float" office:value="75.8" calcext:value-type="float">
            <text:p>75.8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5" calcext:value-type="float">
            <text:p>5</text:p>
          </table:table-cell>
          <table:table-cell table:style-name="ce48" table:formula="of:=[.E119]-INDEX([.E:.E];LOOKUP(2;1/([.L$1:.L119]=&quot;-&quot;);ROW([.L$1:.L119]))+[.$K119]-1)" office:value-type="float" office:value="1.40000000000001" calcext:value-type="float">
            <text:p>1.40000000000001</text:p>
          </table:table-cell>
          <table:table-cell table:style-name="ce48" table:formula="of:=[.F119]-INDEX([.F:.F];LOOKUP(2;1/([.M$1:.M119]=&quot;-&quot;);ROW([.M$1:.M119]))+[.$K119]-1)" office:value-type="float" office:value="0" calcext:value-type="float">
            <text:p>0</text:p>
          </table:table-cell>
          <table:table-cell table:style-name="ce48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600000000000009" calcext:value-type="float">
            <text:p>-0.600000000000009</text:p>
          </table:table-cell>
          <table:table-cell table:style-name="ce48" table:formula="of:=[.G119]-INDEX([.G:.G];LOOKUP(2;1/([.O$1:.O119]=&quot;-&quot;);ROW([.O$1:.O119]))+[.$K11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5" calcext:value-type="float">
            <text:p>5</text:p>
          </table:table-cell>
          <table:table-cell table:style-name="ce48" table:formula="of:=[.E120]-INDEX([.E:.E];LOOKUP(2;1/([.L$1:.L120]=&quot;-&quot;);ROW([.L$1:.L120]))+[.$K120]-1)" office:value-type="float" office:value="0.400000000000006" calcext:value-type="float">
            <text:p>0.400000000000006</text:p>
          </table:table-cell>
          <table:table-cell table:style-name="ce48" table:formula="of:=[.F120]-INDEX([.F:.F];LOOKUP(2;1/([.M$1:.M120]=&quot;-&quot;);ROW([.M$1:.M120]))+[.$K120]-1)" office:value-type="float" office:value="-1.60000000000001" calcext:value-type="float">
            <text:p>-1.60000000000001</text:p>
          </table:table-cell>
          <table:table-cell table:style-name="ce48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-1.40000000000001" calcext:value-type="float">
            <text:p>-1.40000000000001</text:p>
          </table:table-cell>
          <table:table-cell table:style-name="ce48" table:formula="of:=[.G120]-INDEX([.G:.G];LOOKUP(2;1/([.O$1:.O120]=&quot;-&quot;);ROW([.O$1:.O120]))+[.$K120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</text:p>
          </table:table-cell>
          <table:table-cell table:style-name="ce48" table:formula="of:=[.E121]-INDEX([.E:.E];LOOKUP(2;1/([.L$1:.L121]=&quot;-&quot;);ROW([.L$1:.L121]))+[.$K121]-1)" office:value-type="float" office:value="-0.700000000000003" calcext:value-type="float">
            <text:p>-0.700000000000003</text:p>
          </table:table-cell>
          <table:table-cell table:style-name="ce48" table:formula="of:=[.F121]-INDEX([.F:.F];LOOKUP(2;1/([.M$1:.M121]=&quot;-&quot;);ROW([.M$1:.M121]))+[.$K121]-1)" office:value-type="float" office:value="-0.700000000000003" calcext:value-type="float">
            <text:p>-0.700000000000003</text:p>
          </table:table-cell>
          <table:table-cell table:style-name="ce48" table:formula="of:=IF([.B121]-[.D121]&lt;0;&quot;?&quot;;MAX((INDEX([.E:.E];LOOKUP(2;1/([.N$1:.N121]=&quot;-&quot;);ROW([.N$1:.N121]))+[.$K121]-1)-INDEX([.G:.G];LOOKUP(2;1/([.N$1:.N121]=&quot;-&quot;);ROW([.N$1:.N121]))+[.$K121]-1));0)-([.E121]-[.G121]))" office:value-type="string" office:string-value="?" calcext:value-type="string">
            <text:p>?</text:p>
          </table:table-cell>
          <table:table-cell table:style-name="ce48" table:formula="of:=[.G121]-INDEX([.G:.G];LOOKUP(2;1/([.O$1:.O121]=&quot;-&quot;);ROW([.O$1:.O121]))+[.$K12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72.5" calcext:value-type="float">
            <text:p>72.5</text:p>
          </table:table-cell>
          <table:table-cell office:value-type="float" office:value="74.4" calcext:value-type="float">
            <text:p>74.4</text:p>
          </table:table-cell>
          <table:table-cell office:value-type="float" office:value="74.1" calcext:value-type="float">
            <text:p>74.1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5" calcext:value-type="float">
            <text:p>5</text:p>
          </table:table-cell>
          <table:table-cell table:style-name="ce48" table:formula="of:=[.E122]-INDEX([.E:.E];LOOKUP(2;1/([.L$1:.L122]=&quot;-&quot;);ROW([.L$1:.L122]))+[.$K122]-1)" office:value-type="float" office:value="-2.5" calcext:value-type="float">
            <text:p>-2.5</text:p>
          </table:table-cell>
          <table:table-cell table:style-name="ce48" table:formula="of:=[.F122]-INDEX([.F:.F];LOOKUP(2;1/([.M$1:.M122]=&quot;-&quot;);ROW([.M$1:.M122]))+[.$K122]-1)" office:value-type="float" office:value="-1.5" calcext:value-type="float">
            <text:p>-1.5</text:p>
          </table:table-cell>
          <table:table-cell table:style-name="ce48" table:formula="of:=IF([.B122]-[.D122]&lt;0;&quot;?&quot;;MAX((INDEX([.E:.E];LOOKUP(2;1/([.N$1:.N122]=&quot;-&quot;);ROW([.N$1:.N122]))+[.$K122]-1)-INDEX([.G:.G];LOOKUP(2;1/([.N$1:.N122]=&quot;-&quot;);ROW([.N$1:.N122]))+[.$K122]-1));0)-([.E122]-[.G122]))" office:value-type="string" office:string-value="?" calcext:value-type="string">
            <text:p>?</text:p>
          </table:table-cell>
          <table:table-cell table:style-name="ce48" table:formula="of:=[.G122]-INDEX([.G:.G];LOOKUP(2;1/([.O$1:.O122]=&quot;-&quot;);ROW([.O$1:.O122]))+[.$K122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74.8" calcext:value-type="float">
            <text:p>74.8</text:p>
          </table:table-cell>
          <table:table-cell office:value-type="float" office:value="75.9" calcext:value-type="float">
            <text:p>75.9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3]-INDEX([.E:.E];LOOKUP(2;1/([.L$1:.L123]=&quot;-&quot;);ROW([.L$1:.L123]))+[.$K123]-1)" office:value-type="float" office:value="-0.200000000000003" calcext:value-type="float">
            <text:p>-0.200000000000003</text:p>
          </table:table-cell>
          <table:table-cell table:style-name="ce48" table:formula="of:=[.F123]-INDEX([.F:.F];LOOKUP(2;1/([.M$1:.M123]=&quot;-&quot;);ROW([.M$1:.M123]))+[.$K123]-1)" office:value-type="float" office:value="0" calcext:value-type="float">
            <text:p>0</text:p>
          </table:table-cell>
          <table:table-cell table:style-name="ce48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8" table:formula="of:=[.G123]-INDEX([.G:.G];LOOKUP(2;1/([.O$1:.O123]=&quot;-&quot;);ROW([.O$1:.O123]))+[.$K123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75.7" calcext:value-type="float">
            <text:p>75.7</text:p>
          </table:table-cell>
          <table:table-cell office:value-type="float" office:value="75.4" calcext:value-type="float">
            <text:p>75.4</text:p>
          </table:table-cell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4]-INDEX([.E:.E];LOOKUP(2;1/([.L$1:.L124]=&quot;-&quot;);ROW([.L$1:.L124]))+[.$K124]-1)" office:value-type="float" office:value="0.700000000000003" calcext:value-type="float">
            <text:p>0.700000000000003</text:p>
          </table:table-cell>
          <table:table-cell table:style-name="ce48" table:formula="of:=[.F124]-INDEX([.F:.F];LOOKUP(2;1/([.M$1:.M124]=&quot;-&quot;);ROW([.M$1:.M124]))+[.$K124]-1)" office:value-type="float" office:value="-0.5" calcext:value-type="float">
            <text:p>-0.5</text:p>
          </table:table-cell>
          <table:table-cell table:style-name="ce48" table:formula="of:=IF([.B124]-[.D124]&lt;0;&quot;?&quot;;MAX((INDEX([.E:.E];LOOKUP(2;1/([.N$1:.N124]=&quot;-&quot;);ROW([.N$1:.N124]))+[.$K124]-1)-INDEX([.G:.G];LOOKUP(2;1/([.N$1:.N124]=&quot;-&quot;);ROW([.N$1:.N124]))+[.$K124]-1));0)-([.E124]-[.G124]))" office:value-type="string" office:string-value="?" calcext:value-type="string">
            <text:p>?</text:p>
          </table:table-cell>
          <table:table-cell table:style-name="ce48" table:formula="of:=[.G124]-INDEX([.G:.G];LOOKUP(2;1/([.O$1:.O124]=&quot;-&quot;);ROW([.O$1:.O124]))+[.$K12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73.6" calcext:value-type="float">
            <text:p>73.6</text:p>
          </table:table-cell>
          <table:table-cell office:value-type="float" office:value="74.1" calcext:value-type="float">
            <text:p>74.1</text:p>
          </table:table-cell>
          <table:table-cell office:value-type="float" office:value="73.7" calcext:value-type="float">
            <text:p>73.7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style-name="ce48" table:formula="of:=[.E125]-INDEX([.E:.E];LOOKUP(2;1/([.L$1:.L125]=&quot;-&quot;);ROW([.L$1:.L125]))+[.$K125]-1)" office:value-type="float" office:value="-1.40000000000001" calcext:value-type="float">
            <text:p>-1.40000000000001</text:p>
          </table:table-cell>
          <table:table-cell table:style-name="ce48" table:formula="of:=[.F125]-INDEX([.F:.F];LOOKUP(2;1/([.M$1:.M125]=&quot;-&quot;);ROW([.M$1:.M125]))+[.$K125]-1)" office:value-type="float" office:value="-1.80000000000001" calcext:value-type="float">
            <text:p>-1.80000000000001</text:p>
          </table:table-cell>
          <table:table-cell table:style-name="ce48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0.100000000000009" calcext:value-type="float">
            <text:p>0.100000000000009</text:p>
          </table:table-cell>
          <table:table-cell table:style-name="ce48" table:formula="of:=[.G125]-INDEX([.G:.G];LOOKUP(2;1/([.O$1:.O125]=&quot;-&quot;);ROW([.O$1:.O125]))+[.$K12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9" calcext:value-type="float">
            <text:p>75.9</text:p>
          </table:table-cell>
          <table:table-cell office:value-type="float" office:value="75.6" calcext:value-type="float">
            <text:p>75.6</text:p>
          </table:table-cell>
          <table:table-cell office:value-type="float" office:value="76.2" calcext:value-type="float">
            <text:p>76.2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style-name="ce48" table:formula="of:=[.E126]-INDEX([.E:.E];LOOKUP(2;1/([.L$1:.L126]=&quot;-&quot;);ROW([.L$1:.L126]))+[.$K126]-1)" office:value-type="float" office:value="0.200000000000003" calcext:value-type="float">
            <text:p>0.200000000000003</text:p>
          </table:table-cell>
          <table:table-cell table:style-name="ce48" table:formula="of:=[.F126]-INDEX([.F:.F];LOOKUP(2;1/([.M$1:.M126]=&quot;-&quot;);ROW([.M$1:.M126]))+[.$K126]-1)" office:value-type="float" office:value="0.199999999999989" calcext:value-type="float">
            <text:p>0.199999999999989</text:p>
          </table:table-cell>
          <table:table-cell table:style-name="ce48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.299999999999997" calcext:value-type="float">
            <text:p>0.299999999999997</text:p>
          </table:table-cell>
          <table:table-cell table:style-name="ce48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6.5" calcext:value-type="float">
            <text:p>76.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11" calcext:value-type="float">
            <text:p>11</text:p>
          </table:table-cell>
          <table:table-cell table:style-name="ce48" table:formula="of:=[.E127]-INDEX([.E:.E];LOOKUP(2;1/([.L$1:.L127]=&quot;-&quot;);ROW([.L$1:.L127]))+[.$K127]-1)" office:value-type="float" office:value="0.799999999999997" calcext:value-type="float">
            <text:p>0.799999999999997</text:p>
          </table:table-cell>
          <table:table-cell table:style-name="ce48" table:formula="of:=[.F127]-INDEX([.F:.F];LOOKUP(2;1/([.M$1:.M127]=&quot;-&quot;);ROW([.M$1:.M127]))+[.$K127]-1)" office:value-type="float" office:value="0.199999999999989" calcext:value-type="float">
            <text:p>0.199999999999989</text:p>
          </table:table-cell>
          <table:table-cell table:style-name="ce48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0" calcext:value-type="float">
            <text:p>0</text:p>
          </table:table-cell>
          <table:table-cell table:style-name="ce48" table:formula="of:=[.G127]-INDEX([.G:.G];LOOKUP(2;1/([.O$1:.O127]=&quot;-&quot;);ROW([.O$1:.O127]))+[.$K12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11" calcext:value-type="float">
            <text:p>11</text:p>
          </table:table-cell>
          <table:table-cell table:style-name="ce48" table:formula="of:=[.E128]-INDEX([.E:.E];LOOKUP(2;1/([.L$1:.L128]=&quot;-&quot;);ROW([.L$1:.L128]))+[.$K128]-1)" office:value-type="float" office:value="0.200000000000003" calcext:value-type="float">
            <text:p>0.200000000000003</text:p>
          </table:table-cell>
          <table:table-cell table:style-name="ce48" table:formula="of:=[.F128]-INDEX([.F:.F];LOOKUP(2;1/([.M$1:.M128]=&quot;-&quot;);ROW([.M$1:.M128]))+[.$K128]-1)" office:value-type="float" office:value="-0.300000000000011" calcext:value-type="float">
            <text:p>-0.300000000000011</text:p>
          </table:table-cell>
          <table:table-cell table:style-name="ce48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0.400000000000006" calcext:value-type="float">
            <text:p>-0.400000000000006</text:p>
          </table:table-cell>
          <table:table-cell table:style-name="ce48" table:formula="of:=[.G128]-INDEX([.G:.G];LOOKUP(2;1/([.O$1:.O128]=&quot;-&quot;);ROW([.O$1:.O128]))+[.$K12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11" calcext:value-type="float">
            <text:p>11</text:p>
          </table:table-cell>
          <table:table-cell table:style-name="ce48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8" table:formula="of:=[.F129]-INDEX([.F:.F];LOOKUP(2;1/([.M$1:.M129]=&quot;-&quot;);ROW([.M$1:.M129]))+[.$K129]-1)" office:value-type="float" office:value="0.599999999999994" calcext:value-type="float">
            <text:p>0.599999999999994</text:p>
          </table:table-cell>
          <table:table-cell table:style-name="ce48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48" table:formula="of:=[.G129]-INDEX([.G:.G];LOOKUP(2;1/([.O$1:.O129]=&quot;-&quot;);ROW([.O$1:.O129]))+[.$K12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5" calcext:value-type="float">
            <text:p>75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11" calcext:value-type="float">
            <text:p>11</text:p>
          </table:table-cell>
          <table:table-cell table:style-name="ce48" table:formula="of:=[.E130]-INDEX([.E:.E];LOOKUP(2;1/([.L$1:.L130]=&quot;-&quot;);ROW([.L$1:.L130]))+[.$K130]-1)" office:value-type="float" office:value="-1.5" calcext:value-type="float">
            <text:p>-1.5</text:p>
          </table:table-cell>
          <table:table-cell table:style-name="ce48" table:formula="of:=[.F130]-INDEX([.F:.F];LOOKUP(2;1/([.M$1:.M130]=&quot;-&quot;);ROW([.M$1:.M130]))+[.$K130]-1)" office:value-type="float" office:value="-0.300000000000011" calcext:value-type="float">
            <text:p>-0.300000000000011</text:p>
          </table:table-cell>
          <table:table-cell table:style-name="ce48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48" table:formula="of:=[.G130]-INDEX([.G:.G];LOOKUP(2;1/([.O$1:.O130]=&quot;-&quot;);ROW([.O$1:.O130]))+[.$K130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5" calcext:value-type="float">
            <text:p>75</text:p>
          </table:table-cell>
          <table:table-cell office:value-type="float" office:value="75.7" calcext:value-type="float">
            <text:p>75.7</text:p>
          </table:table-cell>
          <table:table-cell office:value-type="float" office:value="75.8" calcext:value-type="float">
            <text:p>75.8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1]-INDEX([.E:.E];LOOKUP(2;1/([.L$1:.L131]=&quot;-&quot;);ROW([.L$1:.L131]))+[.$K131]-1)" office:value-type="float" office:value="-0.400000000000006" calcext:value-type="float">
            <text:p>-0.400000000000006</text:p>
          </table:table-cell>
          <table:table-cell table:style-name="ce48" table:formula="of:=[.F131]-INDEX([.F:.F];LOOKUP(2;1/([.M$1:.M131]=&quot;-&quot;);ROW([.M$1:.M131]))+[.$K131]-1)" office:value-type="float" office:value="-0.299999999999997" calcext:value-type="float">
            <text:p>-0.299999999999997</text:p>
          </table:table-cell>
          <table:table-cell table:style-name="ce48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48" table:formula="of:=[.G131]-INDEX([.G:.G];LOOKUP(2;1/([.O$1:.O131]=&quot;-&quot;);ROW([.O$1:.O131]))+[.$K13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75.3" calcext:value-type="float">
            <text:p>75.3</text:p>
          </table:table-cell>
          <table:table-cell office:value-type="float" office:value="75.8" calcext:value-type="float">
            <text:p>75.8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style-name="ce48" table:formula="of:=[.E132]-INDEX([.E:.E];LOOKUP(2;1/([.L$1:.L132]=&quot;-&quot;);ROW([.L$1:.L132]))+[.$K132]-1)" office:value-type="float" office:value="1.19999999999999" calcext:value-type="float">
            <text:p>1.19999999999999</text:p>
          </table:table-cell>
          <table:table-cell table:style-name="ce48" table:formula="of:=[.F132]-INDEX([.F:.F];LOOKUP(2;1/([.M$1:.M132]=&quot;-&quot;);ROW([.M$1:.M132]))+[.$K132]-1)" office:value-type="float" office:value="-0.700000000000003" calcext:value-type="float">
            <text:p>-0.700000000000003</text:p>
          </table:table-cell>
          <table:table-cell table:style-name="ce48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0.799999999999997" calcext:value-type="float">
            <text:p>-0.799999999999997</text:p>
          </table:table-cell>
          <table:table-cell table:style-name="ce48" table:formula="of:=[.G132]-INDEX([.G:.G];LOOKUP(2;1/([.O$1:.O132]=&quot;-&quot;);ROW([.O$1:.O132]))+[.$K132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76.1" calcext:value-type="float">
            <text:p>76.1</text:p>
          </table:table-cell>
          <table:table-cell office:value-type="float" office:value="75.5" calcext:value-type="float">
            <text:p>75.5</text:p>
          </table:table-cell>
          <table:table-cell office:value-type="float" office:value="75.3" calcext:value-type="float">
            <text:p>75.3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3]-INDEX([.E:.E];LOOKUP(2;1/([.L$1:.L133]=&quot;-&quot;);ROW([.L$1:.L133]))+[.$K133]-1)" office:value-type="float" office:value="0.699999999999989" calcext:value-type="float">
            <text:p>0.699999999999989</text:p>
          </table:table-cell>
          <table:table-cell table:style-name="ce48" table:formula="of:=[.F133]-INDEX([.F:.F];LOOKUP(2;1/([.M$1:.M133]=&quot;-&quot;);ROW([.M$1:.M133]))+[.$K133]-1)" office:value-type="float" office:value="-0.5" calcext:value-type="float">
            <text:p>-0.5</text:p>
          </table:table-cell>
          <table:table-cell table:style-name="ce48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799999999999997" calcext:value-type="float">
            <text:p>-0.799999999999997</text:p>
          </table:table-cell>
          <table:table-cell table:style-name="ce48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77" calcext:value-type="float">
            <text:p>77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19" calcext:value-type="float">
            <text:p>19</text:p>
          </table:table-cell>
          <table:table-cell table:style-name="ce48" table:formula="of:=[.E134]-INDEX([.E:.E];LOOKUP(2;1/([.L$1:.L134]=&quot;-&quot;);ROW([.L$1:.L134]))+[.$K134]-1)" office:value-type="float" office:value="0" calcext:value-type="float">
            <text:p>0</text:p>
          </table:table-cell>
          <table:table-cell table:style-name="ce48" table:formula="of:=[.F134]-INDEX([.F:.F];LOOKUP(2;1/([.M$1:.M134]=&quot;-&quot;);ROW([.M$1:.M134]))+[.$K134]-1)" office:value-type="float" office:value="1.40000000000001" calcext:value-type="float">
            <text:p>1.40000000000001</text:p>
          </table:table-cell>
          <table:table-cell table:style-name="ce48" table:formula="of:=IF([.B134]-[.D134]&lt;0;&quot;?&quot;;MAX((INDEX([.E:.E];LOOKUP(2;1/([.N$1:.N134]=&quot;-&quot;);ROW([.N$1:.N134]))+[.$K134]-1)-INDEX([.G:.G];LOOKUP(2;1/([.N$1:.N134]=&quot;-&quot;);ROW([.N$1:.N134]))+[.$K134]-1));0)-([.E134]-[.G134]))" office:value-type="string" office:string-value="?" calcext:value-type="string">
            <text:p>?</text:p>
          </table:table-cell>
          <table:table-cell table:style-name="ce48" table:formula="of:=[.G134]-INDEX([.G:.G];LOOKUP(2;1/([.O$1:.O134]=&quot;-&quot;);ROW([.O$1:.O134]))+[.$K134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76.2" calcext:value-type="float">
            <text:p>76.2</text:p>
          </table:table-cell>
          <table:table-cell office:value-type="float" office:value="75.5" calcext:value-type="float">
            <text:p>75.5</text:p>
          </table:table-cell>
          <table:table-cell office:value-type="float" office:value="75.7" calcext:value-type="float">
            <text:p>75.7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19" calcext:value-type="float">
            <text:p>19</text:p>
          </table:table-cell>
          <table:table-cell table:style-name="ce48" table:formula="of:=[.E135]-INDEX([.E:.E];LOOKUP(2;1/([.L$1:.L135]=&quot;-&quot;);ROW([.L$1:.L135]))+[.$K135]-1)" office:value-type="float" office:value="-0.399999999999992" calcext:value-type="float">
            <text:p>-0.399999999999992</text:p>
          </table:table-cell>
          <table:table-cell table:style-name="ce48" table:formula="of:=[.F135]-INDEX([.F:.F];LOOKUP(2;1/([.M$1:.M135]=&quot;-&quot;);ROW([.M$1:.M135]))+[.$K135]-1)" office:value-type="float" office:value="0.200000000000003" calcext:value-type="float">
            <text:p>0.200000000000003</text:p>
          </table:table-cell>
          <table:table-cell table:style-name="ce48" table:formula="of:=IF([.B135]-[.D135]&lt;0;&quot;?&quot;;MAX((INDEX([.E:.E];LOOKUP(2;1/([.N$1:.N135]=&quot;-&quot;);ROW([.N$1:.N135]))+[.$K135]-1)-INDEX([.G:.G];LOOKUP(2;1/([.N$1:.N135]=&quot;-&quot;);ROW([.N$1:.N135]))+[.$K135]-1));0)-([.E135]-[.G135]))" office:value-type="float" office:value="0.299999999999997" calcext:value-type="float">
            <text:p>0.299999999999997</text:p>
          </table:table-cell>
          <table:table-cell table:style-name="ce48" table:formula="of:=[.G135]-INDEX([.G:.G];LOOKUP(2;1/([.O$1:.O135]=&quot;-&quot;);ROW([.O$1:.O135]))+[.$K135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58.2" calcext:value-type="float">
            <text:p>58.2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19" calcext:value-type="float">
            <text:p>19</text:p>
          </table:table-cell>
          <table:table-cell table:style-name="ce48" table:formula="of:=[.E136]-INDEX([.E:.E];LOOKUP(2;1/([.L$1:.L136]=&quot;-&quot;);ROW([.L$1:.L136]))+[.$K136]-1)" office:value-type="float" office:value="-18.4" calcext:value-type="float">
            <text:p>-18.4</text:p>
          </table:table-cell>
          <table:table-cell table:style-name="ce48" table:formula="of:=[.F136]-INDEX([.F:.F];LOOKUP(2;1/([.M$1:.M136]=&quot;-&quot;);ROW([.M$1:.M136]))+[.$K136]-1)" office:value-type="float" office:value="-14.1" calcext:value-type="float">
            <text:p>-14.1</text:p>
          </table:table-cell>
          <table:table-cell table:style-name="ce48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48" table:formula="of:=[.G136]-INDEX([.G:.G];LOOKUP(2;1/([.O$1:.O136]=&quot;-&quot;);ROW([.O$1:.O136]))+[.$K136]-1)" office:value-type="float" office:value="-13.7" calcext:value-type="float">
            <text:p>-13.7</text:p>
          </table:table-cell>
          <table:table-cell table:number-columns-repeated="16369"/>
        </table:table-row>
        <table:table-row table:style-name="ro1" table:number-rows-repeated="15">
          <table:table-cell table:number-columns-repeated="11"/>
          <table:table-cell table:style-name="ce48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15:CONNECTION.O1048576 CONNECTION.L1:CONNECTION.O114 CONNECTION.L115:CONNECTION.N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3:18:09.389108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23T13:18:09.895343981</dc:date>
    <meta:editing-duration>P2DT23H48M13S</meta:editing-duration>
    <meta:editing-cycles>95</meta:editing-cycles>
    <meta:generator>LibreOffice/7.6.6.3$Linux_X86_64 LibreOffice_project/60$Build-3</meta:generator>
    <meta:document-statistic meta:table-count="5" meta:cell-count="5829" meta:object-count="0"/>
  </office:meta>
</office:document-meta>
</file>